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194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93.66pt"/>
    </style:style>
    <style:style style:name="co9" style:family="table-column">
      <style:table-column-properties fo:break-before="auto" style:column-width="149.19pt"/>
    </style:style>
    <style:style style:name="co10" style:family="table-column">
      <style:table-column-properties fo:break-before="auto" style:column-width="89.74pt"/>
    </style:style>
    <style:style style:name="co11" style:family="table-column">
      <style:table-column-properties fo:break-before="auto" style:column-width="220.25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172.35pt"/>
    </style:style>
    <style:style style:name="co14" style:family="table-column">
      <style:table-column-properties fo:break-before="auto" style:column-width="82.06pt"/>
    </style:style>
    <style:style style:name="co15" style:family="table-column">
      <style:table-column-properties fo:break-before="auto" style:column-width="166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/>
    <style:style style:name="ce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ice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check_min</text:p>
          </table:table-cell>
          <table:table-cell table:style-name="Default"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[.A2]&gt;=1000;ROUND([.A2]/1000;2)&amp;&quot;M&quot;;([.A2])&amp;&quot;k&quot;)" office:value-type="string" office:string-value="0k" calcext:value-type="string">
            <text:p>0k</text:p>
          </table:table-cell>
          <table:table-cell table:formula="of:=IF([.B2]&gt;=1000;ROUND([.B2]/1000;2)&amp;&quot;M&quot;;([.B2])&amp;&quot;k&quot;)" office:value-type="string" office:string-value="75k" calcext:value-type="string">
            <text:p>75k</text:p>
          </table:table-cell>
          <table:table-cell/>
          <table:table-cell table:formula="of:=([.B2]*1000)" office:value-type="float" office:value="75000" calcext:value-type="float">
            <text:p>75000</text:p>
          </table:table-cell>
          <table:table-cell/>
          <table:table-cell table:formula="of:=&quot;if price &lt;=&quot;&amp;[.G2]&amp;&quot;:&quot;" office:value-type="string" office:string-value="if price &lt;=75000:" calcext:value-type="string">
            <text:p>if price &lt;=75000:</text:p>
          </table:table-cell>
          <table:table-cell table:formula="of:=&quot;url = ',max-price=&quot;&amp;[.E2]&amp;&quot;'&quot;" office:value-type="string" office:string-value="url = ',max-price=75k'" calcext:value-type="string">
            <text:p>url = ',max-price=75k'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A3]&gt;=1000;ROUND([.A3]/1000;2)&amp;&quot;M&quot;;([.A3])&amp;&quot;k&quot;)" office:value-type="string" office:string-value="0k" calcext:value-type="string">
            <text:p>0k</text:p>
          </table:table-cell>
          <table:table-cell table:formula="of:=IF([.B3]&gt;=1000;ROUND([.B3]/1000;2)&amp;&quot;M&quot;;([.B3])&amp;&quot;k&quot;)" office:value-type="string" office:string-value="100k" calcext:value-type="string">
            <text:p>100k</text:p>
          </table:table-cell>
          <table:table-cell/>
          <table:table-cell table:formula="of:=([.B3]*1000)" office:value-type="float" office:value="100000" calcext:value-type="float">
            <text:p>100000</text:p>
          </table:table-cell>
          <table:table-cell/>
          <table:table-cell table:formula="of:=&quot;elif price &lt;=&quot;&amp;[.G3]&amp;&quot;:&quot;" office:value-type="string" office:string-value="elif price &lt;=100000:" calcext:value-type="string">
            <text:p>elif price &lt;=100000:</text:p>
          </table:table-cell>
          <table:table-cell table:formula="of:=&quot;url = ',max-price=&quot;&amp;[.E3]&amp;&quot;'&quot;" office:value-type="string" office:string-value="url = ',max-price=100k'" calcext:value-type="string">
            <text:p>url = ',max-price=100k'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IF([.A4]&gt;=1000;ROUND([.A4]/1000;2)&amp;&quot;M&quot;;([.A4])&amp;&quot;k&quot;)" office:value-type="string" office:string-value="50k" calcext:value-type="string">
            <text:p>50k</text:p>
          </table:table-cell>
          <table:table-cell table:formula="of:=IF([.B4]&gt;=1000;ROUND([.B4]/1000;2)&amp;&quot;M&quot;;([.B4])&amp;&quot;k&quot;)" office:value-type="string" office:string-value="125k" calcext:value-type="string">
            <text:p>125k</text:p>
          </table:table-cell>
          <table:table-cell/>
          <table:table-cell table:formula="of:=([.B4]*1000)" office:value-type="float" office:value="125000" calcext:value-type="float">
            <text:p>125000</text:p>
          </table:table-cell>
          <table:table-cell/>
          <table:table-cell table:formula="of:=&quot;elif price &lt;=&quot;&amp;[.G4]&amp;&quot;:&quot;" office:value-type="string" office:string-value="elif price &lt;=125000:" calcext:value-type="string">
            <text:p>elif price &lt;=125000:</text:p>
          </table:table-cell>
          <table:table-cell table:formula="of:=&quot;url = ',min-price=&quot;&amp;[.D4]&amp;&quot;,max-price=&quot;&amp;[.E4]&amp;&quot;'&quot;" office:value-type="string" office:string-value="url = ',min-price=50k,max-price=125k'" calcext:value-type="string">
            <text:p>url = ',min-price=50k,max-price=125k'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IF([.A5]&gt;=1000;ROUND([.A5]/1000;2)&amp;&quot;M&quot;;([.A5])&amp;&quot;k&quot;)" office:value-type="string" office:string-value="75k" calcext:value-type="string">
            <text:p>75k</text:p>
          </table:table-cell>
          <table:table-cell table:formula="of:=IF([.B5]&gt;=1000;ROUND([.B5]/1000;2)&amp;&quot;M&quot;;([.B5])&amp;&quot;k&quot;)" office:value-type="string" office:string-value="150k" calcext:value-type="string">
            <text:p>150k</text:p>
          </table:table-cell>
          <table:table-cell/>
          <table:table-cell table:formula="of:=([.B5]*1000)" office:value-type="float" office:value="150000" calcext:value-type="float">
            <text:p>150000</text:p>
          </table:table-cell>
          <table:table-cell/>
          <table:table-cell table:formula="of:=&quot;elif price &lt;=&quot;&amp;[.G5]&amp;&quot;:&quot;" office:value-type="string" office:string-value="elif price &lt;=150000:" calcext:value-type="string">
            <text:p>elif price &lt;=150000:</text:p>
          </table:table-cell>
          <table:table-cell table:formula="of:=&quot;url = ',min-price=&quot;&amp;[.D5]&amp;&quot;,max-price=&quot;&amp;[.E5]&amp;&quot;'&quot;" office:value-type="string" office:string-value="url = ',min-price=75k,max-price=150k'" calcext:value-type="string">
            <text:p>url = ',min-price=75k,max-price=150k'</text:p>
          </table:table-cell>
        </table:table-row>
        <table:table-row table:style-name="ro1">
          <table:table-cell table:formula="of:=[.A5]+25"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IF([.A6]&gt;=1000;ROUND([.A6]/1000;2)&amp;&quot;M&quot;;([.A6])&amp;&quot;k&quot;)" office:value-type="string" office:string-value="100k" calcext:value-type="string">
            <text:p>100k</text:p>
          </table:table-cell>
          <table:table-cell table:formula="of:=IF([.B6]&gt;=1000;ROUND([.B6]/1000;2)&amp;&quot;M&quot;;([.B6])&amp;&quot;k&quot;)" office:value-type="string" office:string-value="175k" calcext:value-type="string">
            <text:p>175k</text:p>
          </table:table-cell>
          <table:table-cell/>
          <table:table-cell table:formula="of:=([.B6]*1000)" office:value-type="float" office:value="175000" calcext:value-type="float">
            <text:p>175000</text:p>
          </table:table-cell>
          <table:table-cell/>
          <table:table-cell table:formula="of:=&quot;elif price &lt;=&quot;&amp;[.G6]&amp;&quot;:&quot;" office:value-type="string" office:string-value="elif price &lt;=175000:" calcext:value-type="string">
            <text:p>elif price &lt;=175000:</text:p>
          </table:table-cell>
          <table:table-cell table:formula="of:=&quot;url = ',min-price=&quot;&amp;[.D6]&amp;&quot;,max-price=&quot;&amp;[.E6]&amp;&quot;'&quot;" office:value-type="string" office:string-value="url = ',min-price=100k,max-price=175k'" calcext:value-type="string">
            <text:p>url = ',min-price=100k,max-price=175k'</text:p>
          </table:table-cell>
        </table:table-row>
        <table:table-row table:style-name="ro1">
          <table:table-cell table:formula="of:=[.A6]+25"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A7]&gt;=1000;ROUND([.A7]/1000;2)&amp;&quot;M&quot;;([.A7])&amp;&quot;k&quot;)" office:value-type="string" office:string-value="125k" calcext:value-type="string">
            <text:p>125k</text:p>
          </table:table-cell>
          <table:table-cell table:formula="of:=IF([.B7]&gt;=1000;ROUND([.B7]/1000;2)&amp;&quot;M&quot;;([.B7])&amp;&quot;k&quot;)" office:value-type="string" office:string-value="200k" calcext:value-type="string">
            <text:p>200k</text:p>
          </table:table-cell>
          <table:table-cell/>
          <table:table-cell table:formula="of:=([.B7]*1000)" office:value-type="float" office:value="200000" calcext:value-type="float">
            <text:p>200000</text:p>
          </table:table-cell>
          <table:table-cell/>
          <table:table-cell table:formula="of:=&quot;elif price &lt;=&quot;&amp;[.G7]&amp;&quot;:&quot;" office:value-type="string" office:string-value="elif price &lt;=200000:" calcext:value-type="string">
            <text:p>elif price &lt;=200000:</text:p>
          </table:table-cell>
          <table:table-cell table:formula="of:=&quot;url = ',min-price=&quot;&amp;[.D7]&amp;&quot;,max-price=&quot;&amp;[.E7]&amp;&quot;'&quot;" office:value-type="string" office:string-value="url = ',min-price=125k,max-price=200k'" calcext:value-type="string">
            <text:p>url = ',min-price=125k,max-price=200k'</text:p>
          </table:table-cell>
        </table:table-row>
        <table:table-row table:style-name="ro1">
          <table:table-cell table:formula="of:=[.A7]+25"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IF([.A8]&gt;=1000;ROUND([.A8]/1000;2)&amp;&quot;M&quot;;([.A8])&amp;&quot;k&quot;)" office:value-type="string" office:string-value="150k" calcext:value-type="string">
            <text:p>150k</text:p>
          </table:table-cell>
          <table:table-cell table:formula="of:=IF([.B8]&gt;=1000;ROUND([.B8]/1000;2)&amp;&quot;M&quot;;([.B8])&amp;&quot;k&quot;)" office:value-type="string" office:string-value="225k" calcext:value-type="string">
            <text:p>225k</text:p>
          </table:table-cell>
          <table:table-cell/>
          <table:table-cell table:formula="of:=([.B8]*1000)" office:value-type="float" office:value="225000" calcext:value-type="float">
            <text:p>225000</text:p>
          </table:table-cell>
          <table:table-cell/>
          <table:table-cell table:formula="of:=&quot;elif price &lt;=&quot;&amp;[.G8]&amp;&quot;:&quot;" office:value-type="string" office:string-value="elif price &lt;=225000:" calcext:value-type="string">
            <text:p>elif price &lt;=225000:</text:p>
          </table:table-cell>
          <table:table-cell table:formula="of:=&quot;url = ',min-price=&quot;&amp;[.D8]&amp;&quot;,max-price=&quot;&amp;[.E8]&amp;&quot;'&quot;" office:value-type="string" office:string-value="url = ',min-price=150k,max-price=225k'" calcext:value-type="string">
            <text:p>url = ',min-price=150k,max-price=225k'</text:p>
          </table:table-cell>
        </table:table-row>
        <table:table-row table:style-name="ro1">
          <table:table-cell table:formula="of:=[.A8]+25"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IF([.A9]&gt;=1000;ROUND([.A9]/1000;2)&amp;&quot;M&quot;;([.A9])&amp;&quot;k&quot;)" office:value-type="string" office:string-value="175k" calcext:value-type="string">
            <text:p>175k</text:p>
          </table:table-cell>
          <table:table-cell table:formula="of:=IF([.B9]&gt;=1000;ROUND([.B9]/1000;2)&amp;&quot;M&quot;;([.B9])&amp;&quot;k&quot;)" office:value-type="string" office:string-value="250k" calcext:value-type="string">
            <text:p>250k</text:p>
          </table:table-cell>
          <table:table-cell/>
          <table:table-cell table:formula="of:=([.B9]*1000)" office:value-type="float" office:value="250000" calcext:value-type="float">
            <text:p>250000</text:p>
          </table:table-cell>
          <table:table-cell/>
          <table:table-cell table:formula="of:=&quot;elif price &lt;=&quot;&amp;[.G9]&amp;&quot;:&quot;" office:value-type="string" office:string-value="elif price &lt;=250000:" calcext:value-type="string">
            <text:p>elif price &lt;=250000:</text:p>
          </table:table-cell>
          <table:table-cell table:formula="of:=&quot;url = ',min-price=&quot;&amp;[.D9]&amp;&quot;,max-price=&quot;&amp;[.E9]&amp;&quot;'&quot;" office:value-type="string" office:string-value="url = ',min-price=175k,max-price=250k'" calcext:value-type="string">
            <text:p>url = ',min-price=175k,max-price=250k'</text:p>
          </table:table-cell>
        </table:table-row>
        <table:table-row table:style-name="ro1">
          <table:table-cell table:formula="of:=[.A9]+25"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IF([.A10]&gt;=1000;ROUND([.A10]/1000;2)&amp;&quot;M&quot;;([.A10])&amp;&quot;k&quot;)" office:value-type="string" office:string-value="200k" calcext:value-type="string">
            <text:p>200k</text:p>
          </table:table-cell>
          <table:table-cell table:formula="of:=IF([.B10]&gt;=1000;ROUND([.B10]/1000;2)&amp;&quot;M&quot;;([.B10])&amp;&quot;k&quot;)" office:value-type="string" office:string-value="275k" calcext:value-type="string">
            <text:p>275k</text:p>
          </table:table-cell>
          <table:table-cell/>
          <table:table-cell table:formula="of:=([.B10]*1000)" office:value-type="float" office:value="275000" calcext:value-type="float">
            <text:p>275000</text:p>
          </table:table-cell>
          <table:table-cell/>
          <table:table-cell table:formula="of:=&quot;elif price &lt;=&quot;&amp;[.G10]&amp;&quot;:&quot;" office:value-type="string" office:string-value="elif price &lt;=275000:" calcext:value-type="string">
            <text:p>elif price &lt;=275000:</text:p>
          </table:table-cell>
          <table:table-cell table:formula="of:=&quot;url = ',min-price=&quot;&amp;[.D10]&amp;&quot;,max-price=&quot;&amp;[.E10]&amp;&quot;'&quot;" office:value-type="string" office:string-value="url = ',min-price=200k,max-price=275k'" calcext:value-type="string">
            <text:p>url = ',min-price=200k,max-price=275k'</text:p>
          </table:table-cell>
        </table:table-row>
        <table:table-row table:style-name="ro1">
          <table:table-cell table:formula="of:=[.A10]+25"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A11]&gt;=1000;ROUND([.A11]/1000;2)&amp;&quot;M&quot;;([.A11])&amp;&quot;k&quot;)" office:value-type="string" office:string-value="225k" calcext:value-type="string">
            <text:p>225k</text:p>
          </table:table-cell>
          <table:table-cell table:formula="of:=IF([.B11]&gt;=1000;ROUND([.B11]/1000;2)&amp;&quot;M&quot;;([.B11])&amp;&quot;k&quot;)" office:value-type="string" office:string-value="300k" calcext:value-type="string">
            <text:p>300k</text:p>
          </table:table-cell>
          <table:table-cell/>
          <table:table-cell table:formula="of:=([.B11]*1000)" office:value-type="float" office:value="300000" calcext:value-type="float">
            <text:p>300000</text:p>
          </table:table-cell>
          <table:table-cell/>
          <table:table-cell table:formula="of:=&quot;elif price &lt;=&quot;&amp;[.G11]&amp;&quot;:&quot;" office:value-type="string" office:string-value="elif price &lt;=300000:" calcext:value-type="string">
            <text:p>elif price &lt;=300000:</text:p>
          </table:table-cell>
          <table:table-cell table:formula="of:=&quot;url = ',min-price=&quot;&amp;[.D11]&amp;&quot;,max-price=&quot;&amp;[.E11]&amp;&quot;'&quot;" office:value-type="string" office:string-value="url = ',min-price=225k,max-price=300k'" calcext:value-type="string">
            <text:p>url = ',min-price=225k,max-price=300k'</text:p>
          </table:table-cell>
        </table:table-row>
        <table:table-row table:style-name="ro1">
          <table:table-cell table:formula="of:=[.A11]+25"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IF([.A12]&gt;=1000;ROUND([.A12]/1000;2)&amp;&quot;M&quot;;([.A12])&amp;&quot;k&quot;)" office:value-type="string" office:string-value="250k" calcext:value-type="string">
            <text:p>250k</text:p>
          </table:table-cell>
          <table:table-cell table:formula="of:=IF([.B12]&gt;=1000;ROUND([.B12]/1000;2)&amp;&quot;M&quot;;([.B12])&amp;&quot;k&quot;)" office:value-type="string" office:string-value="325k" calcext:value-type="string">
            <text:p>325k</text:p>
          </table:table-cell>
          <table:table-cell/>
          <table:table-cell table:formula="of:=([.B12]*1000)" office:value-type="float" office:value="325000" calcext:value-type="float">
            <text:p>325000</text:p>
          </table:table-cell>
          <table:table-cell/>
          <table:table-cell table:formula="of:=&quot;elif price &lt;=&quot;&amp;[.G12]&amp;&quot;:&quot;" office:value-type="string" office:string-value="elif price &lt;=325000:" calcext:value-type="string">
            <text:p>elif price &lt;=325000:</text:p>
          </table:table-cell>
          <table:table-cell table:formula="of:=&quot;url = ',min-price=&quot;&amp;[.D12]&amp;&quot;,max-price=&quot;&amp;[.E12]&amp;&quot;'&quot;" office:value-type="string" office:string-value="url = ',min-price=250k,max-price=325k'" calcext:value-type="string">
            <text:p>url = ',min-price=250k,max-price=325k'</text:p>
          </table:table-cell>
        </table:table-row>
        <table:table-row table:style-name="ro1">
          <table:table-cell table:formula="of:=[.A12]+25" office:value-type="float" office:value="275" calcext:value-type="float">
            <text:p>275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IF([.A13]&gt;=1000;ROUND([.A13]/1000;2)&amp;&quot;M&quot;;([.A13])&amp;&quot;k&quot;)" office:value-type="string" office:string-value="275k" calcext:value-type="string">
            <text:p>275k</text:p>
          </table:table-cell>
          <table:table-cell table:formula="of:=IF([.B13]&gt;=1000;ROUND([.B13]/1000;2)&amp;&quot;M&quot;;([.B13])&amp;&quot;k&quot;)" office:value-type="string" office:string-value="350k" calcext:value-type="string">
            <text:p>350k</text:p>
          </table:table-cell>
          <table:table-cell/>
          <table:table-cell table:formula="of:=([.B13]*1000)" office:value-type="float" office:value="350000" calcext:value-type="float">
            <text:p>350000</text:p>
          </table:table-cell>
          <table:table-cell/>
          <table:table-cell table:formula="of:=&quot;elif price &lt;=&quot;&amp;[.G13]&amp;&quot;:&quot;" office:value-type="string" office:string-value="elif price &lt;=350000:" calcext:value-type="string">
            <text:p>elif price &lt;=350000:</text:p>
          </table:table-cell>
          <table:table-cell table:formula="of:=&quot;url = ',min-price=&quot;&amp;[.D13]&amp;&quot;,max-price=&quot;&amp;[.E13]&amp;&quot;'&quot;" office:value-type="string" office:string-value="url = ',min-price=275k,max-price=350k'" calcext:value-type="string">
            <text:p>url = ',min-price=275k,max-price=350k'</text:p>
          </table:table-cell>
        </table:table-row>
        <table:table-row table:style-name="ro1">
          <table:table-cell table:formula="of:=[.A13]+25" office:value-type="float" office:value="300" calcext:value-type="float">
            <text:p>300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IF([.A14]&gt;=1000;ROUND([.A14]/1000;2)&amp;&quot;M&quot;;([.A14])&amp;&quot;k&quot;)" office:value-type="string" office:string-value="300k" calcext:value-type="string">
            <text:p>300k</text:p>
          </table:table-cell>
          <table:table-cell table:formula="of:=IF([.B14]&gt;=1000;ROUND([.B14]/1000;2)&amp;&quot;M&quot;;([.B14])&amp;&quot;k&quot;)" office:value-type="string" office:string-value="375k" calcext:value-type="string">
            <text:p>375k</text:p>
          </table:table-cell>
          <table:table-cell/>
          <table:table-cell table:formula="of:=([.B14]*1000)" office:value-type="float" office:value="375000" calcext:value-type="float">
            <text:p>375000</text:p>
          </table:table-cell>
          <table:table-cell/>
          <table:table-cell table:formula="of:=&quot;elif price &lt;=&quot;&amp;[.G14]&amp;&quot;:&quot;" office:value-type="string" office:string-value="elif price &lt;=375000:" calcext:value-type="string">
            <text:p>elif price &lt;=375000:</text:p>
          </table:table-cell>
          <table:table-cell table:formula="of:=&quot;url = ',min-price=&quot;&amp;[.D14]&amp;&quot;,max-price=&quot;&amp;[.E14]&amp;&quot;'&quot;" office:value-type="string" office:string-value="url = ',min-price=300k,max-price=375k'" calcext:value-type="string">
            <text:p>url = ',min-price=300k,max-price=375k'</text:p>
          </table:table-cell>
        </table:table-row>
        <table:table-row table:style-name="ro1">
          <table:table-cell table:formula="of:=[.A14]+25"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IF([.A15]&gt;=1000;ROUND([.A15]/1000;2)&amp;&quot;M&quot;;([.A15])&amp;&quot;k&quot;)" office:value-type="string" office:string-value="325k" calcext:value-type="string">
            <text:p>325k</text:p>
          </table:table-cell>
          <table:table-cell table:formula="of:=IF([.B15]&gt;=1000;ROUND([.B15]/1000;2)&amp;&quot;M&quot;;([.B15])&amp;&quot;k&quot;)" office:value-type="string" office:string-value="400k" calcext:value-type="string">
            <text:p>400k</text:p>
          </table:table-cell>
          <table:table-cell/>
          <table:table-cell table:formula="of:=([.B15]*1000)" office:value-type="float" office:value="400000" calcext:value-type="float">
            <text:p>400000</text:p>
          </table:table-cell>
          <table:table-cell/>
          <table:table-cell table:formula="of:=&quot;elif price &lt;=&quot;&amp;[.G15]&amp;&quot;:&quot;" office:value-type="string" office:string-value="elif price &lt;=400000:" calcext:value-type="string">
            <text:p>elif price &lt;=400000:</text:p>
          </table:table-cell>
          <table:table-cell table:formula="of:=&quot;url = ',min-price=&quot;&amp;[.D15]&amp;&quot;,max-price=&quot;&amp;[.E15]&amp;&quot;'&quot;" office:value-type="string" office:string-value="url = ',min-price=325k,max-price=400k'" calcext:value-type="string">
            <text:p>url = ',min-price=325k,max-price=400k'</text:p>
          </table:table-cell>
        </table:table-row>
        <table:table-row table:style-name="ro1">
          <table:table-cell table:formula="of:=[.A15]+25" office:value-type="float" office:value="350" calcext:value-type="float">
            <text:p>350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A16]&gt;=1000;ROUND([.A16]/1000;2)&amp;&quot;M&quot;;([.A16])&amp;&quot;k&quot;)" office:value-type="string" office:string-value="350k" calcext:value-type="string">
            <text:p>350k</text:p>
          </table:table-cell>
          <table:table-cell table:formula="of:=IF([.B16]&gt;=1000;ROUND([.B16]/1000;2)&amp;&quot;M&quot;;([.B16])&amp;&quot;k&quot;)" office:value-type="string" office:string-value="425k" calcext:value-type="string">
            <text:p>425k</text:p>
          </table:table-cell>
          <table:table-cell/>
          <table:table-cell table:formula="of:=([.B16]*1000)" office:value-type="float" office:value="425000" calcext:value-type="float">
            <text:p>425000</text:p>
          </table:table-cell>
          <table:table-cell/>
          <table:table-cell table:formula="of:=&quot;elif price &lt;=&quot;&amp;[.G16]&amp;&quot;:&quot;" office:value-type="string" office:string-value="elif price &lt;=425000:" calcext:value-type="string">
            <text:p>elif price &lt;=425000:</text:p>
          </table:table-cell>
          <table:table-cell table:formula="of:=&quot;url = ',min-price=&quot;&amp;[.D16]&amp;&quot;,max-price=&quot;&amp;[.E16]&amp;&quot;'&quot;" office:value-type="string" office:string-value="url = ',min-price=350k,max-price=425k'" calcext:value-type="string">
            <text:p>url = ',min-price=350k,max-price=425k'</text:p>
          </table:table-cell>
        </table:table-row>
        <table:table-row table:style-name="ro1">
          <table:table-cell table:formula="of:=[.A16]+25" office:value-type="float" office:value="375" calcext:value-type="float">
            <text:p>375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IF([.A17]&gt;=1000;ROUND([.A17]/1000;2)&amp;&quot;M&quot;;([.A17])&amp;&quot;k&quot;)" office:value-type="string" office:string-value="375k" calcext:value-type="string">
            <text:p>375k</text:p>
          </table:table-cell>
          <table:table-cell table:formula="of:=IF([.B17]&gt;=1000;ROUND([.B17]/1000;2)&amp;&quot;M&quot;;([.B17])&amp;&quot;k&quot;)" office:value-type="string" office:string-value="450k" calcext:value-type="string">
            <text:p>450k</text:p>
          </table:table-cell>
          <table:table-cell/>
          <table:table-cell table:formula="of:=([.B17]*1000)" office:value-type="float" office:value="450000" calcext:value-type="float">
            <text:p>450000</text:p>
          </table:table-cell>
          <table:table-cell/>
          <table:table-cell table:formula="of:=&quot;elif price &lt;=&quot;&amp;[.G17]&amp;&quot;:&quot;" office:value-type="string" office:string-value="elif price &lt;=450000:" calcext:value-type="string">
            <text:p>elif price &lt;=450000:</text:p>
          </table:table-cell>
          <table:table-cell table:formula="of:=&quot;url = ',min-price=&quot;&amp;[.D17]&amp;&quot;,max-price=&quot;&amp;[.E17]&amp;&quot;'&quot;" office:value-type="string" office:string-value="url = ',min-price=375k,max-price=450k'" calcext:value-type="string">
            <text:p>url = ',min-price=375k,max-price=450k'</text:p>
          </table:table-cell>
        </table:table-row>
        <table:table-row table:style-name="ro1">
          <table:table-cell table:formula="of:=[.A17]+25" office:value-type="float" office:value="400" calcext:value-type="float">
            <text:p>400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IF([.A18]&gt;=1000;ROUND([.A18]/1000;2)&amp;&quot;M&quot;;([.A18])&amp;&quot;k&quot;)" office:value-type="string" office:string-value="400k" calcext:value-type="string">
            <text:p>400k</text:p>
          </table:table-cell>
          <table:table-cell table:formula="of:=IF([.B18]&gt;=1000;ROUND([.B18]/1000;2)&amp;&quot;M&quot;;([.B18])&amp;&quot;k&quot;)" office:value-type="string" office:string-value="475k" calcext:value-type="string">
            <text:p>475k</text:p>
          </table:table-cell>
          <table:table-cell/>
          <table:table-cell table:formula="of:=([.B18]*1000)" office:value-type="float" office:value="475000" calcext:value-type="float">
            <text:p>475000</text:p>
          </table:table-cell>
          <table:table-cell/>
          <table:table-cell table:formula="of:=&quot;elif price &lt;=&quot;&amp;[.G18]&amp;&quot;:&quot;" office:value-type="string" office:string-value="elif price &lt;=475000:" calcext:value-type="string">
            <text:p>elif price &lt;=475000:</text:p>
          </table:table-cell>
          <table:table-cell table:formula="of:=&quot;url = ',min-price=&quot;&amp;[.D18]&amp;&quot;,max-price=&quot;&amp;[.E18]&amp;&quot;'&quot;" office:value-type="string" office:string-value="url = ',min-price=400k,max-price=475k'" calcext:value-type="string">
            <text:p>url = ',min-price=400k,max-price=475k'</text:p>
          </table:table-cell>
        </table:table-row>
        <table:table-row table:style-name="ro1">
          <table:table-cell table:formula="of:=[.A18]+25" office:value-type="float" office:value="425" calcext:value-type="float">
            <text:p>425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IF([.A19]&gt;=1000;ROUND([.A19]/1000;2)&amp;&quot;M&quot;;([.A19])&amp;&quot;k&quot;)" office:value-type="string" office:string-value="425k" calcext:value-type="string">
            <text:p>425k</text:p>
          </table:table-cell>
          <table:table-cell table:formula="of:=IF([.B19]&gt;=1000;ROUND([.B19]/1000;2)&amp;&quot;M&quot;;([.B19])&amp;&quot;k&quot;)" office:value-type="string" office:string-value="500k" calcext:value-type="string">
            <text:p>500k</text:p>
          </table:table-cell>
          <table:table-cell/>
          <table:table-cell table:formula="of:=([.B19]*1000)" office:value-type="float" office:value="500000" calcext:value-type="float">
            <text:p>500000</text:p>
          </table:table-cell>
          <table:table-cell/>
          <table:table-cell table:formula="of:=&quot;elif price &lt;=&quot;&amp;[.G19]&amp;&quot;:&quot;" office:value-type="string" office:string-value="elif price &lt;=500000:" calcext:value-type="string">
            <text:p>elif price &lt;=500000:</text:p>
          </table:table-cell>
          <table:table-cell table:formula="of:=&quot;url = ',min-price=&quot;&amp;[.D19]&amp;&quot;,max-price=&quot;&amp;[.E19]&amp;&quot;'&quot;" office:value-type="string" office:string-value="url = ',min-price=425k,max-price=500k'" calcext:value-type="string">
            <text:p>url = ',min-price=425k,max-price=500k'</text:p>
          </table:table-cell>
        </table:table-row>
        <table:table-row table:style-name="ro1">
          <table:table-cell table:formula="of:=[.A19]+25"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IF([.A20]&gt;=1000;ROUND([.A20]/1000;2)&amp;&quot;M&quot;;([.A20])&amp;&quot;k&quot;)" office:value-type="string" office:string-value="450k" calcext:value-type="string">
            <text:p>450k</text:p>
          </table:table-cell>
          <table:table-cell table:formula="of:=IF([.B20]&gt;=1000;ROUND([.B20]/1000;2)&amp;&quot;M&quot;;([.B20])&amp;&quot;k&quot;)" office:value-type="string" office:string-value="550k" calcext:value-type="string">
            <text:p>550k</text:p>
          </table:table-cell>
          <table:table-cell/>
          <table:table-cell table:formula="of:=([.B20]*1000)" office:value-type="float" office:value="550000" calcext:value-type="float">
            <text:p>550000</text:p>
          </table:table-cell>
          <table:table-cell/>
          <table:table-cell table:formula="of:=&quot;elif price &lt;=&quot;&amp;[.G20]&amp;&quot;:&quot;" office:value-type="string" office:string-value="elif price &lt;=550000:" calcext:value-type="string">
            <text:p>elif price &lt;=550000:</text:p>
          </table:table-cell>
          <table:table-cell table:formula="of:=&quot;url = ',min-price=&quot;&amp;[.D20]&amp;&quot;,max-price=&quot;&amp;[.E20]&amp;&quot;'&quot;" office:value-type="string" office:string-value="url = ',min-price=450k,max-price=550k'" calcext:value-type="string">
            <text:p>url = ',min-price=450k,max-price=550k'</text:p>
          </table:table-cell>
        </table:table-row>
        <table:table-row table:style-name="ro1">
          <table:table-cell table:formula="of:=[.A20]+50"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IF([.A21]&gt;=1000;ROUND([.A21]/1000;2)&amp;&quot;M&quot;;([.A21])&amp;&quot;k&quot;)" office:value-type="string" office:string-value="500k" calcext:value-type="string">
            <text:p>500k</text:p>
          </table:table-cell>
          <table:table-cell table:formula="of:=IF([.B21]&gt;=1000;ROUND([.B21]/1000;2)&amp;&quot;M&quot;;([.B21])&amp;&quot;k&quot;)" office:value-type="string" office:string-value="600k" calcext:value-type="string">
            <text:p>600k</text:p>
          </table:table-cell>
          <table:table-cell/>
          <table:table-cell table:formula="of:=([.B21]*1000)" office:value-type="float" office:value="600000" calcext:value-type="float">
            <text:p>600000</text:p>
          </table:table-cell>
          <table:table-cell/>
          <table:table-cell table:formula="of:=&quot;elif price &lt;=&quot;&amp;[.G21]&amp;&quot;:&quot;" office:value-type="string" office:string-value="elif price &lt;=600000:" calcext:value-type="string">
            <text:p>elif price &lt;=600000:</text:p>
          </table:table-cell>
          <table:table-cell table:formula="of:=&quot;url = ',min-price=&quot;&amp;[.D21]&amp;&quot;,max-price=&quot;&amp;[.E21]&amp;&quot;'&quot;" office:value-type="string" office:string-value="url = ',min-price=500k,max-price=600k'" calcext:value-type="string">
            <text:p>url = ',min-price=500k,max-price=600k'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21]+50" office:value-type="float" office:value="650" calcext:value-type="float">
            <text:p>650</text:p>
          </table:table-cell>
          <table:table-cell/>
          <table:table-cell table:formula="of:=IF([.A22]&gt;=1000;ROUND([.A22]/1000;2)&amp;&quot;M&quot;;([.A22])&amp;&quot;k&quot;)" office:value-type="string" office:string-value="500k" calcext:value-type="string">
            <text:p>500k</text:p>
          </table:table-cell>
          <table:table-cell table:formula="of:=IF([.B22]&gt;=1000;ROUND([.B22]/1000;2)&amp;&quot;M&quot;;([.B22])&amp;&quot;k&quot;)" office:value-type="string" office:string-value="650k" calcext:value-type="string">
            <text:p>650k</text:p>
          </table:table-cell>
          <table:table-cell/>
          <table:table-cell table:formula="of:=([.B22]*1000)" office:value-type="float" office:value="650000" calcext:value-type="float">
            <text:p>650000</text:p>
          </table:table-cell>
          <table:table-cell/>
          <table:table-cell table:formula="of:=&quot;elif price &lt;=&quot;&amp;[.G22]&amp;&quot;:&quot;" office:value-type="string" office:string-value="elif price &lt;=650000:" calcext:value-type="string">
            <text:p>elif price &lt;=650000:</text:p>
          </table:table-cell>
          <table:table-cell table:formula="of:=&quot;url = ',min-price=&quot;&amp;[.D22]&amp;&quot;,max-price=&quot;&amp;[.E22]&amp;&quot;'&quot;" office:value-type="string" office:string-value="url = ',min-price=500k,max-price=650k'" calcext:value-type="string">
            <text:p>url = ',min-price=500k,max-price=650k'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B22]+50" office:value-type="float" office:value="700" calcext:value-type="float">
            <text:p>700</text:p>
          </table:table-cell>
          <table:table-cell/>
          <table:table-cell table:formula="of:=IF([.A23]&gt;=1000;ROUND([.A23]/1000;2)&amp;&quot;M&quot;;([.A23])&amp;&quot;k&quot;)" office:value-type="string" office:string-value="550k" calcext:value-type="string">
            <text:p>550k</text:p>
          </table:table-cell>
          <table:table-cell table:formula="of:=IF([.B23]&gt;=1000;ROUND([.B23]/1000;2)&amp;&quot;M&quot;;([.B23])&amp;&quot;k&quot;)" office:value-type="string" office:string-value="700k" calcext:value-type="string">
            <text:p>700k</text:p>
          </table:table-cell>
          <table:table-cell/>
          <table:table-cell table:formula="of:=([.B23]*1000)" office:value-type="float" office:value="700000" calcext:value-type="float">
            <text:p>700000</text:p>
          </table:table-cell>
          <table:table-cell/>
          <table:table-cell table:formula="of:=&quot;elif price &lt;=&quot;&amp;[.G23]&amp;&quot;:&quot;" office:value-type="string" office:string-value="elif price &lt;=700000:" calcext:value-type="string">
            <text:p>elif price &lt;=700000:</text:p>
          </table:table-cell>
          <table:table-cell table:formula="of:=&quot;url = ',min-price=&quot;&amp;[.D23]&amp;&quot;,max-price=&quot;&amp;[.E23]&amp;&quot;'&quot;" office:value-type="string" office:string-value="url = ',min-price=550k,max-price=700k'" calcext:value-type="string">
            <text:p>url = ',min-price=550k,max-price=700k'</text:p>
          </table:table-cell>
        </table:table-row>
        <table:table-row table:style-name="ro1">
          <table:table-cell table:formula="of:=[.A23]+50" office:value-type="float" office:value="600" calcext:value-type="float">
            <text:p>600</text:p>
          </table:table-cell>
          <table:table-cell table:formula="of:=[.B23]+50" office:value-type="float" office:value="750" calcext:value-type="float">
            <text:p>750</text:p>
          </table:table-cell>
          <table:table-cell/>
          <table:table-cell table:formula="of:=IF([.A24]&gt;=1000;ROUND([.A24]/1000;2)&amp;&quot;M&quot;;([.A24])&amp;&quot;k&quot;)" office:value-type="string" office:string-value="600k" calcext:value-type="string">
            <text:p>600k</text:p>
          </table:table-cell>
          <table:table-cell table:formula="of:=IF([.B24]&gt;=1000;ROUND([.B24]/1000;2)&amp;&quot;M&quot;;([.B24])&amp;&quot;k&quot;)" office:value-type="string" office:string-value="750k" calcext:value-type="string">
            <text:p>750k</text:p>
          </table:table-cell>
          <table:table-cell/>
          <table:table-cell table:formula="of:=([.B24]*1000)" office:value-type="float" office:value="750000" calcext:value-type="float">
            <text:p>750000</text:p>
          </table:table-cell>
          <table:table-cell/>
          <table:table-cell table:formula="of:=&quot;elif price &lt;=&quot;&amp;[.G24]&amp;&quot;:&quot;" office:value-type="string" office:string-value="elif price &lt;=750000:" calcext:value-type="string">
            <text:p>elif price &lt;=750000:</text:p>
          </table:table-cell>
          <table:table-cell table:formula="of:=&quot;url = ',min-price=&quot;&amp;[.D24]&amp;&quot;,max-price=&quot;&amp;[.E24]&amp;&quot;'&quot;" office:value-type="string" office:string-value="url = ',min-price=600k,max-price=750k'" calcext:value-type="string">
            <text:p>url = ',min-price=600k,max-price=750k'</text:p>
          </table:table-cell>
        </table:table-row>
        <table:table-row table:style-name="ro1">
          <table:table-cell table:formula="of:=[.A24]+50" office:value-type="float" office:value="650" calcext:value-type="float">
            <text:p>650</text:p>
          </table:table-cell>
          <table:table-cell table:formula="of:=[.B24]+50" office:value-type="float" office:value="800" calcext:value-type="float">
            <text:p>800</text:p>
          </table:table-cell>
          <table:table-cell/>
          <table:table-cell table:formula="of:=IF([.A25]&gt;=1000;ROUND([.A25]/1000;2)&amp;&quot;M&quot;;([.A25])&amp;&quot;k&quot;)" office:value-type="string" office:string-value="650k" calcext:value-type="string">
            <text:p>650k</text:p>
          </table:table-cell>
          <table:table-cell table:formula="of:=IF([.B25]&gt;=1000;ROUND([.B25]/1000;2)&amp;&quot;M&quot;;([.B25])&amp;&quot;k&quot;)" office:value-type="string" office:string-value="800k" calcext:value-type="string">
            <text:p>800k</text:p>
          </table:table-cell>
          <table:table-cell/>
          <table:table-cell table:formula="of:=([.B25]*1000)" office:value-type="float" office:value="800000" calcext:value-type="float">
            <text:p>800000</text:p>
          </table:table-cell>
          <table:table-cell/>
          <table:table-cell table:formula="of:=&quot;elif price &lt;=&quot;&amp;[.G25]&amp;&quot;:&quot;" office:value-type="string" office:string-value="elif price &lt;=800000:" calcext:value-type="string">
            <text:p>elif price &lt;=800000:</text:p>
          </table:table-cell>
          <table:table-cell table:formula="of:=&quot;url = ',min-price=&quot;&amp;[.D25]&amp;&quot;,max-price=&quot;&amp;[.E25]&amp;&quot;'&quot;" office:value-type="string" office:string-value="url = ',min-price=650k,max-price=800k'" calcext:value-type="string">
            <text:p>url = ',min-price=650k,max-price=800k'</text:p>
          </table:table-cell>
        </table:table-row>
        <table:table-row table:style-name="ro1">
          <table:table-cell table:formula="of:=[.A25]+50" office:value-type="float" office:value="700" calcext:value-type="float">
            <text:p>700</text:p>
          </table:table-cell>
          <table:table-cell table:formula="of:=[.B25]+50" office:value-type="float" office:value="850" calcext:value-type="float">
            <text:p>850</text:p>
          </table:table-cell>
          <table:table-cell/>
          <table:table-cell table:formula="of:=IF([.A26]&gt;=1000;ROUND([.A26]/1000;2)&amp;&quot;M&quot;;([.A26])&amp;&quot;k&quot;)" office:value-type="string" office:string-value="700k" calcext:value-type="string">
            <text:p>700k</text:p>
          </table:table-cell>
          <table:table-cell table:formula="of:=IF([.B26]&gt;=1000;ROUND([.B26]/1000;2)&amp;&quot;M&quot;;([.B26])&amp;&quot;k&quot;)" office:value-type="string" office:string-value="850k" calcext:value-type="string">
            <text:p>850k</text:p>
          </table:table-cell>
          <table:table-cell/>
          <table:table-cell table:formula="of:=([.B26]*1000)" office:value-type="float" office:value="850000" calcext:value-type="float">
            <text:p>850000</text:p>
          </table:table-cell>
          <table:table-cell/>
          <table:table-cell table:formula="of:=&quot;elif price &lt;=&quot;&amp;[.G26]&amp;&quot;:&quot;" office:value-type="string" office:string-value="elif price &lt;=850000:" calcext:value-type="string">
            <text:p>elif price &lt;=850000:</text:p>
          </table:table-cell>
          <table:table-cell table:formula="of:=&quot;url = ',min-price=&quot;&amp;[.D26]&amp;&quot;,max-price=&quot;&amp;[.E26]&amp;&quot;'&quot;" office:value-type="string" office:string-value="url = ',min-price=700k,max-price=850k'" calcext:value-type="string">
            <text:p>url = ',min-price=700k,max-price=850k'</text:p>
          </table:table-cell>
        </table:table-row>
        <table:table-row table:style-name="ro1">
          <table:table-cell table:formula="of:=[.A26]+50" office:value-type="float" office:value="750" calcext:value-type="float">
            <text:p>750</text:p>
          </table:table-cell>
          <table:table-cell table:formula="of:=[.B26]+50" office:value-type="float" office:value="900" calcext:value-type="float">
            <text:p>900</text:p>
          </table:table-cell>
          <table:table-cell/>
          <table:table-cell table:formula="of:=IF([.A27]&gt;=1000;ROUND([.A27]/1000;2)&amp;&quot;M&quot;;([.A27])&amp;&quot;k&quot;)" office:value-type="string" office:string-value="750k" calcext:value-type="string">
            <text:p>750k</text:p>
          </table:table-cell>
          <table:table-cell table:formula="of:=IF([.B27]&gt;=1000;ROUND([.B27]/1000;2)&amp;&quot;M&quot;;([.B27])&amp;&quot;k&quot;)" office:value-type="string" office:string-value="900k" calcext:value-type="string">
            <text:p>900k</text:p>
          </table:table-cell>
          <table:table-cell/>
          <table:table-cell table:formula="of:=([.B27]*1000)" office:value-type="float" office:value="900000" calcext:value-type="float">
            <text:p>900000</text:p>
          </table:table-cell>
          <table:table-cell/>
          <table:table-cell table:formula="of:=&quot;elif price &lt;=&quot;&amp;[.G27]&amp;&quot;:&quot;" office:value-type="string" office:string-value="elif price &lt;=900000:" calcext:value-type="string">
            <text:p>elif price &lt;=900000:</text:p>
          </table:table-cell>
          <table:table-cell table:formula="of:=&quot;url = ',min-price=&quot;&amp;[.D27]&amp;&quot;,max-price=&quot;&amp;[.E27]&amp;&quot;'&quot;" office:value-type="string" office:string-value="url = ',min-price=750k,max-price=900k'" calcext:value-type="string">
            <text:p>url = ',min-price=750k,max-price=900k'</text:p>
          </table:table-cell>
        </table:table-row>
        <table:table-row table:style-name="ro1">
          <table:table-cell table:formula="of:=[.A27]+50" office:value-type="float" office:value="800" calcext:value-type="float">
            <text:p>800</text:p>
          </table:table-cell>
          <table:table-cell table:formula="of:=[.B27]+50" office:value-type="float" office:value="950" calcext:value-type="float">
            <text:p>950</text:p>
          </table:table-cell>
          <table:table-cell/>
          <table:table-cell table:formula="of:=IF([.A28]&gt;=1000;ROUND([.A28]/1000;2)&amp;&quot;M&quot;;([.A28])&amp;&quot;k&quot;)" office:value-type="string" office:string-value="800k" calcext:value-type="string">
            <text:p>800k</text:p>
          </table:table-cell>
          <table:table-cell table:formula="of:=IF([.B28]&gt;=1000;ROUND([.B28]/1000;2)&amp;&quot;M&quot;;([.B28])&amp;&quot;k&quot;)" office:value-type="string" office:string-value="950k" calcext:value-type="string">
            <text:p>950k</text:p>
          </table:table-cell>
          <table:table-cell/>
          <table:table-cell table:formula="of:=([.B28]*1000)" office:value-type="float" office:value="950000" calcext:value-type="float">
            <text:p>950000</text:p>
          </table:table-cell>
          <table:table-cell/>
          <table:table-cell table:formula="of:=&quot;elif price &lt;=&quot;&amp;[.G28]&amp;&quot;:&quot;" office:value-type="string" office:string-value="elif price &lt;=950000:" calcext:value-type="string">
            <text:p>elif price &lt;=950000:</text:p>
          </table:table-cell>
          <table:table-cell table:formula="of:=&quot;url = ',min-price=&quot;&amp;[.D28]&amp;&quot;,max-price=&quot;&amp;[.E28]&amp;&quot;'&quot;" office:value-type="string" office:string-value="url = ',min-price=800k,max-price=950k'" calcext:value-type="string">
            <text:p>url = ',min-price=800k,max-price=950k'</text:p>
          </table:table-cell>
        </table:table-row>
        <table:table-row table:style-name="ro1">
          <table:table-cell table:formula="of:=[.A28]+50" office:value-type="float" office:value="850" calcext:value-type="float">
            <text:p>850</text:p>
          </table:table-cell>
          <table:table-cell table:formula="of:=[.B28]+50" office:value-type="float" office:value="1000" calcext:value-type="float">
            <text:p>1000</text:p>
          </table:table-cell>
          <table:table-cell/>
          <table:table-cell table:formula="of:=IF([.A29]&gt;=1000;ROUND([.A29]/1000;2)&amp;&quot;M&quot;;([.A29])&amp;&quot;k&quot;)" office:value-type="string" office:string-value="850k" calcext:value-type="string">
            <text:p>850k</text:p>
          </table:table-cell>
          <table:table-cell table:formula="of:=IF([.B29]&gt;=1000;ROUND([.B29]/1000;2)&amp;&quot;M&quot;;([.B29])&amp;&quot;k&quot;)" office:value-type="string" office:string-value="1M" calcext:value-type="string">
            <text:p>1M</text:p>
          </table:table-cell>
          <table:table-cell/>
          <table:table-cell table:formula="of:=([.B29]*1000)" office:value-type="float" office:value="1000000" calcext:value-type="float">
            <text:p>1000000</text:p>
          </table:table-cell>
          <table:table-cell/>
          <table:table-cell table:formula="of:=&quot;elif price &lt;=&quot;&amp;[.G29]&amp;&quot;:&quot;" office:value-type="string" office:string-value="elif price &lt;=1000000:" calcext:value-type="string">
            <text:p>elif price &lt;=1000000:</text:p>
          </table:table-cell>
          <table:table-cell table:formula="of:=&quot;url = ',min-price=&quot;&amp;[.D29]&amp;&quot;,max-price=&quot;&amp;[.E29]&amp;&quot;'&quot;" office:value-type="string" office:string-value="url = ',min-price=850k,max-price=1M'" calcext:value-type="string">
            <text:p>url = ',min-price=850k,max-price=1M'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IF([.A30]&gt;=1000;ROUND([.A30]/1000;2)&amp;&quot;M&quot;;([.A30])&amp;&quot;k&quot;)" office:value-type="string" office:string-value="900k" calcext:value-type="string">
            <text:p>900k</text:p>
          </table:table-cell>
          <table:table-cell table:formula="of:=IF([.B30]&gt;=1000;ROUND([.B30]/1000;2)&amp;&quot;M&quot;;([.B30])&amp;&quot;k&quot;)" office:value-type="string" office:string-value="1.25M" calcext:value-type="string">
            <text:p>1.25M</text:p>
          </table:table-cell>
          <table:table-cell/>
          <table:table-cell table:formula="of:=([.B30]*1000)" office:value-type="float" office:value="1250000" calcext:value-type="float">
            <text:p>1250000</text:p>
          </table:table-cell>
          <table:table-cell/>
          <table:table-cell table:formula="of:=&quot;elif price &lt;=&quot;&amp;[.G30]&amp;&quot;:&quot;" office:value-type="string" office:string-value="elif price &lt;=1250000:" calcext:value-type="string">
            <text:p>elif price &lt;=1250000:</text:p>
          </table:table-cell>
          <table:table-cell table:formula="of:=&quot;url = ',min-price=&quot;&amp;[.D30]&amp;&quot;,max-price=&quot;&amp;[.E30]&amp;&quot;'&quot;" office:value-type="string" office:string-value="url = ',min-price=900k,max-price=1.25M'" calcext:value-type="string">
            <text:p>url = ',min-price=900k,max-price=1.25M'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IF([.A31]&gt;=1000;ROUND([.A31]/1000;2)&amp;&quot;M&quot;;([.A31])&amp;&quot;k&quot;)" office:value-type="string" office:string-value="950k" calcext:value-type="string">
            <text:p>950k</text:p>
          </table:table-cell>
          <table:table-cell table:formula="of:=IF([.B31]&gt;=1000;ROUND([.B31]/1000;2)&amp;&quot;M&quot;;([.B31])&amp;&quot;k&quot;)" office:value-type="string" office:string-value="1.5M" calcext:value-type="string">
            <text:p>1.5M</text:p>
          </table:table-cell>
          <table:table-cell/>
          <table:table-cell table:formula="of:=([.B31]*1000)" office:value-type="float" office:value="1500000" calcext:value-type="float">
            <text:p>1500000</text:p>
          </table:table-cell>
          <table:table-cell/>
          <table:table-cell table:formula="of:=&quot;elif price &lt;=&quot;&amp;[.G31]&amp;&quot;:&quot;" office:value-type="string" office:string-value="elif price &lt;=1500000:" calcext:value-type="string">
            <text:p>elif price &lt;=1500000:</text:p>
          </table:table-cell>
          <table:table-cell table:formula="of:=&quot;url = ',min-price=&quot;&amp;[.D31]&amp;&quot;,max-price=&quot;&amp;[.E31]&amp;&quot;'&quot;" office:value-type="string" office:string-value="url = ',min-price=950k,max-price=1.5M'" calcext:value-type="string">
            <text:p>url = ',min-price=950k,max-price=1.5M'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50" calcext:value-type="float">
            <text:p>1750</text:p>
          </table:table-cell>
          <table:table-cell/>
          <table:table-cell table:formula="of:=IF([.A32]&gt;=1000;ROUND([.A32]/1000;2)&amp;&quot;M&quot;;([.A32])&amp;&quot;k&quot;)" office:value-type="string" office:string-value="1M" calcext:value-type="string">
            <text:p>1M</text:p>
          </table:table-cell>
          <table:table-cell table:formula="of:=IF([.B32]&gt;=1000;ROUND([.B32]/1000;2)&amp;&quot;M&quot;;([.B32])&amp;&quot;k&quot;)" office:value-type="string" office:string-value="1.75M" calcext:value-type="string">
            <text:p>1.75M</text:p>
          </table:table-cell>
          <table:table-cell/>
          <table:table-cell table:formula="of:=([.B32]*1000)" office:value-type="float" office:value="1750000" calcext:value-type="float">
            <text:p>1750000</text:p>
          </table:table-cell>
          <table:table-cell/>
          <table:table-cell table:formula="of:=&quot;elif price &lt;=&quot;&amp;[.G32]&amp;&quot;:&quot;" office:value-type="string" office:string-value="elif price &lt;=1750000:" calcext:value-type="string">
            <text:p>elif price &lt;=1750000:</text:p>
          </table:table-cell>
          <table:table-cell table:formula="of:=&quot;url = ',min-price=&quot;&amp;[.D32]&amp;&quot;,max-price=&quot;&amp;[.E32]&amp;&quot;'&quot;" office:value-type="string" office:string-value="url = ',min-price=1M,max-price=1.75M'" calcext:value-type="string">
            <text:p>url = ',min-price=1M,max-price=1.75M'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IF([.A33]&gt;=1000;ROUND([.A33]/1000;2)&amp;&quot;M&quot;;([.A33])&amp;&quot;k&quot;)" office:value-type="string" office:string-value="1.25M" calcext:value-type="string">
            <text:p>1.25M</text:p>
          </table:table-cell>
          <table:table-cell table:formula="of:=IF([.B33]&gt;=1000;ROUND([.B33]/1000;2)&amp;&quot;M&quot;;([.B33])&amp;&quot;k&quot;)" office:value-type="string" office:string-value="2M" calcext:value-type="string">
            <text:p>2M</text:p>
          </table:table-cell>
          <table:table-cell/>
          <table:table-cell table:formula="of:=([.B33]*1000)" office:value-type="float" office:value="2000000" calcext:value-type="float">
            <text:p>2000000</text:p>
          </table:table-cell>
          <table:table-cell/>
          <table:table-cell table:formula="of:=&quot;elif price &lt;=&quot;&amp;[.G33]&amp;&quot;:&quot;" office:value-type="string" office:string-value="elif price &lt;=2000000:" calcext:value-type="string">
            <text:p>elif price &lt;=2000000:</text:p>
          </table:table-cell>
          <table:table-cell table:formula="of:=&quot;url = ',min-price=&quot;&amp;[.D33]&amp;&quot;,max-price=&quot;&amp;[.E33]&amp;&quot;'&quot;" office:value-type="string" office:string-value="url = ',min-price=1.25M,max-price=2M'" calcext:value-type="string">
            <text:p>url = ',min-price=1.25M,max-price=2M'</text:p>
          </table:table-cell>
        </table:table-row>
        <table:table-row table:style-name="ro1">
          <table:table-cell table:formula="of:=[.A33]+250" office:value-type="float" office:value="1500" calcext:value-type="float">
            <text:p>1500</text:p>
          </table:table-cell>
          <table:table-cell table:formula="of:=[.B33]+250" office:value-type="float" office:value="2250" calcext:value-type="float">
            <text:p>2250</text:p>
          </table:table-cell>
          <table:table-cell/>
          <table:table-cell table:formula="of:=IF([.A34]&gt;=1000;ROUND([.A34]/1000;2)&amp;&quot;M&quot;;([.A34])&amp;&quot;k&quot;)" office:value-type="string" office:string-value="1.5M" calcext:value-type="string">
            <text:p>1.5M</text:p>
          </table:table-cell>
          <table:table-cell table:formula="of:=IF([.B34]&gt;=1000;ROUND([.B34]/1000;2)&amp;&quot;M&quot;;([.B34])&amp;&quot;k&quot;)" office:value-type="string" office:string-value="2.25M" calcext:value-type="string">
            <text:p>2.25M</text:p>
          </table:table-cell>
          <table:table-cell/>
          <table:table-cell table:formula="of:=([.B34]*1000)" office:value-type="float" office:value="2250000" calcext:value-type="float">
            <text:p>2250000</text:p>
          </table:table-cell>
          <table:table-cell/>
          <table:table-cell table:formula="of:=&quot;elif price &lt;=&quot;&amp;[.G34]&amp;&quot;:&quot;" office:value-type="string" office:string-value="elif price &lt;=2250000:" calcext:value-type="string">
            <text:p>elif price &lt;=2250000:</text:p>
          </table:table-cell>
          <table:table-cell table:formula="of:=&quot;url = ',min-price=&quot;&amp;[.D34]&amp;&quot;,max-price=&quot;&amp;[.E34]&amp;&quot;'&quot;" office:value-type="string" office:string-value="url = ',min-price=1.5M,max-price=2.25M'" calcext:value-type="string">
            <text:p>url = ',min-price=1.5M,max-price=2.25M'</text:p>
          </table:table-cell>
        </table:table-row>
        <table:table-row table:style-name="ro1">
          <table:table-cell table:formula="of:=[.A34]+250" office:value-type="float" office:value="1750" calcext:value-type="float">
            <text:p>1750</text:p>
          </table:table-cell>
          <table:table-cell table:formula="of:=[.B34]+250" office:value-type="float" office:value="2500" calcext:value-type="float">
            <text:p>2500</text:p>
          </table:table-cell>
          <table:table-cell/>
          <table:table-cell table:formula="of:=IF([.A35]&gt;=1000;ROUND([.A35]/1000;2)&amp;&quot;M&quot;;([.A35])&amp;&quot;k&quot;)" office:value-type="string" office:string-value="1.75M" calcext:value-type="string">
            <text:p>1.75M</text:p>
          </table:table-cell>
          <table:table-cell table:formula="of:=IF([.B35]&gt;=1000;ROUND([.B35]/1000;2)&amp;&quot;M&quot;;([.B35])&amp;&quot;k&quot;)" office:value-type="string" office:string-value="2.5M" calcext:value-type="string">
            <text:p>2.5M</text:p>
          </table:table-cell>
          <table:table-cell/>
          <table:table-cell table:formula="of:=([.B35]*1000)" office:value-type="float" office:value="2500000" calcext:value-type="float">
            <text:p>2500000</text:p>
          </table:table-cell>
          <table:table-cell/>
          <table:table-cell table:formula="of:=&quot;elif price &lt;=&quot;&amp;[.G35]&amp;&quot;:&quot;" office:value-type="string" office:string-value="elif price &lt;=2500000:" calcext:value-type="string">
            <text:p>elif price &lt;=2500000:</text:p>
          </table:table-cell>
          <table:table-cell table:formula="of:=&quot;url = ',min-price=&quot;&amp;[.D35]&amp;&quot;,max-price=&quot;&amp;[.E35]&amp;&quot;'&quot;" office:value-type="string" office:string-value="url = ',min-price=1.75M,max-price=2.5M'" calcext:value-type="string">
            <text:p>url = ',min-price=1.75M,max-price=2.5M'</text:p>
          </table:table-cell>
        </table:table-row>
        <table:table-row table:style-name="ro1">
          <table:table-cell table:formula="of:=[.A35]+250" office:value-type="float" office:value="2000" calcext:value-type="float">
            <text:p>2000</text:p>
          </table:table-cell>
          <table:table-cell table:formula="of:=[.B35]+250" office:value-type="float" office:value="2750" calcext:value-type="float">
            <text:p>2750</text:p>
          </table:table-cell>
          <table:table-cell/>
          <table:table-cell table:formula="of:=IF([.A36]&gt;=1000;ROUND([.A36]/1000;2)&amp;&quot;M&quot;;([.A36])&amp;&quot;k&quot;)" office:value-type="string" office:string-value="2M" calcext:value-type="string">
            <text:p>2M</text:p>
          </table:table-cell>
          <table:table-cell table:formula="of:=IF([.B36]&gt;=1000;ROUND([.B36]/1000;2)&amp;&quot;M&quot;;([.B36])&amp;&quot;k&quot;)" office:value-type="string" office:string-value="2.75M" calcext:value-type="string">
            <text:p>2.75M</text:p>
          </table:table-cell>
          <table:table-cell/>
          <table:table-cell table:formula="of:=([.B36]*1000)" office:value-type="float" office:value="2750000" calcext:value-type="float">
            <text:p>2750000</text:p>
          </table:table-cell>
          <table:table-cell/>
          <table:table-cell table:formula="of:=&quot;elif price &lt;=&quot;&amp;[.G36]&amp;&quot;:&quot;" office:value-type="string" office:string-value="elif price &lt;=2750000:" calcext:value-type="string">
            <text:p>elif price &lt;=2750000:</text:p>
          </table:table-cell>
          <table:table-cell table:formula="of:=&quot;url = ',min-price=&quot;&amp;[.D36]&amp;&quot;,max-price=&quot;&amp;[.E36]&amp;&quot;'&quot;" office:value-type="string" office:string-value="url = ',min-price=2M,max-price=2.75M'" calcext:value-type="string">
            <text:p>url = ',min-price=2M,max-price=2.75M'</text:p>
          </table:table-cell>
        </table:table-row>
        <table:table-row table:style-name="ro1">
          <table:table-cell table:formula="of:=[.A36]+250" office:value-type="float" office:value="2250" calcext:value-type="float">
            <text:p>2250</text:p>
          </table:table-cell>
          <table:table-cell table:formula="of:=[.B36]+250" office:value-type="float" office:value="3000" calcext:value-type="float">
            <text:p>3000</text:p>
          </table:table-cell>
          <table:table-cell/>
          <table:table-cell table:formula="of:=IF([.A37]&gt;=1000;ROUND([.A37]/1000;2)&amp;&quot;M&quot;;([.A37])&amp;&quot;k&quot;)" office:value-type="string" office:string-value="2.25M" calcext:value-type="string">
            <text:p>2.25M</text:p>
          </table:table-cell>
          <table:table-cell table:formula="of:=IF([.B37]&gt;=1000;ROUND([.B37]/1000;2)&amp;&quot;M&quot;;([.B37])&amp;&quot;k&quot;)" office:value-type="string" office:string-value="3M" calcext:value-type="string">
            <text:p>3M</text:p>
          </table:table-cell>
          <table:table-cell/>
          <table:table-cell table:formula="of:=([.B37]*1000)" office:value-type="float" office:value="3000000" calcext:value-type="float">
            <text:p>3000000</text:p>
          </table:table-cell>
          <table:table-cell/>
          <table:table-cell table:formula="of:=&quot;elif price &lt;=&quot;&amp;[.G37]&amp;&quot;:&quot;" office:value-type="string" office:string-value="elif price &lt;=3000000:" calcext:value-type="string">
            <text:p>elif price &lt;=3000000:</text:p>
          </table:table-cell>
          <table:table-cell table:formula="of:=&quot;url = ',min-price=&quot;&amp;[.D37]&amp;&quot;,max-price=&quot;&amp;[.E37]&amp;&quot;'&quot;" office:value-type="string" office:string-value="url = ',min-price=2.25M,max-price=3M'" calcext:value-type="string">
            <text:p>url = ',min-price=2.25M,max-price=3M'</text:p>
          </table:table-cell>
        </table:table-row>
        <table:table-row table:style-name="ro1">
          <table:table-cell table:formula="of:=[.A37]+250" office:value-type="float" office:value="2500" calcext:value-type="float">
            <text:p>2500</text:p>
          </table:table-cell>
          <table:table-cell table:formula="of:=[.B37]+250" office:value-type="float" office:value="3250" calcext:value-type="float">
            <text:p>3250</text:p>
          </table:table-cell>
          <table:table-cell/>
          <table:table-cell table:formula="of:=IF([.A38]&gt;=1000;ROUND([.A38]/1000;2)&amp;&quot;M&quot;;([.A38])&amp;&quot;k&quot;)" office:value-type="string" office:string-value="2.5M" calcext:value-type="string">
            <text:p>2.5M</text:p>
          </table:table-cell>
          <table:table-cell table:formula="of:=IF([.B38]&gt;=1000;ROUND([.B38]/1000;2)&amp;&quot;M&quot;;([.B38])&amp;&quot;k&quot;)" office:value-type="string" office:string-value="3.25M" calcext:value-type="string">
            <text:p>3.25M</text:p>
          </table:table-cell>
          <table:table-cell/>
          <table:table-cell table:formula="of:=([.B38]*1000)" office:value-type="float" office:value="3250000" calcext:value-type="float">
            <text:p>3250000</text:p>
          </table:table-cell>
          <table:table-cell/>
          <table:table-cell table:formula="of:=&quot;elif price &lt;=&quot;&amp;[.G38]&amp;&quot;:&quot;" office:value-type="string" office:string-value="elif price &lt;=3250000:" calcext:value-type="string">
            <text:p>elif price &lt;=3250000:</text:p>
          </table:table-cell>
          <table:table-cell table:formula="of:=&quot;url = ',min-price=&quot;&amp;[.D38]&amp;&quot;,max-price=&quot;&amp;[.E38]&amp;&quot;'&quot;" office:value-type="string" office:string-value="url = ',min-price=2.5M,max-price=3.25M'" calcext:value-type="string">
            <text:p>url = ',min-price=2.5M,max-price=3.25M'</text:p>
          </table:table-cell>
        </table:table-row>
        <table:table-row table:style-name="ro1">
          <table:table-cell table:formula="of:=[.A38]+250" office:value-type="float" office:value="2750" calcext:value-type="float">
            <text:p>2750</text:p>
          </table:table-cell>
          <table:table-cell table:formula="of:=[.B38]+250" office:value-type="float" office:value="3500" calcext:value-type="float">
            <text:p>3500</text:p>
          </table:table-cell>
          <table:table-cell/>
          <table:table-cell table:formula="of:=IF([.A39]&gt;=1000;ROUND([.A39]/1000;2)&amp;&quot;M&quot;;([.A39])&amp;&quot;k&quot;)" office:value-type="string" office:string-value="2.75M" calcext:value-type="string">
            <text:p>2.75M</text:p>
          </table:table-cell>
          <table:table-cell table:formula="of:=IF([.B39]&gt;=1000;ROUND([.B39]/1000;2)&amp;&quot;M&quot;;([.B39])&amp;&quot;k&quot;)" office:value-type="string" office:string-value="3.5M" calcext:value-type="string">
            <text:p>3.5M</text:p>
          </table:table-cell>
          <table:table-cell/>
          <table:table-cell table:formula="of:=([.B39]*1000)" office:value-type="float" office:value="3500000" calcext:value-type="float">
            <text:p>3500000</text:p>
          </table:table-cell>
          <table:table-cell/>
          <table:table-cell table:formula="of:=&quot;elif price &lt;=&quot;&amp;[.G39]&amp;&quot;:&quot;" office:value-type="string" office:string-value="elif price &lt;=3500000:" calcext:value-type="string">
            <text:p>elif price &lt;=3500000:</text:p>
          </table:table-cell>
          <table:table-cell table:formula="of:=&quot;url = ',min-price=&quot;&amp;[.D39]&amp;&quot;,max-price=&quot;&amp;[.E39]&amp;&quot;'&quot;" office:value-type="string" office:string-value="url = ',min-price=2.75M,max-price=3.5M'" calcext:value-type="string">
            <text:p>url = ',min-price=2.75M,max-price=3.5M'</text:p>
          </table:table-cell>
        </table:table-row>
        <table:table-row table:style-name="ro1">
          <table:table-cell table:formula="of:=[.A39]+250"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IF([.A40]&gt;=1000;ROUND([.A40]/1000;2)&amp;&quot;M&quot;;([.A40])&amp;&quot;k&quot;)" office:value-type="string" office:string-value="3M" calcext:value-type="string">
            <text:p>3M</text:p>
          </table:table-cell>
          <table:table-cell table:formula="of:=IF([.B40]&gt;=1000;ROUND([.B40]/1000;2)&amp;&quot;M&quot;;([.B40])&amp;&quot;k&quot;)" office:value-type="string" office:string-value="4M" calcext:value-type="string">
            <text:p>4M</text:p>
          </table:table-cell>
          <table:table-cell/>
          <table:table-cell table:formula="of:=([.B40]*1000)" office:value-type="float" office:value="4000000" calcext:value-type="float">
            <text:p>4000000</text:p>
          </table:table-cell>
          <table:table-cell/>
          <table:table-cell table:formula="of:=&quot;elif price &lt;=&quot;&amp;[.G40]&amp;&quot;:&quot;" office:value-type="string" office:string-value="elif price &lt;=4000000:" calcext:value-type="string">
            <text:p>elif price &lt;=4000000:</text:p>
          </table:table-cell>
          <table:table-cell table:formula="of:=&quot;url = ',min-price=&quot;&amp;[.D40]&amp;&quot;,max-price=&quot;&amp;[.E40]&amp;&quot;'&quot;" office:value-type="string" office:string-value="url = ',min-price=3M,max-price=4M'" calcext:value-type="string">
            <text:p>url = ',min-price=3M,max-price=4M'</text:p>
          </table:table-cell>
        </table:table-row>
        <table:table-row table:style-name="ro1">
          <table:table-cell table:formula="of:=[.A40]+250" office:value-type="float" office:value="3250" calcext:value-type="float">
            <text:p>3250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IF([.A41]&gt;=1000;ROUND([.A41]/1000;2)&amp;&quot;M&quot;;([.A41])&amp;&quot;k&quot;)" office:value-type="string" office:string-value="3.25M" calcext:value-type="string">
            <text:p>3.25M</text:p>
          </table:table-cell>
          <table:table-cell table:formula="of:=IF([.B41]&gt;=1000;ROUND([.B41]/1000;2)&amp;&quot;M&quot;;([.B41])&amp;&quot;k&quot;)" office:value-type="string" office:string-value="4.25M" calcext:value-type="string">
            <text:p>4.25M</text:p>
          </table:table-cell>
          <table:table-cell/>
          <table:table-cell table:formula="of:=([.B41]*1000)" office:value-type="float" office:value="4250000" calcext:value-type="float">
            <text:p>4250000</text:p>
          </table:table-cell>
          <table:table-cell/>
          <table:table-cell table:formula="of:=&quot;elif price &lt;=&quot;&amp;[.G41]&amp;&quot;:&quot;" office:value-type="string" office:string-value="elif price &lt;=4250000:" calcext:value-type="string">
            <text:p>elif price &lt;=4250000:</text:p>
          </table:table-cell>
          <table:table-cell table:formula="of:=&quot;url = ',min-price=&quot;&amp;[.D41]&amp;&quot;,max-price=&quot;&amp;[.E41]&amp;&quot;'&quot;" office:value-type="string" office:string-value="url = ',min-price=3.25M,max-price=4.25M'" calcext:value-type="string">
            <text:p>url = ',min-price=3.25M,max-price=4.25M'</text:p>
          </table:table-cell>
        </table:table-row>
        <table:table-row table:style-name="ro1">
          <table:table-cell table:formula="of:=[.A41]+250" office:value-type="float" office:value="3500" calcext:value-type="float">
            <text:p>3500</text:p>
          </table:table-cell>
          <table:table-cell table:formula="of:=[.B41]+250" office:value-type="float" office:value="4500" calcext:value-type="float">
            <text:p>4500</text:p>
          </table:table-cell>
          <table:table-cell/>
          <table:table-cell table:formula="of:=IF([.A42]&gt;=1000;ROUND([.A42]/1000;2)&amp;&quot;M&quot;;([.A42])&amp;&quot;k&quot;)" office:value-type="string" office:string-value="3.5M" calcext:value-type="string">
            <text:p>3.5M</text:p>
          </table:table-cell>
          <table:table-cell table:formula="of:=IF([.B42]&gt;=1000;ROUND([.B42]/1000;2)&amp;&quot;M&quot;;([.B42])&amp;&quot;k&quot;)" office:value-type="string" office:string-value="4.5M" calcext:value-type="string">
            <text:p>4.5M</text:p>
          </table:table-cell>
          <table:table-cell/>
          <table:table-cell table:formula="of:=([.B42]*1000)" office:value-type="float" office:value="4500000" calcext:value-type="float">
            <text:p>4500000</text:p>
          </table:table-cell>
          <table:table-cell/>
          <table:table-cell table:formula="of:=&quot;elif price &lt;=&quot;&amp;[.G42]&amp;&quot;:&quot;" office:value-type="string" office:string-value="elif price &lt;=4500000:" calcext:value-type="string">
            <text:p>elif price &lt;=4500000:</text:p>
          </table:table-cell>
          <table:table-cell table:formula="of:=&quot;url = ',min-price=&quot;&amp;[.D42]&amp;&quot;,max-price=&quot;&amp;[.E42]&amp;&quot;'&quot;" office:value-type="string" office:string-value="url = ',min-price=3.5M,max-price=4.5M'" calcext:value-type="string">
            <text:p>url = ',min-price=3.5M,max-price=4.5M'</text:p>
          </table:table-cell>
        </table:table-row>
        <table:table-row table:style-name="ro1">
          <table:table-cell table:formula="of:=[.A42]+250"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[.A43]&gt;=1000;ROUND([.A43]/1000;2)&amp;&quot;M&quot;;([.A43])&amp;&quot;k&quot;)" office:value-type="string" office:string-value="3.75M" calcext:value-type="string">
            <text:p>3.75M</text:p>
          </table:table-cell>
          <table:table-cell table:formula="of:=IF([.B43]&gt;=1000;ROUND([.B43]/1000;2)&amp;&quot;M&quot;;([.B43])&amp;&quot;k&quot;)" office:value-type="string" office:string-value="5M" calcext:value-type="string">
            <text:p>5M</text:p>
          </table:table-cell>
          <table:table-cell/>
          <table:table-cell table:formula="of:=([.B43]*1000)" office:value-type="float" office:value="5000000" calcext:value-type="float">
            <text:p>5000000</text:p>
          </table:table-cell>
          <table:table-cell/>
          <table:table-cell table:formula="of:=&quot;elif price &lt;=&quot;&amp;[.G43]&amp;&quot;:&quot;" office:value-type="string" office:string-value="elif price &lt;=5000000:" calcext:value-type="string">
            <text:p>elif price &lt;=5000000:</text:p>
          </table:table-cell>
          <table:table-cell table:formula="of:=&quot;url = ',min-price=&quot;&amp;[.D43]&amp;&quot;,max-price=&quot;&amp;[.E43]&amp;&quot;'&quot;" office:value-type="string" office:string-value="url = ',min-price=3.75M,max-price=5M'" calcext:value-type="string">
            <text:p>url = ',min-price=3.75M,max-price=5M'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[.A44]&gt;=1000;ROUND([.A44]/1000;2)&amp;&quot;M&quot;;([.A44])&amp;&quot;k&quot;)" office:value-type="string" office:string-value="3.75M" calcext:value-type="string">
            <text:p>3.75M</text:p>
          </table:table-cell>
          <table:table-cell table:formula="of:=IF([.B44]&gt;=1000;ROUND([.B44]/1000;2)&amp;&quot;M&quot;;([.B44])&amp;&quot;k&quot;)" office:value-type="string" office:string-value="6M" calcext:value-type="string">
            <text:p>6M</text:p>
          </table:table-cell>
          <table:table-cell/>
          <table:table-cell table:formula="of:=([.B44]*1000)" office:value-type="float" office:value="6000000" calcext:value-type="float">
            <text:p>6000000</text:p>
          </table:table-cell>
          <table:table-cell/>
          <table:table-cell table:formula="of:=&quot;elif price &lt;=&quot;&amp;[.G44]&amp;&quot;:&quot;" office:value-type="string" office:string-value="elif price &lt;=6000000:" calcext:value-type="string">
            <text:p>elif price &lt;=6000000:</text:p>
          </table:table-cell>
          <table:table-cell table:formula="of:=&quot;url = ',min-price=&quot;&amp;[.D44]&amp;&quot;,max-price=&quot;&amp;[.E44]&amp;&quot;'&quot;" office:value-type="string" office:string-value="url = ',min-price=3.75M,max-price=6M'" calcext:value-type="string">
            <text:p>url = ',min-price=3.75M,max-price=6M'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[.A45]&gt;=1000;ROUND([.A45]/1000;2)&amp;&quot;M&quot;;([.A45])&amp;&quot;k&quot;)" office:value-type="string" office:string-value="4M" calcext:value-type="string">
            <text:p>4M</text:p>
          </table:table-cell>
          <table:table-cell table:formula="of:=IF([.B45]&gt;=1000;ROUND([.B45]/1000;2)&amp;&quot;M&quot;;([.B45])&amp;&quot;k&quot;)" office:value-type="string" office:string-value="6M" calcext:value-type="string">
            <text:p>6M</text:p>
          </table:table-cell>
          <table:table-cell/>
          <table:table-cell table:formula="of:=([.B45]*1000)" office:value-type="float" office:value="6000000" calcext:value-type="float">
            <text:p>6000000</text:p>
          </table:table-cell>
          <table:table-cell/>
          <table:table-cell table:formula="of:=&quot;elif price &lt;=&quot;&amp;[.G45]&amp;&quot;:&quot;" office:value-type="string" office:string-value="elif price &lt;=6000000:" calcext:value-type="string">
            <text:p>elif price &lt;=6000000:</text:p>
          </table:table-cell>
          <table:table-cell table:formula="of:=&quot;url = ',min-price=&quot;&amp;[.D45]&amp;&quot;,max-price=&quot;&amp;[.E45]&amp;&quot;'&quot;" office:value-type="string" office:string-value="url = ',min-price=4M,max-price=6M'" calcext:value-type="string">
            <text:p>url = ',min-price=4M,max-price=6M'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[.A46]&gt;=1000;ROUND([.A46]/1000;2)&amp;&quot;M&quot;;([.A46])&amp;&quot;k&quot;)" office:value-type="string" office:string-value="4.25M" calcext:value-type="string">
            <text:p>4.25M</text:p>
          </table:table-cell>
          <table:table-cell table:formula="of:=IF([.B46]&gt;=1000;ROUND([.B46]/1000;2)&amp;&quot;M&quot;;([.B46])&amp;&quot;k&quot;)" office:value-type="string" office:string-value="6M" calcext:value-type="string">
            <text:p>6M</text:p>
          </table:table-cell>
          <table:table-cell/>
          <table:table-cell table:formula="of:=([.B46]*1000)" office:value-type="float" office:value="6000000" calcext:value-type="float">
            <text:p>6000000</text:p>
          </table:table-cell>
          <table:table-cell/>
          <table:table-cell table:formula="of:=&quot;elif price &lt;=&quot;&amp;[.G46]&amp;&quot;:&quot;" office:value-type="string" office:string-value="elif price &lt;=6000000:" calcext:value-type="string">
            <text:p>elif price &lt;=6000000:</text:p>
          </table:table-cell>
          <table:table-cell table:formula="of:=&quot;url = ',min-price=&quot;&amp;[.D46]&amp;&quot;,max-price=&quot;&amp;[.E46]&amp;&quot;'&quot;" office:value-type="string" office:string-value="url = ',min-price=4.25M,max-price=6M'" calcext:value-type="string">
            <text:p>url = ',min-price=4.25M,max-price=6M'</text:p>
          </table:table-cell>
        </table:table-row>
        <table:table-row table:style-name="ro1">
          <table:table-cell table:formula="of:=[.A46]+250" office:value-type="float" office:value="4500" calcext:value-type="float">
            <text:p>45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IF([.A47]&gt;=1000;ROUND([.A47]/1000;2)&amp;&quot;M&quot;;([.A47])&amp;&quot;k&quot;)" office:value-type="string" office:string-value="4.5M" calcext:value-type="string">
            <text:p>4.5M</text:p>
          </table:table-cell>
          <table:table-cell table:formula="of:=IF([.B47]&gt;=1000;ROUND([.B47]/1000;2)&amp;&quot;M&quot;;([.B47])&amp;&quot;k&quot;)" office:value-type="string" office:string-value="7M" calcext:value-type="string">
            <text:p>7M</text:p>
          </table:table-cell>
          <table:table-cell/>
          <table:table-cell table:formula="of:=([.B47]*1000)" office:value-type="float" office:value="7000000" calcext:value-type="float">
            <text:p>7000000</text:p>
          </table:table-cell>
          <table:table-cell/>
          <table:table-cell table:formula="of:=&quot;elif price &lt;=&quot;&amp;[.G47]&amp;&quot;:&quot;" office:value-type="string" office:string-value="elif price &lt;=7000000:" calcext:value-type="string">
            <text:p>elif price &lt;=7000000:</text:p>
          </table:table-cell>
          <table:table-cell table:formula="of:=&quot;url = ',min-price=&quot;&amp;[.D47]&amp;&quot;,max-price=&quot;&amp;[.E47]&amp;&quot;'&quot;" office:value-type="string" office:string-value="url = ',min-price=4.5M,max-price=7M'" calcext:value-type="string">
            <text:p>url = ',min-price=4.5M,max-price=7M'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000" calcext:value-type="float">
            <text:p>9000</text:p>
          </table:table-cell>
          <table:table-cell/>
          <table:table-cell table:formula="of:=IF([.A48]&gt;=1000;ROUND([.A48]/1000;2)&amp;&quot;M&quot;;([.A48])&amp;&quot;k&quot;)" office:value-type="string" office:string-value="5M" calcext:value-type="string">
            <text:p>5M</text:p>
          </table:table-cell>
          <table:table-cell table:formula="of:=IF([.B48]&gt;=1000;ROUND([.B48]/1000;2)&amp;&quot;M&quot;;([.B48])&amp;&quot;k&quot;)" office:value-type="string" office:string-value="9M" calcext:value-type="string">
            <text:p>9M</text:p>
          </table:table-cell>
          <table:table-cell/>
          <table:table-cell table:formula="of:=([.B48]*1000)" office:value-type="float" office:value="9000000" calcext:value-type="float">
            <text:p>9000000</text:p>
          </table:table-cell>
          <table:table-cell/>
          <table:table-cell table:formula="of:=&quot;elif price &lt;=&quot;&amp;[.G48]&amp;&quot;:&quot;" office:value-type="string" office:string-value="elif price &lt;=9000000:" calcext:value-type="string">
            <text:p>elif price &lt;=9000000:</text:p>
          </table:table-cell>
          <table:table-cell table:formula="of:=&quot;url = ',min-price=&quot;&amp;[.D48]&amp;&quot;,max-price=&quot;&amp;[.E48]&amp;&quot;'&quot;" office:value-type="string" office:string-value="url = ',min-price=5M,max-price=9M'" calcext:value-type="string">
            <text:p>url = ',min-price=5M,max-price=9M'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  <table:table-cell table:formula="of:=IF([.A49]&gt;=1000;ROUND([.A49]/1000;2)&amp;&quot;M&quot;;([.A49])&amp;&quot;k&quot;)" office:value-type="string" office:string-value="5M" calcext:value-type="string">
            <text:p>5M</text:p>
          </table:table-cell>
          <table:table-cell table:number-columns-repeated="4"/>
          <table:table-cell table:formula="of:=&quot;elif price &lt;=&quot;&amp;[.G49]&amp;&quot;:&quot;" office:value-type="string" office:string-value="elif price &lt;=:" calcext:value-type="string">
            <text:p>elif price &lt;=:</text:p>
          </table:table-cell>
          <table:table-cell table:formula="of:=&quot;url = ',min-price=&quot;&amp;[.D49]&amp;&quot;'&quot;" office:value-type="string" office:string-value="url = ',min-price=5M'" calcext:value-type="string">
            <text:p>url = ',min-price=5M'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/>
          <table:table-cell table:formula="of:=IF([.A50]&gt;=1000;ROUND([.A50]/1000;2)&amp;&quot;M&quot;;([.A50])&amp;&quot;k&quot;)" office:value-type="string" office:string-value="6M" calcext:value-type="string">
            <text:p>6M</text:p>
          </table:table-cell>
          <table:table-cell table:number-columns-repeated="4"/>
          <table:table-cell table:formula="of:=&quot;elif price &lt;=&quot;&amp;[.G50]&amp;&quot;:&quot;" office:value-type="string" office:string-value="elif price &lt;=:" calcext:value-type="string">
            <text:p>elif price &lt;=:</text:p>
          </table:table-cell>
          <table:table-cell table:formula="of:=&quot;url = ',min-price=&quot;&amp;[.D50]&amp;&quot;'&quot;" office:value-type="string" office:string-value="url = ',min-price=6M'" calcext:value-type="string">
            <text:p>url = ',min-price=6M'</text:p>
          </table:table-cell>
        </table:table-row>
        <table:table-row table:style-name="ro1">
          <table:table-cell table:number-columns-repeated="3"/>
          <table:table-cell table:formula="of:=IF([.A51]&gt;=1000;ROUND([.A51]/1000;2)&amp;&quot;M&quot;;([.A51])&amp;&quot;k&quot;)" office:value-type="string" office:string-value="k" calcext:value-type="string">
            <text:p>k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IF([.A52]&gt;=1000;ROUND([.A52]/1000;2)&amp;&quot;M&quot;;([.A52])&amp;&quot;k&quot;)" office:value-type="string" office:string-value="k" calcext:value-type="string">
            <text:p>k</text:p>
          </table:table-cell>
          <table:table-cell table:number-columns-repeated="6"/>
        </table:table-row>
      </table:table>
      <table:table table:name="sqft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/>
          <table:table-cell table:style-name="ce4" table:formula="of:=&quot;-10%&quot;" office:value-type="string" office:string-value="-10%" calcext:value-type="string">
            <text:p>-10%</text:p>
          </table:table-cell>
          <table:table-cell table:style-name="ce4" table:formula="of:=&quot;+15%&quot;" office:value-type="string" office:string-value="+15%" calcext:value-type="string">
            <text:p>+15%</text:p>
          </table:table-cell>
          <table:table-cell/>
          <table:table-cell table:style-name="ce9" office:value-type="string" calcext:value-type="string">
            <text:p>-10%</text:p>
          </table:table-cell>
          <table:table-cell table:style-name="ce9"/>
          <table:table-cell table:style-name="ce9" office:value-type="string" calcext:value-type="string">
            <text:p>+15%</text:p>
          </table:table-cell>
          <table:table-cell table:style-name="ce9"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ROUND(([.$B2]+[.$A2])/2.3;-2)&lt;500;0;ROUND(([.$B2]+[.$A2])/2.3;-2)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VLOOKUP([.I2];[.$U$2:.$V$16];2;0)" office:value-type="string" office:string-value="500-sqft" calcext:value-type="string">
            <text:p>500-sqft</text:p>
          </table:table-cell>
          <table:table-cell table:formula="of:=[.G2]-[.N2]" office:value-type="float" office:value="0" calcext:value-type="float">
            <text:p>0</text:p>
          </table:table-cell>
          <table:table-cell table:formula="of:=[.I2]-[.O2]" office:value-type="float" office:value="0" calcext:value-type="float">
            <text:p>0</text:p>
          </table:table-cell>
          <table:table-cell/>
          <table:table-cell table:formula="of:=ROUNDDOWN([.D2]/250)*250" office:value-type="float" office:value="0" calcext:value-type="float">
            <text:p>0</text:p>
          </table:table-cell>
          <table:table-cell table:formula="of:=ROUNDUP([.E2]/500)*500" office:value-type="float" office:value="500" calcext:value-type="float">
            <text:p>500</text:p>
          </table:table-cell>
          <table:table-cell/>
          <table:table-cell table:formula="of:=&quot;if sqft &lt;=&quot;&amp;[.B2]&amp;&quot;:&quot;" office:value-type="string" office:string-value="if sqft &lt;=300:" calcext:value-type="string">
            <text:p>if sqft &lt;=300:</text:p>
          </table:table-cell>
          <table:table-cell table:formula="of:=&quot;url = 'max-sqft=&quot;&amp;[.J2]&amp;&quot;'&quot;" office:value-type="string" office:string-value="url = 'max-sqft=500-sqft'" calcext:value-type="string">
            <text:p>url = 'max-sqft=500-sqft'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500-sqft</text:p>
          </table:table-cell>
          <table:table-cell table:number-columns-repeated="5"/>
        </table:table-row>
        <table:table-row table:style-name="ro1">
          <table:table-cell table:formula="of:=[.B2]" office:value-type="float" office:value="300" calcext:value-type="float">
            <text:p>300</text:p>
          </table:table-cell>
          <table:table-cell table:formula="of:=[.B2]+100" office:value-type="float" office:value="400" calcext:value-type="float">
            <text:p>400</text:p>
          </table:table-cell>
          <table:table-cell/>
          <table:table-cell table:formula="of:=IF(ROUND(([.$B3]+[.$A3])/2.3;-2)&lt;500;0;ROUND(([.$B3]+[.$A3])/2.3;-2))" office:value-type="float" office:value="0" calcext:value-type="float">
            <text:p>0</text:p>
          </table:table-cell>
          <table:table-cell table:formula="of:=ROUND(([.$B3]+[.$A3])*0.65;-2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VLOOKUP([.I3];[.$U$2:.$V$16];2;0)" office:value-type="string" office:string-value="500-sqft" calcext:value-type="string">
            <text:p>500-sqft</text:p>
          </table:table-cell>
          <table:table-cell table:formula="of:=[.G3]-[.N3]" office:value-type="float" office:value="0" calcext:value-type="float">
            <text:p>0</text:p>
          </table:table-cell>
          <table:table-cell table:formula="of:=[.I3]-[.O3]" office:value-type="float" office:value="0" calcext:value-type="float">
            <text:p>0</text:p>
          </table:table-cell>
          <table:table-cell/>
          <table:table-cell table:formula="of:=ROUNDDOWN([.D3]/250)*250" office:value-type="float" office:value="0" calcext:value-type="float">
            <text:p>0</text:p>
          </table:table-cell>
          <table:table-cell table:formula="of:=ROUNDUP([.E3]/500)*500" office:value-type="float" office:value="500" calcext:value-type="float">
            <text:p>500</text:p>
          </table:table-cell>
          <table:table-cell/>
          <table:table-cell table:formula="of:=&quot;elif sqft &lt;=&quot;&amp;[.B3]&amp;&quot;:&quot;" office:value-type="string" office:string-value="elif sqft &lt;=400:" calcext:value-type="string">
            <text:p>elif sqft &lt;=400:</text:p>
          </table:table-cell>
          <table:table-cell table:formula="of:=&quot;url = 'max-sqft=&quot;&amp;[.J3]&amp;&quot;'&quot;" office:value-type="string" office:string-value="url = 'max-sqft=500-sqft'" calcext:value-type="string">
            <text:p>url = 'max-sqft=500-sqft'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750-sqft</text:p>
          </table:table-cell>
          <table:table-cell table:number-columns-repeated="5"/>
        </table:table-row>
        <table:table-row table:style-name="ro1">
          <table:table-cell table:formula="of:=[.B3]" office:value-type="float" office:value="400" calcext:value-type="float">
            <text:p>400</text:p>
          </table:table-cell>
          <table:table-cell table:formula="of:=[.B3]+100" office:value-type="float" office:value="500" calcext:value-type="float">
            <text:p>500</text:p>
          </table:table-cell>
          <table:table-cell/>
          <table:table-cell table:formula="of:=IF(ROUND(([.$B4]+[.$A4])/2.3;-2)&lt;500;0;ROUND(([.$B4]+[.$A4])/2.3;-2))" office:value-type="float" office:value="0" calcext:value-type="float">
            <text:p>0</text:p>
          </table:table-cell>
          <table:table-cell table:formula="of:=ROUND(([.$B4]+[.$A4])*0.65;-2)"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VLOOKUP([.I4];[.$U$2:.$V$16];2;0)" office:value-type="string" office:string-value="750-sqft" calcext:value-type="string">
            <text:p>750-sqft</text:p>
          </table:table-cell>
          <table:table-cell table:formula="of:=[.G4]-[.N4]" office:value-type="float" office:value="0" calcext:value-type="float">
            <text:p>0</text:p>
          </table:table-cell>
          <table:table-cell table:formula="of:=[.I4]-[.O4]" office:value-type="float" office:value="0" calcext:value-type="float">
            <text:p>0</text:p>
          </table:table-cell>
          <table:table-cell/>
          <table:table-cell table:formula="of:=ROUNDDOWN([.D4]/250)*250" office:value-type="float" office:value="0" calcext:value-type="float">
            <text:p>0</text:p>
          </table:table-cell>
          <table:table-cell table:formula="of:=ROUNDUP([.E4]/250)*250" office:value-type="float" office:value="750" calcext:value-type="float">
            <text:p>750</text:p>
          </table:table-cell>
          <table:table-cell/>
          <table:table-cell table:formula="of:=&quot;elif sqft &lt;=&quot;&amp;[.B4]&amp;&quot;:&quot;" office:value-type="string" office:string-value="elif sqft &lt;=500:" calcext:value-type="string">
            <text:p>elif sqft &lt;=500:</text:p>
          </table:table-cell>
          <table:table-cell table:formula="of:=&quot;url = 'max-sqft=&quot;&amp;[.J4]&amp;&quot;'&quot;" office:value-type="string" office:string-value="url = 'max-sqft=750-sqft'" calcext:value-type="string">
            <text:p>url = 'max-sqft=750-sqft'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1k-sqft</text:p>
          </table:table-cell>
          <table:table-cell table:number-columns-repeated="5"/>
        </table:table-row>
        <table:table-row table:style-name="ro1">
          <table:table-cell table:formula="of:=[.B4]" office:value-type="float" office:value="500" calcext:value-type="float">
            <text:p>500</text:p>
          </table:table-cell>
          <table:table-cell table:formula="of:=[.B4]+100" office:value-type="float" office:value="600" calcext:value-type="float">
            <text:p>600</text:p>
          </table:table-cell>
          <table:table-cell/>
          <table:table-cell table:formula="of:=IF(ROUND(([.$B5]+[.$A5])/2.3;-2)&lt;500;0;ROUND(([.$B5]+[.$A5])/2.3;-2))" office:value-type="float" office:value="500" calcext:value-type="float">
            <text:p>500</text:p>
          </table:table-cell>
          <table:table-cell table:formula="of:=ROUND(([.$B5]+[.$A5])*0.65;-2)" office:value-type="float" office:value="700" calcext:value-type="float">
            <text:p>7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VLOOKUP([.G5];[.$U$2:.$V$16];2;0)" office:value-type="string" office:string-value="500-sqft" calcext:value-type="string">
            <text:p>500-sqft</text:p>
          </table:table-cell>
          <table:table-cell office:value-type="float" office:value="750" calcext:value-type="float">
            <text:p>750</text:p>
          </table:table-cell>
          <table:table-cell table:formula="of:=VLOOKUP([.I5];[.$U$2:.$V$16];2;0)" office:value-type="string" office:string-value="750-sqft" calcext:value-type="string">
            <text:p>750-sqft</text:p>
          </table:table-cell>
          <table:table-cell table:formula="of:=[.G5]-[.N5]" office:value-type="float" office:value="0" calcext:value-type="float">
            <text:p>0</text:p>
          </table:table-cell>
          <table:table-cell table:formula="of:=[.I5]-[.O5]" office:value-type="float" office:value="0" calcext:value-type="float">
            <text:p>0</text:p>
          </table:table-cell>
          <table:table-cell/>
          <table:table-cell table:formula="of:=ROUNDDOWN([.D5]/250)*250" office:value-type="float" office:value="500" calcext:value-type="float">
            <text:p>500</text:p>
          </table:table-cell>
          <table:table-cell table:formula="of:=ROUNDUP([.E5]/250)*250" office:value-type="float" office:value="750" calcext:value-type="float">
            <text:p>750</text:p>
          </table:table-cell>
          <table:table-cell/>
          <table:table-cell table:formula="of:=&quot;elif sqft &lt;=&quot;&amp;[.B5]&amp;&quot;:&quot;" office:value-type="string" office:string-value="elif sqft &lt;=600:" calcext:value-type="string">
            <text:p>elif sqft &lt;=600:</text:p>
          </table:table-cell>
          <table:table-cell table:formula="of:=&quot;url = 'min-sqft=&quot;&amp;[.H5]&amp;&quot;,max-sqft=&quot;&amp;[.J5]&amp;&quot;'&quot;" office:value-type="string" office:string-value="url = 'min-sqft=500-sqft,max-sqft=750-sqft'" calcext:value-type="string">
            <text:p>url = 'min-sqft=500-sqft,max-sqft=750-sqft'</text:p>
          </table:table-cell>
          <table:table-cell table:number-columns-repeated="2"/>
          <table:table-cell office:value-type="float" office:value="1250" calcext:value-type="float">
            <text:p>1250</text:p>
          </table:table-cell>
          <table:table-cell office:value-type="string" calcext:value-type="string">
            <text:p>1.25k-sqft</text:p>
          </table:table-cell>
          <table:table-cell table:number-columns-repeated="5"/>
        </table:table-row>
        <table:table-row table:style-name="ro1">
          <table:table-cell table:formula="of:=[.B5]" office:value-type="float" office:value="600" calcext:value-type="float">
            <text:p>600</text:p>
          </table:table-cell>
          <table:table-cell table:formula="of:=[.B5]+150" office:value-type="float" office:value="750" calcext:value-type="float">
            <text:p>750</text:p>
          </table:table-cell>
          <table:table-cell/>
          <table:table-cell table:formula="of:=IF(ROUND(([.$B6]+[.$A6])/2.3;-2)&lt;500;0;ROUND(([.$B6]+[.$A6])/2.3;-2))" office:value-type="float" office:value="600" calcext:value-type="float">
            <text:p>600</text:p>
          </table:table-cell>
          <table:table-cell table:formula="of:=ROUND(([.$B6]+[.$A6])*0.65;-2)" office:value-type="float" office:value="900" calcext:value-type="float">
            <text:p>9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VLOOKUP([.G6];[.$U$2:.$V$16];2;0)" office:value-type="string" office:string-value="500-sqft" calcext:value-type="string">
            <text:p>500-sqft</text:p>
          </table:table-cell>
          <table:table-cell office:value-type="float" office:value="1000" calcext:value-type="float">
            <text:p>1000</text:p>
          </table:table-cell>
          <table:table-cell table:formula="of:=VLOOKUP([.I6];[.$U$2:.$V$16];2;0)" office:value-type="string" office:string-value="1k-sqft" calcext:value-type="string">
            <text:p>1k-sqft</text:p>
          </table:table-cell>
          <table:table-cell table:formula="of:=[.G6]-[.N6]" office:value-type="float" office:value="0" calcext:value-type="float">
            <text:p>0</text:p>
          </table:table-cell>
          <table:table-cell table:formula="of:=[.I6]-[.O6]" office:value-type="float" office:value="0" calcext:value-type="float">
            <text:p>0</text:p>
          </table:table-cell>
          <table:table-cell/>
          <table:table-cell table:formula="of:=ROUNDDOWN([.D6]/250)*250" office:value-type="float" office:value="500" calcext:value-type="float">
            <text:p>500</text:p>
          </table:table-cell>
          <table:table-cell table:formula="of:=ROUNDUP([.E6]/250)*250" office:value-type="float" office:value="1000" calcext:value-type="float">
            <text:p>1000</text:p>
          </table:table-cell>
          <table:table-cell/>
          <table:table-cell table:formula="of:=&quot;elif sqft &lt;=&quot;&amp;[.B6]&amp;&quot;:&quot;" office:value-type="string" office:string-value="elif sqft &lt;=750:" calcext:value-type="string">
            <text:p>elif sqft &lt;=750:</text:p>
          </table:table-cell>
          <table:table-cell table:formula="of:=&quot;url = 'min-sqft=&quot;&amp;[.H6]&amp;&quot;,max-sqft=&quot;&amp;[.J6]&amp;&quot;'&quot;" office:value-type="string" office:string-value="url = 'min-sqft=500-sqft,max-sqft=1k-sqft'" calcext:value-type="string">
            <text:p>url = 'min-sqft=500-sqft,max-sqft=1k-sqft'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1.5k-sqft</text:p>
          </table:table-cell>
          <table:table-cell table:number-columns-repeated="5"/>
        </table:table-row>
        <table:table-row table:style-name="ro1">
          <table:table-cell table:formula="of:=[.B6]" office:value-type="float" office:value="750" calcext:value-type="float">
            <text:p>750</text:p>
          </table:table-cell>
          <table:table-cell table:formula="of:=[.B6]+150" office:value-type="float" office:value="900" calcext:value-type="float">
            <text:p>900</text:p>
          </table:table-cell>
          <table:table-cell/>
          <table:table-cell table:formula="of:=IF(ROUND(([.$B7]+[.$A7])/2.3;-2)&lt;500;0;ROUND(([.$B7]+[.$A7])/2.3;-2))" office:value-type="float" office:value="700" calcext:value-type="float">
            <text:p>700</text:p>
          </table:table-cell>
          <table:table-cell table:formula="of:=ROUND(([.$B7]+[.$A7])*0.65;-2)" office:value-type="float" office:value="1100" calcext:value-type="float">
            <text:p>1100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VLOOKUP([.G7];[.$U$2:.$V$16];2;0)" office:value-type="string" office:string-value="750-sqft" calcext:value-type="string">
            <text:p>750-sqft</text:p>
          </table:table-cell>
          <table:table-cell office:value-type="float" office:value="1250" calcext:value-type="float">
            <text:p>1250</text:p>
          </table:table-cell>
          <table:table-cell table:formula="of:=VLOOKUP([.I7];[.$U$2:.$V$16];2;0)" office:value-type="string" office:string-value="1.25k-sqft" calcext:value-type="string">
            <text:p>1.25k-sqft</text:p>
          </table:table-cell>
          <table:table-cell table:formula="of:=[.G7]-[.N7]" office:value-type="float" office:value="250" calcext:value-type="float">
            <text:p>250</text:p>
          </table:table-cell>
          <table:table-cell table:formula="of:=[.I7]-[.O7]" office:value-type="float" office:value="0" calcext:value-type="float">
            <text:p>0</text:p>
          </table:table-cell>
          <table:table-cell/>
          <table:table-cell table:formula="of:=ROUNDDOWN([.D7]/250)*250" office:value-type="float" office:value="500" calcext:value-type="float">
            <text:p>500</text:p>
          </table:table-cell>
          <table:table-cell table:formula="of:=ROUNDUP([.E7]/250)*250" office:value-type="float" office:value="1250" calcext:value-type="float">
            <text:p>1250</text:p>
          </table:table-cell>
          <table:table-cell/>
          <table:table-cell table:formula="of:=&quot;elif sqft &lt;=&quot;&amp;[.B7]&amp;&quot;:&quot;" office:value-type="string" office:string-value="elif sqft &lt;=900:" calcext:value-type="string">
            <text:p>elif sqft &lt;=900:</text:p>
          </table:table-cell>
          <table:table-cell table:formula="of:=&quot;url = 'min-sqft=&quot;&amp;[.H7]&amp;&quot;,max-sqft=&quot;&amp;[.J7]&amp;&quot;'&quot;" office:value-type="string" office:string-value="url = 'min-sqft=750-sqft,max-sqft=1.25k-sqft'" calcext:value-type="string">
            <text:p>url = 'min-sqft=750-sqft,max-sqft=1.25k-sqft'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office:value-type="string" calcext:value-type="string">
            <text:p>1.75k-sqft</text:p>
          </table:table-cell>
          <table:table-cell table:number-columns-repeated="5"/>
        </table:table-row>
        <table:table-row table:style-name="ro1">
          <table:table-cell table:formula="of:=[.B7]" office:value-type="float" office:value="900" calcext:value-type="float">
            <text:p>900</text:p>
          </table:table-cell>
          <table:table-cell table:formula="of:=[.B7]+100" office:value-type="float" office:value="1000" calcext:value-type="float">
            <text:p>1000</text:p>
          </table:table-cell>
          <table:table-cell/>
          <table:table-cell table:formula="of:=IF(ROUND(([.$B8]+[.$A8])/2.3;-2)&lt;500;0;ROUND(([.$B8]+[.$A8])/2.3;-2))" office:value-type="float" office:value="800" calcext:value-type="float">
            <text:p>800</text:p>
          </table:table-cell>
          <table:table-cell table:formula="of:=ROUND(([.$B8]+[.$A8])*0.65;-2)" office:value-type="float" office:value="1200" calcext:value-type="float">
            <text:p>12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VLOOKUP([.G8];[.$U$2:.$V$16];2;0)" office:value-type="string" office:string-value="1k-sqft" calcext:value-type="string">
            <text:p>1k-sqft</text:p>
          </table:table-cell>
          <table:table-cell office:value-type="float" office:value="1250" calcext:value-type="float">
            <text:p>1250</text:p>
          </table:table-cell>
          <table:table-cell table:formula="of:=VLOOKUP([.I8];[.$U$2:.$V$16];2;0)" office:value-type="string" office:string-value="1.25k-sqft" calcext:value-type="string">
            <text:p>1.25k-sqft</text:p>
          </table:table-cell>
          <table:table-cell table:formula="of:=[.G8]-[.N8]" office:value-type="float" office:value="250" calcext:value-type="float">
            <text:p>250</text:p>
          </table:table-cell>
          <table:table-cell table:formula="of:=[.I8]-[.O8]" office:value-type="float" office:value="0" calcext:value-type="float">
            <text:p>0</text:p>
          </table:table-cell>
          <table:table-cell/>
          <table:table-cell table:formula="of:=ROUNDDOWN([.D8]/250)*250" office:value-type="float" office:value="750" calcext:value-type="float">
            <text:p>750</text:p>
          </table:table-cell>
          <table:table-cell table:formula="of:=ROUNDUP([.E8]/250)*250" office:value-type="float" office:value="1250" calcext:value-type="float">
            <text:p>1250</text:p>
          </table:table-cell>
          <table:table-cell/>
          <table:table-cell table:formula="of:=&quot;elif sqft &lt;=&quot;&amp;[.B8]&amp;&quot;:&quot;" office:value-type="string" office:string-value="elif sqft &lt;=1000:" calcext:value-type="string">
            <text:p>elif sqft &lt;=1000:</text:p>
          </table:table-cell>
          <table:table-cell table:formula="of:=&quot;url = 'min-sqft=&quot;&amp;[.H8]&amp;&quot;,max-sqft=&quot;&amp;[.J8]&amp;&quot;'&quot;" office:value-type="string" office:string-value="url = 'min-sqft=1k-sqft,max-sqft=1.25k-sqft'" calcext:value-type="string">
            <text:p>url = 'min-sqft=1k-sqft,max-sqft=1.25k-sqft'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2k-sqft</text:p>
          </table:table-cell>
          <table:table-cell table:number-columns-repeated="5"/>
        </table:table-row>
        <table:table-row table:style-name="ro1">
          <table:table-cell table:formula="of:=[.B8]" office:value-type="float" office:value="1000" calcext:value-type="float">
            <text:p>1000</text:p>
          </table:table-cell>
          <table:table-cell table:formula="of:=[.B8]+150" office:value-type="float" office:value="1150" calcext:value-type="float">
            <text:p>1150</text:p>
          </table:table-cell>
          <table:table-cell/>
          <table:table-cell table:formula="of:=IF(ROUND(([.$B9]+[.$A9])/2.3;-2)&lt;500;0;ROUND(([.$B9]+[.$A9])/2.3;-2))" office:value-type="float" office:value="900" calcext:value-type="float">
            <text:p>900</text:p>
          </table:table-cell>
          <table:table-cell table:formula="of:=ROUND(([.$B9]+[.$A9])*0.65;-2)" office:value-type="float" office:value="1400" calcext:value-type="float">
            <text:p>14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VLOOKUP([.G9];[.$U$2:.$V$16];2;0)" office:value-type="string" office:string-value="1k-sqft" calcext:value-type="string">
            <text:p>1k-sqft</text:p>
          </table:table-cell>
          <table:table-cell office:value-type="float" office:value="1500" calcext:value-type="float">
            <text:p>1500</text:p>
          </table:table-cell>
          <table:table-cell table:formula="of:=VLOOKUP([.I9];[.$U$2:.$V$16];2;0)" office:value-type="string" office:string-value="1.5k-sqft" calcext:value-type="string">
            <text:p>1.5k-sqft</text:p>
          </table:table-cell>
          <table:table-cell table:formula="of:=[.G9]-[.N9]" office:value-type="float" office:value="250" calcext:value-type="float">
            <text:p>250</text:p>
          </table:table-cell>
          <table:table-cell table:formula="of:=[.I9]-[.O9]" office:value-type="float" office:value="0" calcext:value-type="float">
            <text:p>0</text:p>
          </table:table-cell>
          <table:table-cell/>
          <table:table-cell table:formula="of:=ROUNDDOWN([.D9]/250)*250" office:value-type="float" office:value="750" calcext:value-type="float">
            <text:p>750</text:p>
          </table:table-cell>
          <table:table-cell table:formula="of:=ROUNDUP([.E9]/250)*250" office:value-type="float" office:value="1500" calcext:value-type="float">
            <text:p>1500</text:p>
          </table:table-cell>
          <table:table-cell/>
          <table:table-cell table:formula="of:=&quot;elif sqft &lt;=&quot;&amp;[.B9]&amp;&quot;:&quot;" office:value-type="string" office:string-value="elif sqft &lt;=1150:" calcext:value-type="string">
            <text:p>elif sqft &lt;=1150:</text:p>
          </table:table-cell>
          <table:table-cell table:formula="of:=&quot;url = 'min-sqft=&quot;&amp;[.H9]&amp;&quot;,max-sqft=&quot;&amp;[.J9]&amp;&quot;'&quot;" office:value-type="string" office:string-value="url = 'min-sqft=1k-sqft,max-sqft=1.5k-sqft'" calcext:value-type="string">
            <text:p>url = 'min-sqft=1k-sqft,max-sqft=1.5k-sqft'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office:value-type="string" calcext:value-type="string">
            <text:p>2.25k-sqft</text:p>
          </table:table-cell>
          <table:table-cell table:number-columns-repeated="5"/>
        </table:table-row>
        <table:table-row table:style-name="ro1">
          <table:table-cell table:formula="of:=[.B9]" office:value-type="float" office:value="1150" calcext:value-type="float">
            <text:p>1150</text:p>
          </table:table-cell>
          <table:table-cell table:formula="of:=[.B9]+150" office:value-type="float" office:value="1300" calcext:value-type="float">
            <text:p>1300</text:p>
          </table:table-cell>
          <table:table-cell/>
          <table:table-cell table:formula="of:=IF(ROUND(([.$B10]+[.$A10])/2.3;-2)&lt;500;0;ROUND(([.$B10]+[.$A10])/2.3;-2))" office:value-type="float" office:value="1100" calcext:value-type="float">
            <text:p>1100</text:p>
          </table:table-cell>
          <table:table-cell table:formula="of:=ROUND(([.$B10]+[.$A10])*0.65;-2)" office:value-type="float" office:value="1600" calcext:value-type="float">
            <text:p>16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VLOOKUP([.G10];[.$U$2:.$V$16];2;0)" office:value-type="string" office:string-value="1k-sqft" calcext:value-type="string">
            <text:p>1k-sqft</text:p>
          </table:table-cell>
          <table:table-cell office:value-type="float" office:value="1750" calcext:value-type="float">
            <text:p>1750</text:p>
          </table:table-cell>
          <table:table-cell table:formula="of:=VLOOKUP([.I10];[.$U$2:.$V$16];2;0)" office:value-type="string" office:string-value="1.75k-sqft" calcext:value-type="string">
            <text:p>1.75k-sqft</text:p>
          </table:table-cell>
          <table:table-cell table:formula="of:=[.G10]-[.N10]" office:value-type="float" office:value="0" calcext:value-type="float">
            <text:p>0</text:p>
          </table:table-cell>
          <table:table-cell table:formula="of:=[.I10]-[.O10]" office:value-type="float" office:value="0" calcext:value-type="float">
            <text:p>0</text:p>
          </table:table-cell>
          <table:table-cell/>
          <table:table-cell table:formula="of:=ROUNDDOWN([.D10]/250)*250" office:value-type="float" office:value="1000" calcext:value-type="float">
            <text:p>1000</text:p>
          </table:table-cell>
          <table:table-cell table:formula="of:=ROUNDUP([.E10]/250)*250" office:value-type="float" office:value="1750" calcext:value-type="float">
            <text:p>1750</text:p>
          </table:table-cell>
          <table:table-cell/>
          <table:table-cell table:formula="of:=&quot;elif sqft &lt;=&quot;&amp;[.B10]&amp;&quot;:&quot;" office:value-type="string" office:string-value="elif sqft &lt;=1300:" calcext:value-type="string">
            <text:p>elif sqft &lt;=1300:</text:p>
          </table:table-cell>
          <table:table-cell table:formula="of:=&quot;url = 'min-sqft=&quot;&amp;[.H10]&amp;&quot;,max-sqft=&quot;&amp;[.J10]&amp;&quot;'&quot;" office:value-type="string" office:string-value="url = 'min-sqft=1k-sqft,max-sqft=1.75k-sqft'" calcext:value-type="string">
            <text:p>url = 'min-sqft=1k-sqft,max-sqft=1.75k-sqft'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string" calcext:value-type="string">
            <text:p>2.5k-sqft</text:p>
          </table:table-cell>
          <table:table-cell table:number-columns-repeated="5"/>
        </table:table-row>
        <table:table-row table:style-name="ro1">
          <table:table-cell table:formula="of:=[.B10]" office:value-type="float" office:value="1300" calcext:value-type="float">
            <text:p>1300</text:p>
          </table:table-cell>
          <table:table-cell table:formula="of:=[.B10]+150" office:value-type="float" office:value="1450" calcext:value-type="float">
            <text:p>1450</text:p>
          </table:table-cell>
          <table:table-cell/>
          <table:table-cell table:formula="of:=IF(ROUND(([.$B11]+[.$A11])/2.3;-2)&lt;500;0;ROUND(([.$B11]+[.$A11])/2.3;-2))" office:value-type="float" office:value="1200" calcext:value-type="float">
            <text:p>1200</text:p>
          </table:table-cell>
          <table:table-cell table:formula="of:=ROUND(([.$B11]+[.$A11])*0.65;-2)" office:value-type="float" office:value="1800" calcext:value-type="float">
            <text:p>1800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VLOOKUP([.G11];[.$U$2:.$V$16];2;0)" office:value-type="string" office:string-value="1.25k-sqft" calcext:value-type="string">
            <text:p>1.25k-sqft</text:p>
          </table:table-cell>
          <table:table-cell office:value-type="float" office:value="1750" calcext:value-type="float">
            <text:p>1750</text:p>
          </table:table-cell>
          <table:table-cell table:formula="of:=VLOOKUP([.I11];[.$U$2:.$V$16];2;0)" office:value-type="string" office:string-value="1.75k-sqft" calcext:value-type="string">
            <text:p>1.75k-sqft</text:p>
          </table:table-cell>
          <table:table-cell table:formula="of:=[.G11]-[.N11]" office:value-type="float" office:value="250" calcext:value-type="float">
            <text:p>250</text:p>
          </table:table-cell>
          <table:table-cell table:formula="of:=[.I11]-[.O11]" office:value-type="float" office:value="-250" calcext:value-type="float">
            <text:p>-250</text:p>
          </table:table-cell>
          <table:table-cell/>
          <table:table-cell table:formula="of:=ROUNDDOWN([.D11]/250)*250" office:value-type="float" office:value="1000" calcext:value-type="float">
            <text:p>1000</text:p>
          </table:table-cell>
          <table:table-cell table:formula="of:=ROUNDUP([.E11]/250)*250" office:value-type="float" office:value="2000" calcext:value-type="float">
            <text:p>2000</text:p>
          </table:table-cell>
          <table:table-cell/>
          <table:table-cell table:formula="of:=&quot;elif sqft &lt;=&quot;&amp;[.B11]&amp;&quot;:&quot;" office:value-type="string" office:string-value="elif sqft &lt;=1450:" calcext:value-type="string">
            <text:p>elif sqft &lt;=1450:</text:p>
          </table:table-cell>
          <table:table-cell table:formula="of:=&quot;url = 'min-sqft=&quot;&amp;[.H11]&amp;&quot;,max-sqft=&quot;&amp;[.J11]&amp;&quot;'&quot;" office:value-type="string" office:string-value="url = 'min-sqft=1.25k-sqft,max-sqft=1.75k-sqft'" calcext:value-type="string">
            <text:p>url = 'min-sqft=1.25k-sqft,max-sqft=1.75k-sqft'</text:p>
          </table:table-cell>
          <table:table-cell table:number-columns-repeated="2"/>
          <table:table-cell office:value-type="float" office:value="2750" calcext:value-type="float">
            <text:p>2750</text:p>
          </table:table-cell>
          <table:table-cell office:value-type="string" calcext:value-type="string">
            <text:p>2.75k-sqft</text:p>
          </table:table-cell>
          <table:table-cell table:number-columns-repeated="5"/>
        </table:table-row>
        <table:table-row table:style-name="ro1">
          <table:table-cell table:formula="of:=[.B11]" office:value-type="float" office:value="1450" calcext:value-type="float">
            <text:p>1450</text:p>
          </table:table-cell>
          <table:table-cell table:formula="of:=[.B11]+150" office:value-type="float" office:value="1600" calcext:value-type="float">
            <text:p>1600</text:p>
          </table:table-cell>
          <table:table-cell/>
          <table:table-cell table:formula="of:=IF(ROUND(([.$B12]+[.$A12])/2.3;-2)&lt;500;0;ROUND(([.$B12]+[.$A12])/2.3;-2))" office:value-type="float" office:value="1300" calcext:value-type="float">
            <text:p>1300</text:p>
          </table:table-cell>
          <table:table-cell table:formula="of:=ROUND(([.$B12]+[.$A12])*0.65;-2)" office:value-type="float" office:value="2000" calcext:value-type="float">
            <text:p>2000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VLOOKUP([.G12];[.$U$2:.$V$16];2;0)" office:value-type="string" office:string-value="1.25k-sqft" calcext:value-type="string">
            <text:p>1.25k-sqft</text:p>
          </table:table-cell>
          <table:table-cell office:value-type="float" office:value="2000" calcext:value-type="float">
            <text:p>2000</text:p>
          </table:table-cell>
          <table:table-cell table:formula="of:=VLOOKUP([.I12];[.$U$2:.$V$16];2;0)" office:value-type="string" office:string-value="2k-sqft" calcext:value-type="string">
            <text:p>2k-sqft</text:p>
          </table:table-cell>
          <table:table-cell table:formula="of:=[.G12]-[.N12]" office:value-type="float" office:value="0" calcext:value-type="float">
            <text:p>0</text:p>
          </table:table-cell>
          <table:table-cell table:formula="of:=[.I12]-[.O12]" office:value-type="float" office:value="0" calcext:value-type="float">
            <text:p>0</text:p>
          </table:table-cell>
          <table:table-cell/>
          <table:table-cell table:formula="of:=ROUNDDOWN([.D12]/250)*250" office:value-type="float" office:value="1250" calcext:value-type="float">
            <text:p>1250</text:p>
          </table:table-cell>
          <table:table-cell table:formula="of:=ROUNDUP([.E12]/250)*250" office:value-type="float" office:value="2000" calcext:value-type="float">
            <text:p>2000</text:p>
          </table:table-cell>
          <table:table-cell/>
          <table:table-cell table:formula="of:=&quot;elif sqft &lt;=&quot;&amp;[.B12]&amp;&quot;:&quot;" office:value-type="string" office:string-value="elif sqft &lt;=1600:" calcext:value-type="string">
            <text:p>elif sqft &lt;=1600:</text:p>
          </table:table-cell>
          <table:table-cell table:formula="of:=&quot;url = 'min-sqft=&quot;&amp;[.H12]&amp;&quot;,max-sqft=&quot;&amp;[.J12]&amp;&quot;'&quot;" office:value-type="string" office:string-value="url = 'min-sqft=1.25k-sqft,max-sqft=2k-sqft'" calcext:value-type="string">
            <text:p>url = 'min-sqft=1.25k-sqft,max-sqft=2k-sqft'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string" calcext:value-type="string">
            <text:p>3k-sqft</text:p>
          </table:table-cell>
          <table:table-cell table:number-columns-repeated="5"/>
        </table:table-row>
        <table:table-row table:style-name="ro1">
          <table:table-cell table:formula="of:=[.B12]" office:value-type="float" office:value="1600" calcext:value-type="float">
            <text:p>1600</text:p>
          </table:table-cell>
          <table:table-cell table:formula="of:=[.B12]+150" office:value-type="float" office:value="1750" calcext:value-type="float">
            <text:p>1750</text:p>
          </table:table-cell>
          <table:table-cell/>
          <table:table-cell table:formula="of:=IF(ROUND(([.$B13]+[.$A13])/2.3;-2)&lt;500;0;ROUND(([.$B13]+[.$A13])/2.3;-2))" office:value-type="float" office:value="1500" calcext:value-type="float">
            <text:p>1500</text:p>
          </table:table-cell>
          <table:table-cell table:formula="of:=ROUND(([.$B13]+[.$A13])*0.65;-2)" office:value-type="float" office:value="2200" calcext:value-type="float">
            <text:p>2200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VLOOKUP([.G13];[.$U$2:.$V$16];2;0)" office:value-type="string" office:string-value="1.5k-sqft" calcext:value-type="string">
            <text:p>1.5k-sqft</text:p>
          </table:table-cell>
          <table:table-cell office:value-type="float" office:value="2000" calcext:value-type="float">
            <text:p>2000</text:p>
          </table:table-cell>
          <table:table-cell table:formula="of:=VLOOKUP([.I13];[.$U$2:.$V$16];2;0)" office:value-type="string" office:string-value="2k-sqft" calcext:value-type="string">
            <text:p>2k-sqft</text:p>
          </table:table-cell>
          <table:table-cell table:formula="of:=[.G13]-[.N13]" office:value-type="float" office:value="0" calcext:value-type="float">
            <text:p>0</text:p>
          </table:table-cell>
          <table:table-cell table:formula="of:=[.I13]-[.O13]" office:value-type="float" office:value="-250" calcext:value-type="float">
            <text:p>-250</text:p>
          </table:table-cell>
          <table:table-cell/>
          <table:table-cell table:formula="of:=ROUNDDOWN([.D13]/250)*250" office:value-type="float" office:value="1500" calcext:value-type="float">
            <text:p>1500</text:p>
          </table:table-cell>
          <table:table-cell table:formula="of:=ROUNDUP([.E13]/250)*250" office:value-type="float" office:value="2250" calcext:value-type="float">
            <text:p>2250</text:p>
          </table:table-cell>
          <table:table-cell/>
          <table:table-cell table:formula="of:=&quot;elif sqft &lt;=&quot;&amp;[.B13]&amp;&quot;:&quot;" office:value-type="string" office:string-value="elif sqft &lt;=1750:" calcext:value-type="string">
            <text:p>elif sqft &lt;=1750:</text:p>
          </table:table-cell>
          <table:table-cell table:formula="of:=&quot;url = 'min-sqft=&quot;&amp;[.H13]&amp;&quot;,max-sqft=&quot;&amp;[.J13]&amp;&quot;'&quot;" office:value-type="string" office:string-value="url = 'min-sqft=1.5k-sqft,max-sqft=2k-sqft'" calcext:value-type="string">
            <text:p>url = 'min-sqft=1.5k-sqft,max-sqft=2k-sqft'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string" calcext:value-type="string">
            <text:p>3.5k-sqft</text:p>
          </table:table-cell>
          <table:table-cell table:number-columns-repeated="5"/>
        </table:table-row>
        <table:table-row table:style-name="ro1">
          <table:table-cell table:formula="of:=[.B13]" office:value-type="float" office:value="1750" calcext:value-type="float">
            <text:p>1750</text:p>
          </table:table-cell>
          <table:table-cell table:formula="of:=[.B13]+150" office:value-type="float" office:value="1900" calcext:value-type="float">
            <text:p>1900</text:p>
          </table:table-cell>
          <table:table-cell/>
          <table:table-cell table:formula="of:=IF(ROUND(([.$B14]+[.$A14])/2.3;-2)&lt;500;0;ROUND(([.$B14]+[.$A14])/2.3;-2))" office:value-type="float" office:value="1600" calcext:value-type="float">
            <text:p>1600</text:p>
          </table:table-cell>
          <table:table-cell table:formula="of:=ROUND(([.$B14]+[.$A14])*0.65;-2)" office:value-type="float" office:value="2400" calcext:value-type="float">
            <text:p>2400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VLOOKUP([.G14];[.$U$2:.$V$16];2;0)" office:value-type="string" office:string-value="1.5k-sqft" calcext:value-type="string">
            <text:p>1.5k-sqft</text:p>
          </table:table-cell>
          <table:table-cell office:value-type="float" office:value="2250" calcext:value-type="float">
            <text:p>2250</text:p>
          </table:table-cell>
          <table:table-cell table:formula="of:=VLOOKUP([.I14];[.$U$2:.$V$16];2;0)" office:value-type="string" office:string-value="2.25k-sqft" calcext:value-type="string">
            <text:p>2.25k-sqft</text:p>
          </table:table-cell>
          <table:table-cell table:formula="of:=[.G14]-[.N14]" office:value-type="float" office:value="0" calcext:value-type="float">
            <text:p>0</text:p>
          </table:table-cell>
          <table:table-cell table:formula="of:=[.I14]-[.O14]" office:value-type="float" office:value="-250" calcext:value-type="float">
            <text:p>-250</text:p>
          </table:table-cell>
          <table:table-cell/>
          <table:table-cell table:formula="of:=ROUNDDOWN([.D14]/250)*250" office:value-type="float" office:value="1500" calcext:value-type="float">
            <text:p>1500</text:p>
          </table:table-cell>
          <table:table-cell table:formula="of:=ROUNDUP([.E14]/250)*250" office:value-type="float" office:value="2500" calcext:value-type="float">
            <text:p>2500</text:p>
          </table:table-cell>
          <table:table-cell/>
          <table:table-cell table:formula="of:=&quot;elif sqft &lt;=&quot;&amp;[.B14]&amp;&quot;:&quot;" office:value-type="string" office:string-value="elif sqft &lt;=1900:" calcext:value-type="string">
            <text:p>elif sqft &lt;=1900:</text:p>
          </table:table-cell>
          <table:table-cell table:formula="of:=&quot;url = 'min-sqft=&quot;&amp;[.H14]&amp;&quot;,max-sqft=&quot;&amp;[.J14]&amp;&quot;'&quot;" office:value-type="string" office:string-value="url = 'min-sqft=1.5k-sqft,max-sqft=2.25k-sqft'" calcext:value-type="string">
            <text:p>url = 'min-sqft=1.5k-sqft,max-sqft=2.25k-sqft'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string" calcext:value-type="string">
            <text:p>4k-sqft</text:p>
          </table:table-cell>
          <table:table-cell table:number-columns-repeated="5"/>
        </table:table-row>
        <table:table-row table:style-name="ro1">
          <table:table-cell table:formula="of:=[.B14]" office:value-type="float" office:value="1900" calcext:value-type="float">
            <text:p>1900</text:p>
          </table:table-cell>
          <table:table-cell table:formula="of:=[.B14]+150" office:value-type="float" office:value="2050" calcext:value-type="float">
            <text:p>2050</text:p>
          </table:table-cell>
          <table:table-cell/>
          <table:table-cell table:formula="of:=IF(ROUND(([.$B15]+[.$A15])/2.3;-2)&lt;500;0;ROUND(([.$B15]+[.$A15])/2.3;-2))" office:value-type="float" office:value="1700" calcext:value-type="float">
            <text:p>1700</text:p>
          </table:table-cell>
          <table:table-cell table:formula="of:=ROUND(([.$B15]+[.$A15])*0.65;-2)" office:value-type="float" office:value="2600" calcext:value-type="float">
            <text:p>2600</text:p>
          </table:table-cell>
          <table:table-cell/>
          <table:table-cell office:value-type="float" office:value="1750" calcext:value-type="float">
            <text:p>1750</text:p>
          </table:table-cell>
          <table:table-cell table:formula="of:=VLOOKUP([.G15];[.$U$2:.$V$16];2;0)" office:value-type="string" office:string-value="1.75k-sqft" calcext:value-type="string">
            <text:p>1.75k-sqft</text:p>
          </table:table-cell>
          <table:table-cell office:value-type="float" office:value="2500" calcext:value-type="float">
            <text:p>2500</text:p>
          </table:table-cell>
          <table:table-cell table:formula="of:=VLOOKUP([.I15];[.$U$2:.$V$16];2;0)" office:value-type="string" office:string-value="2.5k-sqft" calcext:value-type="string">
            <text:p>2.5k-sqft</text:p>
          </table:table-cell>
          <table:table-cell table:formula="of:=[.G15]-[.N15]" office:value-type="float" office:value="250" calcext:value-type="float">
            <text:p>250</text:p>
          </table:table-cell>
          <table:table-cell table:formula="of:=[.I15]-[.O15]" office:value-type="float" office:value="-250" calcext:value-type="float">
            <text:p>-250</text:p>
          </table:table-cell>
          <table:table-cell/>
          <table:table-cell table:formula="of:=ROUNDDOWN([.D15]/250)*250" office:value-type="float" office:value="1500" calcext:value-type="float">
            <text:p>1500</text:p>
          </table:table-cell>
          <table:table-cell table:formula="of:=ROUNDUP([.E15]/250)*250" office:value-type="float" office:value="2750" calcext:value-type="float">
            <text:p>2750</text:p>
          </table:table-cell>
          <table:table-cell/>
          <table:table-cell table:formula="of:=&quot;elif sqft &lt;=&quot;&amp;[.B15]&amp;&quot;:&quot;" office:value-type="string" office:string-value="elif sqft &lt;=2050:" calcext:value-type="string">
            <text:p>elif sqft &lt;=2050:</text:p>
          </table:table-cell>
          <table:table-cell table:formula="of:=&quot;url = 'min-sqft=&quot;&amp;[.H15]&amp;&quot;,max-sqft=&quot;&amp;[.J15]&amp;&quot;'&quot;" office:value-type="string" office:string-value="url = 'min-sqft=1.75k-sqft,max-sqft=2.5k-sqft'" calcext:value-type="string">
            <text:p>url = 'min-sqft=1.75k-sqft,max-sqft=2.5k-sqft'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string" calcext:value-type="string">
            <text:p>5k-sqft</text:p>
          </table:table-cell>
          <table:table-cell table:number-columns-repeated="5"/>
        </table:table-row>
        <table:table-row table:style-name="ro1">
          <table:table-cell table:formula="of:=[.B15]" office:value-type="float" office:value="2050" calcext:value-type="float">
            <text:p>2050</text:p>
          </table:table-cell>
          <table:table-cell table:formula="of:=[.B15]+150" office:value-type="float" office:value="2200" calcext:value-type="float">
            <text:p>2200</text:p>
          </table:table-cell>
          <table:table-cell/>
          <table:table-cell table:formula="of:=IF(ROUND(([.$B16]+[.$A16])/2.3;-2)&lt;500;0;ROUND(([.$B16]+[.$A16])/2.3;-2))" office:value-type="float" office:value="1800" calcext:value-type="float">
            <text:p>1800</text:p>
          </table:table-cell>
          <table:table-cell table:formula="of:=ROUND(([.$B16]+[.$A16])*0.65;-2)" office:value-type="float" office:value="2800" calcext:value-type="float">
            <text:p>2800</text:p>
          </table:table-cell>
          <table:table-cell/>
          <table:table-cell office:value-type="float" office:value="1750" calcext:value-type="float">
            <text:p>1750</text:p>
          </table:table-cell>
          <table:table-cell table:formula="of:=VLOOKUP([.G16];[.$U$2:.$V$16];2;0)" office:value-type="string" office:string-value="1.75k-sqft" calcext:value-type="string">
            <text:p>1.75k-sqft</text:p>
          </table:table-cell>
          <table:table-cell office:value-type="float" office:value="2750" calcext:value-type="float">
            <text:p>2750</text:p>
          </table:table-cell>
          <table:table-cell table:formula="of:=VLOOKUP([.I16];[.$U$2:.$V$16];2;0)" office:value-type="string" office:string-value="2.75k-sqft" calcext:value-type="string">
            <text:p>2.75k-sqft</text:p>
          </table:table-cell>
          <table:table-cell table:formula="of:=[.G16]-[.N16]" office:value-type="float" office:value="0" calcext:value-type="float">
            <text:p>0</text:p>
          </table:table-cell>
          <table:table-cell table:formula="of:=[.I16]-[.O16]" office:value-type="float" office:value="-250" calcext:value-type="float">
            <text:p>-250</text:p>
          </table:table-cell>
          <table:table-cell/>
          <table:table-cell table:formula="of:=ROUNDDOWN([.D16]/250)*250" office:value-type="float" office:value="1750" calcext:value-type="float">
            <text:p>1750</text:p>
          </table:table-cell>
          <table:table-cell table:formula="of:=ROUNDUP([.E16]/250)*250" office:value-type="float" office:value="3000" calcext:value-type="float">
            <text:p>3000</text:p>
          </table:table-cell>
          <table:table-cell/>
          <table:table-cell table:formula="of:=&quot;elif sqft &lt;=&quot;&amp;[.B16]&amp;&quot;:&quot;" office:value-type="string" office:string-value="elif sqft &lt;=2200:" calcext:value-type="string">
            <text:p>elif sqft &lt;=2200:</text:p>
          </table:table-cell>
          <table:table-cell table:formula="of:=&quot;url = 'min-sqft=&quot;&amp;[.H16]&amp;&quot;,max-sqft=&quot;&amp;[.J16]&amp;&quot;'&quot;" office:value-type="string" office:string-value="url = 'min-sqft=1.75k-sqft,max-sqft=2.75k-sqft'" calcext:value-type="string">
            <text:p>url = 'min-sqft=1.75k-sqft,max-sqft=2.75k-sqft'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string" calcext:value-type="string">
            <text:p>7.5k-sqft</text:p>
          </table:table-cell>
          <table:table-cell table:number-columns-repeated="5"/>
        </table:table-row>
        <table:table-row table:style-name="ro1">
          <table:table-cell table:formula="of:=[.B16]" office:value-type="float" office:value="2200" calcext:value-type="float">
            <text:p>2200</text:p>
          </table:table-cell>
          <table:table-cell table:formula="of:=[.B16]+150" office:value-type="float" office:value="2350" calcext:value-type="float">
            <text:p>2350</text:p>
          </table:table-cell>
          <table:table-cell/>
          <table:table-cell table:formula="of:=IF(ROUND(([.$B17]+[.$A17])/2.3;-2)&lt;500;0;ROUND(([.$B17]+[.$A17])/2.3;-2))" office:value-type="float" office:value="2000" calcext:value-type="float">
            <text:p>2000</text:p>
          </table:table-cell>
          <table:table-cell table:formula="of:=ROUND(([.$B17]+[.$A17])*0.65;-2)" office:value-type="float" office:value="3000" calcext:value-type="float">
            <text:p>3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VLOOKUP([.G17];[.$U$2:.$V$16];2;0)" office:value-type="string" office:string-value="2k-sqft" calcext:value-type="string">
            <text:p>2k-sqft</text:p>
          </table:table-cell>
          <table:table-cell office:value-type="float" office:value="3000" calcext:value-type="float">
            <text:p>3000</text:p>
          </table:table-cell>
          <table:table-cell table:formula="of:=VLOOKUP([.I17];[.$U$2:.$V$16];2;0)" office:value-type="string" office:string-value="3k-sqft" calcext:value-type="string">
            <text:p>3k-sqft</text:p>
          </table:table-cell>
          <table:table-cell table:formula="of:=[.G17]-[.N17]" office:value-type="float" office:value="0" calcext:value-type="float">
            <text:p>0</text:p>
          </table:table-cell>
          <table:table-cell table:formula="of:=[.I17]-[.O17]" office:value-type="float" office:value="0" calcext:value-type="float">
            <text:p>0</text:p>
          </table:table-cell>
          <table:table-cell/>
          <table:table-cell table:formula="of:=ROUNDDOWN([.D17]/250)*250" office:value-type="float" office:value="2000" calcext:value-type="float">
            <text:p>2000</text:p>
          </table:table-cell>
          <table:table-cell table:formula="of:=ROUNDUP([.E17]/250)*250" office:value-type="float" office:value="3000" calcext:value-type="float">
            <text:p>3000</text:p>
          </table:table-cell>
          <table:table-cell/>
          <table:table-cell table:formula="of:=&quot;elif sqft &lt;=&quot;&amp;[.B17]&amp;&quot;:&quot;" office:value-type="string" office:string-value="elif sqft &lt;=2350:" calcext:value-type="string">
            <text:p>elif sqft &lt;=2350:</text:p>
          </table:table-cell>
          <table:table-cell table:formula="of:=&quot;url = 'min-sqft=&quot;&amp;[.H17]&amp;&quot;,max-sqft=&quot;&amp;[.J17]&amp;&quot;'&quot;" office:value-type="string" office:string-value="url = 'min-sqft=2k-sqft,max-sqft=3k-sqft'" calcext:value-type="string">
            <text:p>url = 'min-sqft=2k-sqft,max-sqft=3k-sqft'</text:p>
          </table:table-cell>
          <table:table-cell table:number-columns-repeated="9"/>
        </table:table-row>
        <table:table-row table:style-name="ro1">
          <table:table-cell table:formula="of:=[.B17]" office:value-type="float" office:value="2350" calcext:value-type="float">
            <text:p>2350</text:p>
          </table:table-cell>
          <table:table-cell table:formula="of:=[.B17]+200" office:value-type="float" office:value="2550" calcext:value-type="float">
            <text:p>2550</text:p>
          </table:table-cell>
          <table:table-cell/>
          <table:table-cell table:formula="of:=IF(ROUND(([.$B18]+[.$A18])/2.3;-2)&lt;500;0;ROUND(([.$B18]+[.$A18])/2.3;-2))" office:value-type="float" office:value="2100" calcext:value-type="float">
            <text:p>2100</text:p>
          </table:table-cell>
          <table:table-cell table:formula="of:=ROUND(([.$B18]+[.$A18])*0.65;-2)" office:value-type="float" office:value="3200" calcext:value-type="float">
            <text:p>3200</text:p>
          </table:table-cell>
          <table:table-cell/>
          <table:table-cell office:value-type="float" office:value="2250" calcext:value-type="float">
            <text:p>2250</text:p>
          </table:table-cell>
          <table:table-cell table:formula="of:=VLOOKUP([.G18];[.$U$2:.$V$16];2;0)" office:value-type="string" office:string-value="2.25k-sqft" calcext:value-type="string">
            <text:p>2.25k-sqft</text:p>
          </table:table-cell>
          <table:table-cell office:value-type="float" office:value="3000" calcext:value-type="float">
            <text:p>3000</text:p>
          </table:table-cell>
          <table:table-cell table:formula="of:=VLOOKUP([.I18];[.$U$2:.$V$16];2;0)" office:value-type="string" office:string-value="3k-sqft" calcext:value-type="string">
            <text:p>3k-sqft</text:p>
          </table:table-cell>
          <table:table-cell table:formula="of:=[.G18]-[.N18]" office:value-type="float" office:value="250" calcext:value-type="float">
            <text:p>250</text:p>
          </table:table-cell>
          <table:table-cell table:formula="of:=[.I18]-[.O18]" office:value-type="float" office:value="-250" calcext:value-type="float">
            <text:p>-250</text:p>
          </table:table-cell>
          <table:table-cell/>
          <table:table-cell table:formula="of:=ROUNDDOWN([.D18]/250)*250" office:value-type="float" office:value="2000" calcext:value-type="float">
            <text:p>2000</text:p>
          </table:table-cell>
          <table:table-cell table:formula="of:=ROUNDUP([.E18]/250)*250" office:value-type="float" office:value="3250" calcext:value-type="float">
            <text:p>3250</text:p>
          </table:table-cell>
          <table:table-cell/>
          <table:table-cell table:formula="of:=&quot;elif sqft &lt;=&quot;&amp;[.B18]&amp;&quot;:&quot;" office:value-type="string" office:string-value="elif sqft &lt;=2550:" calcext:value-type="string">
            <text:p>elif sqft &lt;=2550:</text:p>
          </table:table-cell>
          <table:table-cell table:formula="of:=&quot;url = 'min-sqft=&quot;&amp;[.H18]&amp;&quot;,max-sqft=&quot;&amp;[.J18]&amp;&quot;'&quot;" office:value-type="string" office:string-value="url = 'min-sqft=2.25k-sqft,max-sqft=3k-sqft'" calcext:value-type="string">
            <text:p>url = 'min-sqft=2.25k-sqft,max-sqft=3k-sqft'</text:p>
          </table:table-cell>
          <table:table-cell table:number-columns-repeated="9"/>
        </table:table-row>
        <table:table-row table:style-name="ro1">
          <table:table-cell table:formula="of:=[.B18]" office:value-type="float" office:value="2550" calcext:value-type="float">
            <text:p>2550</text:p>
          </table:table-cell>
          <table:table-cell table:formula="of:=[.B18]+200" office:value-type="float" office:value="2750" calcext:value-type="float">
            <text:p>2750</text:p>
          </table:table-cell>
          <table:table-cell/>
          <table:table-cell table:formula="of:=IF(ROUND(([.$B19]+[.$A19])/2.3;-2)&lt;500;0;ROUND(([.$B19]+[.$A19])/2.3;-2))" office:value-type="float" office:value="2300" calcext:value-type="float">
            <text:p>2300</text:p>
          </table:table-cell>
          <table:table-cell table:formula="of:=ROUND(([.$B19]+[.$A19])*0.65;-2)" office:value-type="float" office:value="3400" calcext:value-type="float">
            <text:p>3400</text:p>
          </table:table-cell>
          <table:table-cell/>
          <table:table-cell office:value-type="float" office:value="2250" calcext:value-type="float">
            <text:p>2250</text:p>
          </table:table-cell>
          <table:table-cell table:formula="of:=VLOOKUP([.G19];[.$U$2:.$V$16];2;0)" office:value-type="string" office:string-value="2.25k-sqft" calcext:value-type="string">
            <text:p>2.25k-sqft</text:p>
          </table:table-cell>
          <table:table-cell office:value-type="float" office:value="3500" calcext:value-type="float">
            <text:p>3500</text:p>
          </table:table-cell>
          <table:table-cell table:formula="of:=VLOOKUP([.I19];[.$U$2:.$V$16];2;0)" office:value-type="string" office:string-value="3.5k-sqft" calcext:value-type="string">
            <text:p>3.5k-sqft</text:p>
          </table:table-cell>
          <table:table-cell table:formula="of:=[.G19]-[.N19]" office:value-type="float" office:value="0" calcext:value-type="float">
            <text:p>0</text:p>
          </table:table-cell>
          <table:table-cell table:formula="of:=[.I19]-[.O19]" office:value-type="float" office:value="0" calcext:value-type="float">
            <text:p>0</text:p>
          </table:table-cell>
          <table:table-cell/>
          <table:table-cell table:formula="of:=ROUNDDOWN([.D19]/250)*250" office:value-type="float" office:value="2250" calcext:value-type="float">
            <text:p>2250</text:p>
          </table:table-cell>
          <table:table-cell table:formula="of:=ROUNDUP([.E19]/250)*250" office:value-type="float" office:value="3500" calcext:value-type="float">
            <text:p>3500</text:p>
          </table:table-cell>
          <table:table-cell/>
          <table:table-cell table:formula="of:=&quot;elif sqft &lt;=&quot;&amp;[.B19]&amp;&quot;:&quot;" office:value-type="string" office:string-value="elif sqft &lt;=2750:" calcext:value-type="string">
            <text:p>elif sqft &lt;=2750:</text:p>
          </table:table-cell>
          <table:table-cell table:formula="of:=&quot;url = 'min-sqft=&quot;&amp;[.H19]&amp;&quot;,max-sqft=&quot;&amp;[.J19]&amp;&quot;'&quot;" office:value-type="string" office:string-value="url = 'min-sqft=2.25k-sqft,max-sqft=3.5k-sqft'" calcext:value-type="string">
            <text:p>url = 'min-sqft=2.25k-sqft,max-sqft=3.5k-sqft'</text:p>
          </table:table-cell>
          <table:table-cell table:number-columns-repeated="9"/>
        </table:table-row>
        <table:table-row table:style-name="ro1">
          <table:table-cell table:formula="of:=[.B19]" office:value-type="float" office:value="2750" calcext:value-type="float">
            <text:p>2750</text:p>
          </table:table-cell>
          <table:table-cell table:formula="of:=[.B19]+200" office:value-type="float" office:value="2950" calcext:value-type="float">
            <text:p>2950</text:p>
          </table:table-cell>
          <table:table-cell/>
          <table:table-cell table:formula="of:=IF(ROUND(([.$B20]+[.$A20])/2.3;-2)&lt;500;0;ROUND(([.$B20]+[.$A20])/2.3;-2))" office:value-type="float" office:value="2500" calcext:value-type="float">
            <text:p>2500</text:p>
          </table:table-cell>
          <table:table-cell table:formula="of:=ROUND(([.$B20]+[.$A20])*0.65;-2)" office:value-type="float" office:value="3700" calcext:value-type="float">
            <text:p>3700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VLOOKUP([.G20];[.$U$2:.$V$16];2;0)" office:value-type="string" office:string-value="2.5k-sqft" calcext:value-type="string">
            <text:p>2.5k-sqft</text:p>
          </table:table-cell>
          <table:table-cell office:value-type="float" office:value="3500" calcext:value-type="float">
            <text:p>3500</text:p>
          </table:table-cell>
          <table:table-cell table:formula="of:=VLOOKUP([.I20];[.$U$2:.$V$16];2;0)" office:value-type="string" office:string-value="3.5k-sqft" calcext:value-type="string">
            <text:p>3.5k-sqft</text:p>
          </table:table-cell>
          <table:table-cell table:formula="of:=[.G20]-[.N20]" office:value-type="float" office:value="0" calcext:value-type="float">
            <text:p>0</text:p>
          </table:table-cell>
          <table:table-cell table:formula="of:=[.I20]-[.O20]" office:value-type="float" office:value="-250" calcext:value-type="float">
            <text:p>-250</text:p>
          </table:table-cell>
          <table:table-cell/>
          <table:table-cell table:formula="of:=ROUNDDOWN([.D20]/250)*250" office:value-type="float" office:value="2500" calcext:value-type="float">
            <text:p>2500</text:p>
          </table:table-cell>
          <table:table-cell table:formula="of:=ROUNDUP([.E20]/250)*250" office:value-type="float" office:value="3750" calcext:value-type="float">
            <text:p>3750</text:p>
          </table:table-cell>
          <table:table-cell/>
          <table:table-cell table:formula="of:=&quot;elif sqft &lt;=&quot;&amp;[.B20]&amp;&quot;:&quot;" office:value-type="string" office:string-value="elif sqft &lt;=2950:" calcext:value-type="string">
            <text:p>elif sqft &lt;=2950:</text:p>
          </table:table-cell>
          <table:table-cell table:formula="of:=&quot;url = 'min-sqft=&quot;&amp;[.H20]&amp;&quot;,max-sqft=&quot;&amp;[.J20]&amp;&quot;'&quot;" office:value-type="string" office:string-value="url = 'min-sqft=2.5k-sqft,max-sqft=3.5k-sqft'" calcext:value-type="string">
            <text:p>url = 'min-sqft=2.5k-sqft,max-sqft=3.5k-sqft'</text:p>
          </table:table-cell>
          <table:table-cell table:number-columns-repeated="9"/>
        </table:table-row>
        <table:table-row table:style-name="ro1">
          <table:table-cell table:formula="of:=[.B20]" office:value-type="float" office:value="2950" calcext:value-type="float">
            <text:p>2950</text:p>
          </table:table-cell>
          <table:table-cell table:formula="of:=[.B20]+200" office:value-type="float" office:value="3150" calcext:value-type="float">
            <text:p>3150</text:p>
          </table:table-cell>
          <table:table-cell/>
          <table:table-cell table:formula="of:=IF(ROUND(([.$B21]+[.$A21])/2.3;-2)&lt;500;0;ROUND(([.$B21]+[.$A21])/2.3;-2))" office:value-type="float" office:value="2700" calcext:value-type="float">
            <text:p>2700</text:p>
          </table:table-cell>
          <table:table-cell table:formula="of:=ROUND(([.$B21]+[.$A21])*0.65;-2)" office:value-type="float" office:value="4000" calcext:value-type="float">
            <text:p>4000</text:p>
          </table:table-cell>
          <table:table-cell/>
          <table:table-cell office:value-type="float" office:value="2750" calcext:value-type="float">
            <text:p>2750</text:p>
          </table:table-cell>
          <table:table-cell table:formula="of:=VLOOKUP([.G21];[.$U$2:.$V$16];2;0)" office:value-type="string" office:string-value="2.75k-sqft" calcext:value-type="string">
            <text:p>2.75k-sqft</text:p>
          </table:table-cell>
          <table:table-cell office:value-type="float" office:value="4000" calcext:value-type="float">
            <text:p>4000</text:p>
          </table:table-cell>
          <table:table-cell table:formula="of:=VLOOKUP([.I21];[.$U$2:.$V$16];2;0)" office:value-type="string" office:string-value="4k-sqft" calcext:value-type="string">
            <text:p>4k-sqft</text:p>
          </table:table-cell>
          <table:table-cell table:formula="of:=[.G21]-[.N21]" office:value-type="float" office:value="250" calcext:value-type="float">
            <text:p>250</text:p>
          </table:table-cell>
          <table:table-cell table:formula="of:=[.I21]-[.O21]" office:value-type="float" office:value="0" calcext:value-type="float">
            <text:p>0</text:p>
          </table:table-cell>
          <table:table-cell/>
          <table:table-cell table:formula="of:=ROUNDDOWN([.D21]/250)*250" office:value-type="float" office:value="2500" calcext:value-type="float">
            <text:p>2500</text:p>
          </table:table-cell>
          <table:table-cell table:formula="of:=ROUNDUP([.E21]/250)*250" office:value-type="float" office:value="4000" calcext:value-type="float">
            <text:p>4000</text:p>
          </table:table-cell>
          <table:table-cell/>
          <table:table-cell table:formula="of:=&quot;elif sqft &lt;=&quot;&amp;[.B21]&amp;&quot;:&quot;" office:value-type="string" office:string-value="elif sqft &lt;=3150:" calcext:value-type="string">
            <text:p>elif sqft &lt;=3150:</text:p>
          </table:table-cell>
          <table:table-cell table:formula="of:=&quot;url = 'min-sqft=&quot;&amp;[.H21]&amp;&quot;,max-sqft=&quot;&amp;[.J21]&amp;&quot;'&quot;" office:value-type="string" office:string-value="url = 'min-sqft=2.75k-sqft,max-sqft=4k-sqft'" calcext:value-type="string">
            <text:p>url = 'min-sqft=2.75k-sqft,max-sqft=4k-sqft'</text:p>
          </table:table-cell>
          <table:table-cell table:number-columns-repeated="9"/>
        </table:table-row>
        <table:table-row table:style-name="ro1">
          <table:table-cell table:formula="of:=[.B21]" office:value-type="float" office:value="3150" calcext:value-type="float">
            <text:p>3150</text:p>
          </table:table-cell>
          <table:table-cell table:formula="of:=[.B21]+200" office:value-type="float" office:value="3350" calcext:value-type="float">
            <text:p>3350</text:p>
          </table:table-cell>
          <table:table-cell/>
          <table:table-cell table:formula="of:=IF(ROUND(([.$B22]+[.$A22])/2.3;-2)&lt;500;0;ROUND(([.$B22]+[.$A22])/2.3;-2))" office:value-type="float" office:value="2800" calcext:value-type="float">
            <text:p>2800</text:p>
          </table:table-cell>
          <table:table-cell table:formula="of:=ROUND(([.$B22]+[.$A22])*0.65;-2)" office:value-type="float" office:value="4200" calcext:value-type="float">
            <text:p>42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VLOOKUP([.G22];[.$U$2:.$V$16];2;0)" office:value-type="string" office:string-value="3k-sqft" calcext:value-type="string">
            <text:p>3k-sqft</text:p>
          </table:table-cell>
          <table:table-cell office:value-type="float" office:value="5000" calcext:value-type="float">
            <text:p>5000</text:p>
          </table:table-cell>
          <table:table-cell table:formula="of:=VLOOKUP([.I22];[.$U$2:.$V$16];2;0)" office:value-type="string" office:string-value="5k-sqft" calcext:value-type="string">
            <text:p>5k-sqft</text:p>
          </table:table-cell>
          <table:table-cell table:formula="of:=[.G22]-[.N22]" office:value-type="float" office:value="250" calcext:value-type="float">
            <text:p>250</text:p>
          </table:table-cell>
          <table:table-cell table:formula="of:=[.I22]-[.O22]" office:value-type="float" office:value="0" calcext:value-type="float">
            <text:p>0</text:p>
          </table:table-cell>
          <table:table-cell/>
          <table:table-cell table:formula="of:=ROUNDDOWN([.D22]/250)*250" office:value-type="float" office:value="2750" calcext:value-type="float">
            <text:p>2750</text:p>
          </table:table-cell>
          <table:table-cell table:formula="of:=ROUNDUP([.E22]/1000)*1000" office:value-type="float" office:value="5000" calcext:value-type="float">
            <text:p>5000</text:p>
          </table:table-cell>
          <table:table-cell/>
          <table:table-cell table:formula="of:=&quot;elif sqft &lt;=&quot;&amp;[.B22]&amp;&quot;:&quot;" office:value-type="string" office:string-value="elif sqft &lt;=3350:" calcext:value-type="string">
            <text:p>elif sqft &lt;=3350:</text:p>
          </table:table-cell>
          <table:table-cell table:formula="of:=&quot;url = 'min-sqft=&quot;&amp;[.H22]&amp;&quot;,max-sqft=&quot;&amp;[.J22]&amp;&quot;'&quot;" office:value-type="string" office:string-value="url = 'min-sqft=3k-sqft,max-sqft=5k-sqft'" calcext:value-type="string">
            <text:p>url = 'min-sqft=3k-sqft,max-sqft=5k-sqft'</text:p>
          </table:table-cell>
          <table:table-cell table:number-columns-repeated="9"/>
        </table:table-row>
        <table:table-row table:style-name="ro1">
          <table:table-cell table:formula="of:=[.B22]" office:value-type="float" office:value="3350" calcext:value-type="float">
            <text:p>3350</text:p>
          </table:table-cell>
          <table:table-cell table:formula="of:=[.B22]+200" office:value-type="float" office:value="3550" calcext:value-type="float">
            <text:p>3550</text:p>
          </table:table-cell>
          <table:table-cell/>
          <table:table-cell table:formula="of:=IF(ROUND(([.$B23]+[.$A23])/2.3;-2)&lt;500;0;ROUND(([.$B23]+[.$A23])/2.3;-2))" office:value-type="float" office:value="3000" calcext:value-type="float">
            <text:p>3000</text:p>
          </table:table-cell>
          <table:table-cell table:formula="of:=ROUND(([.$B23]+[.$A23])*0.65;-2)" office:value-type="float" office:value="4500" calcext:value-type="float">
            <text:p>45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VLOOKUP([.G23];[.$U$2:.$V$16];2;0)" office:value-type="string" office:string-value="3k-sqft" calcext:value-type="string">
            <text:p>3k-sqft</text:p>
          </table:table-cell>
          <table:table-cell office:value-type="float" office:value="5000" calcext:value-type="float">
            <text:p>5000</text:p>
          </table:table-cell>
          <table:table-cell table:formula="of:=VLOOKUP([.I23];[.$U$2:.$V$16];2;0)" office:value-type="string" office:string-value="5k-sqft" calcext:value-type="string">
            <text:p>5k-sqft</text:p>
          </table:table-cell>
          <table:table-cell table:formula="of:=[.G23]-[.N23]" office:value-type="float" office:value="0" calcext:value-type="float">
            <text:p>0</text:p>
          </table:table-cell>
          <table:table-cell table:formula="of:=[.I23]-[.O23]" office:value-type="float" office:value="500" calcext:value-type="float">
            <text:p>500</text:p>
          </table:table-cell>
          <table:table-cell/>
          <table:table-cell table:formula="of:=ROUNDDOWN([.D23]/250)*250" office:value-type="float" office:value="3000" calcext:value-type="float">
            <text:p>3000</text:p>
          </table:table-cell>
          <table:table-cell table:formula="of:=ROUNDUP([.E23]/500)*500" office:value-type="float" office:value="4500" calcext:value-type="float">
            <text:p>4500</text:p>
          </table:table-cell>
          <table:table-cell/>
          <table:table-cell table:formula="of:=&quot;elif sqft &lt;=&quot;&amp;[.B23]&amp;&quot;:&quot;" office:value-type="string" office:string-value="elif sqft &lt;=3550:" calcext:value-type="string">
            <text:p>elif sqft &lt;=3550:</text:p>
          </table:table-cell>
          <table:table-cell table:formula="of:=&quot;url = 'min-sqft=&quot;&amp;[.H23]&amp;&quot;,max-sqft=&quot;&amp;[.J23]&amp;&quot;'&quot;" office:value-type="string" office:string-value="url = 'min-sqft=3k-sqft,max-sqft=5k-sqft'" calcext:value-type="string">
            <text:p>url = 'min-sqft=3k-sqft,max-sqft=5k-sqft'</text:p>
          </table:table-cell>
          <table:table-cell table:number-columns-repeated="9"/>
        </table:table-row>
        <table:table-row table:style-name="ro1">
          <table:table-cell table:formula="of:=[.B23]" office:value-type="float" office:value="3550" calcext:value-type="float">
            <text:p>3550</text:p>
          </table:table-cell>
          <table:table-cell table:formula="of:=[.B23]+200" office:value-type="float" office:value="3750" calcext:value-type="float">
            <text:p>3750</text:p>
          </table:table-cell>
          <table:table-cell/>
          <table:table-cell table:formula="of:=IF(ROUND(([.$B24]+[.$A24])/2.3;-2)&lt;500;0;ROUND(([.$B24]+[.$A24])/2.3;-2))" office:value-type="float" office:value="3200" calcext:value-type="float">
            <text:p>3200</text:p>
          </table:table-cell>
          <table:table-cell table:formula="of:=ROUND(([.$B24]+[.$A24])*0.65;-2)" office:value-type="float" office:value="4700" calcext:value-type="float">
            <text:p>47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VLOOKUP([.G24];[.$U$2:.$V$16];2;0)" office:value-type="string" office:string-value="3k-sqft" calcext:value-type="string">
            <text:p>3k-sqft</text:p>
          </table:table-cell>
          <table:table-cell office:value-type="float" office:value="5000" calcext:value-type="float">
            <text:p>5000</text:p>
          </table:table-cell>
          <table:table-cell table:formula="of:=VLOOKUP([.I24];[.$U$2:.$V$16];2;0)" office:value-type="string" office:string-value="5k-sqft" calcext:value-type="string">
            <text:p>5k-sqft</text:p>
          </table:table-cell>
          <table:table-cell table:formula="of:=[.G24]-[.N24]" office:value-type="float" office:value="0" calcext:value-type="float">
            <text:p>0</text:p>
          </table:table-cell>
          <table:table-cell table:formula="of:=[.I24]-[.O24]" office:value-type="float" office:value="0" calcext:value-type="float">
            <text:p>0</text:p>
          </table:table-cell>
          <table:table-cell/>
          <table:table-cell table:formula="of:=ROUNDDOWN([.D24]/250)*250" office:value-type="float" office:value="3000" calcext:value-type="float">
            <text:p>3000</text:p>
          </table:table-cell>
          <table:table-cell table:formula="of:=ROUNDUP([.E24]/500)*500" office:value-type="float" office:value="5000" calcext:value-type="float">
            <text:p>5000</text:p>
          </table:table-cell>
          <table:table-cell/>
          <table:table-cell table:formula="of:=&quot;elif sqft &lt;=&quot;&amp;[.B24]&amp;&quot;:&quot;" office:value-type="string" office:string-value="elif sqft &lt;=3750:" calcext:value-type="string">
            <text:p>elif sqft &lt;=3750:</text:p>
          </table:table-cell>
          <table:table-cell table:formula="of:=&quot;url = 'min-sqft=&quot;&amp;[.H24]&amp;&quot;,max-sqft=&quot;&amp;[.J24]&amp;&quot;'&quot;" office:value-type="string" office:string-value="url = 'min-sqft=3k-sqft,max-sqft=5k-sqft'" calcext:value-type="string">
            <text:p>url = 'min-sqft=3k-sqft,max-sqft=5k-sqft'</text:p>
          </table:table-cell>
          <table:table-cell table:number-columns-repeated="9"/>
        </table:table-row>
        <table:table-row table:style-name="ro1">
          <table:table-cell table:formula="of:=[.B24]" office:value-type="float" office:value="3750" calcext:value-type="float">
            <text:p>3750</text:p>
          </table:table-cell>
          <table:table-cell table:formula="of:=[.B24]+200" office:value-type="float" office:value="3950" calcext:value-type="float">
            <text:p>3950</text:p>
          </table:table-cell>
          <table:table-cell/>
          <table:table-cell table:formula="of:=IF(ROUND(([.$B25]+[.$A25])/2.3;-2)&lt;500;0;ROUND(([.$B25]+[.$A25])/2.3;-2))" office:value-type="float" office:value="3300" calcext:value-type="float">
            <text:p>3300</text:p>
          </table:table-cell>
          <table:table-cell table:formula="of:=ROUND(([.$B25]+[.$A25])*0.65;-2)" office:value-type="float" office:value="5000" calcext:value-type="float">
            <text:p>5000</text:p>
          </table:table-cell>
          <table:table-cell/>
          <table:table-cell office:value-type="float" office:value="3500" calcext:value-type="float">
            <text:p>3500</text:p>
          </table:table-cell>
          <table:table-cell table:formula="of:=VLOOKUP([.G25];[.$U$2:.$V$16];2;0)" office:value-type="string" office:string-value="3.5k-sqft" calcext:value-type="string">
            <text:p>3.5k-sqft</text:p>
          </table:table-cell>
          <table:table-cell office:value-type="float" office:value="5000" calcext:value-type="float">
            <text:p>5000</text:p>
          </table:table-cell>
          <table:table-cell table:formula="of:=VLOOKUP([.I25];[.$U$2:.$V$16];2;0)" office:value-type="string" office:string-value="5k-sqft" calcext:value-type="string">
            <text:p>5k-sqft</text:p>
          </table:table-cell>
          <table:table-cell table:formula="of:=[.G25]-[.N25]" office:value-type="float" office:value="250" calcext:value-type="float">
            <text:p>250</text:p>
          </table:table-cell>
          <table:table-cell table:formula="of:=[.I25]-[.O25]" office:value-type="float" office:value="0" calcext:value-type="float">
            <text:p>0</text:p>
          </table:table-cell>
          <table:table-cell/>
          <table:table-cell table:formula="of:=ROUNDDOWN([.D25]/250)*250" office:value-type="float" office:value="3250" calcext:value-type="float">
            <text:p>3250</text:p>
          </table:table-cell>
          <table:table-cell table:formula="of:=ROUNDUP([.E25]/2500)*2500" office:value-type="float" office:value="5000" calcext:value-type="float">
            <text:p>5000</text:p>
          </table:table-cell>
          <table:table-cell/>
          <table:table-cell table:formula="of:=&quot;elif sqft &lt;=&quot;&amp;[.B25]&amp;&quot;:&quot;" office:value-type="string" office:string-value="elif sqft &lt;=3950:" calcext:value-type="string">
            <text:p>elif sqft &lt;=3950:</text:p>
          </table:table-cell>
          <table:table-cell table:formula="of:=&quot;url = 'min-sqft=&quot;&amp;[.H25]&amp;&quot;,max-sqft=&quot;&amp;[.J25]&amp;&quot;'&quot;" office:value-type="string" office:string-value="url = 'min-sqft=3.5k-sqft,max-sqft=5k-sqft'" calcext:value-type="string">
            <text:p>url = 'min-sqft=3.5k-sqft,max-sqft=5k-sqft'</text:p>
          </table:table-cell>
          <table:table-cell table:number-columns-repeated="9"/>
        </table:table-row>
        <table:table-row table:style-name="ro1">
          <table:table-cell table:formula="of:=[.B25]" office:value-type="float" office:value="3950" calcext:value-type="float">
            <text:p>3950</text:p>
          </table:table-cell>
          <table:table-cell table:formula="of:=[.B25]+250" office:value-type="float" office:value="4200" calcext:value-type="float">
            <text:p>4200</text:p>
          </table:table-cell>
          <table:table-cell/>
          <table:table-cell table:formula="of:=IF(ROUND(([.$B26]+[.$A26])/2.3;-2)&lt;500;0;ROUND(([.$B26]+[.$A26])/2.3;-2))" office:value-type="float" office:value="3500" calcext:value-type="float">
            <text:p>3500</text:p>
          </table:table-cell>
          <table:table-cell table:formula="of:=ROUND(([.$B26]+[.$A26])*0.65;-2)" office:value-type="float" office:value="5300" calcext:value-type="float">
            <text:p>5300</text:p>
          </table:table-cell>
          <table:table-cell/>
          <table:table-cell office:value-type="float" office:value="3500" calcext:value-type="float">
            <text:p>3500</text:p>
          </table:table-cell>
          <table:table-cell table:formula="of:=VLOOKUP([.G26];[.$U$2:.$V$16];2;0)" office:value-type="string" office:string-value="3.5k-sqft" calcext:value-type="string">
            <text:p>3.5k-sqft</text:p>
          </table:table-cell>
          <table:table-cell office:value-type="float" office:value="5000" calcext:value-type="float">
            <text:p>5000</text:p>
          </table:table-cell>
          <table:table-cell table:formula="of:=VLOOKUP([.I26];[.$U$2:.$V$16];2;0)" office:value-type="string" office:string-value="5k-sqft" calcext:value-type="string">
            <text:p>5k-sqft</text:p>
          </table:table-cell>
          <table:table-cell table:formula="of:=[.G26]-[.N26]" office:value-type="float" office:value="0" calcext:value-type="float">
            <text:p>0</text:p>
          </table:table-cell>
          <table:table-cell table:formula="of:=[.I26]-[.O26]" office:value-type="float" office:value="-2500" calcext:value-type="float">
            <text:p>-2500</text:p>
          </table:table-cell>
          <table:table-cell/>
          <table:table-cell table:formula="of:=ROUNDDOWN([.D26]/250)*250" office:value-type="float" office:value="3500" calcext:value-type="float">
            <text:p>3500</text:p>
          </table:table-cell>
          <table:table-cell table:formula="of:=ROUNDUP([.E26]/2500)*2500" office:value-type="float" office:value="7500" calcext:value-type="float">
            <text:p>7500</text:p>
          </table:table-cell>
          <table:table-cell/>
          <table:table-cell table:formula="of:=&quot;elif sqft &lt;=&quot;&amp;[.B26]&amp;&quot;:&quot;" office:value-type="string" office:string-value="elif sqft &lt;=4200:" calcext:value-type="string">
            <text:p>elif sqft &lt;=4200:</text:p>
          </table:table-cell>
          <table:table-cell table:formula="of:=&quot;url = 'min-sqft=&quot;&amp;[.H26]&amp;&quot;,max-sqft=&quot;&amp;[.J26]&amp;&quot;'&quot;" office:value-type="string" office:string-value="url = 'min-sqft=3.5k-sqft,max-sqft=5k-sqft'" calcext:value-type="string">
            <text:p>url = 'min-sqft=3.5k-sqft,max-sqft=5k-sqft'</text:p>
          </table:table-cell>
          <table:table-cell table:number-columns-repeated="9"/>
        </table:table-row>
        <table:table-row table:style-name="ro1">
          <table:table-cell table:formula="of:=[.B26]" office:value-type="float" office:value="4200" calcext:value-type="float">
            <text:p>4200</text:p>
          </table:table-cell>
          <table:table-cell table:formula="of:=[.B26]+250" office:value-type="float" office:value="4450" calcext:value-type="float">
            <text:p>4450</text:p>
          </table:table-cell>
          <table:table-cell/>
          <table:table-cell table:formula="of:=IF(ROUND(([.$B27]+[.$A27])/2.3;-2)&lt;500;0;ROUND(([.$B27]+[.$A27])/2.3;-2))" office:value-type="float" office:value="3800" calcext:value-type="float">
            <text:p>3800</text:p>
          </table:table-cell>
          <table:table-cell table:formula="of:=ROUND(([.$B27]+[.$A27])*0.65;-2)" office:value-type="float" office:value="5600" calcext:value-type="float">
            <text:p>5600</text:p>
          </table:table-cell>
          <table:table-cell/>
          <table:table-cell office:value-type="float" office:value="3500" calcext:value-type="float">
            <text:p>3500</text:p>
          </table:table-cell>
          <table:table-cell table:formula="of:=VLOOKUP([.G27];[.$U$2:.$V$16];2;0)" office:value-type="string" office:string-value="3.5k-sqft" calcext:value-type="string">
            <text:p>3.5k-sqft</text:p>
          </table:table-cell>
          <table:table-cell office:value-type="float" office:value="7500" calcext:value-type="float">
            <text:p>7500</text:p>
          </table:table-cell>
          <table:table-cell table:formula="of:=VLOOKUP([.I27];[.$U$2:.$V$16];2;0)" office:value-type="string" office:string-value="7.5k-sqft" calcext:value-type="string">
            <text:p>7.5k-sqft</text:p>
          </table:table-cell>
          <table:table-cell table:formula="of:=[.G27]-[.N27]" office:value-type="float" office:value="-250" calcext:value-type="float">
            <text:p>-250</text:p>
          </table:table-cell>
          <table:table-cell table:formula="of:=[.I27]-[.O27]" office:value-type="float" office:value="0" calcext:value-type="float">
            <text:p>0</text:p>
          </table:table-cell>
          <table:table-cell/>
          <table:table-cell table:formula="of:=ROUNDDOWN([.D27]/250)*250" office:value-type="float" office:value="3750" calcext:value-type="float">
            <text:p>3750</text:p>
          </table:table-cell>
          <table:table-cell table:formula="of:=ROUNDUP([.E27]/2500)*2500" office:value-type="float" office:value="7500" calcext:value-type="float">
            <text:p>7500</text:p>
          </table:table-cell>
          <table:table-cell/>
          <table:table-cell table:formula="of:=&quot;elif sqft &lt;=&quot;&amp;[.B27]&amp;&quot;:&quot;" office:value-type="string" office:string-value="elif sqft &lt;=4450:" calcext:value-type="string">
            <text:p>elif sqft &lt;=4450:</text:p>
          </table:table-cell>
          <table:table-cell table:formula="of:=&quot;url = 'min-sqft=&quot;&amp;[.H27]&amp;&quot;,max-sqft=&quot;&amp;[.J27]&amp;&quot;'&quot;" office:value-type="string" office:string-value="url = 'min-sqft=3.5k-sqft,max-sqft=7.5k-sqft'" calcext:value-type="string">
            <text:p>url = 'min-sqft=3.5k-sqft,max-sqft=7.5k-sqft'</text:p>
          </table:table-cell>
          <table:table-cell table:number-columns-repeated="9"/>
        </table:table-row>
        <table:table-row table:style-name="ro1">
          <table:table-cell table:formula="of:=[.B27]" office:value-type="float" office:value="4450" calcext:value-type="float">
            <text:p>4450</text:p>
          </table:table-cell>
          <table:table-cell table:formula="of:=[.B27]+250" office:value-type="float" office:value="4700" calcext:value-type="float">
            <text:p>4700</text:p>
          </table:table-cell>
          <table:table-cell/>
          <table:table-cell table:formula="of:=IF(ROUND(([.$B28]+[.$A28])/2.3;-2)&lt;500;0;ROUND(([.$B28]+[.$A28])/2.3;-2))" office:value-type="float" office:value="4000" calcext:value-type="float">
            <text:p>4000</text:p>
          </table:table-cell>
          <table:table-cell table:formula="of:=ROUND(([.$B28]+[.$A28])*0.65;-2)" office:value-type="float" office:value="5900" calcext:value-type="float">
            <text:p>5900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VLOOKUP([.G28];[.$U$2:.$V$16];2;0)" office:value-type="string" office:string-value="4k-sqft" calcext:value-type="string">
            <text:p>4k-sqft</text:p>
          </table:table-cell>
          <table:table-cell office:value-type="float" office:value="7500" calcext:value-type="float">
            <text:p>7500</text:p>
          </table:table-cell>
          <table:table-cell table:formula="of:=VLOOKUP([.I28];[.$U$2:.$V$16];2;0)" office:value-type="string" office:string-value="7.5k-sqft" calcext:value-type="string">
            <text:p>7.5k-sqft</text:p>
          </table:table-cell>
          <table:table-cell table:formula="of:=[.G28]-[.N28]" office:value-type="float" office:value="0" calcext:value-type="float">
            <text:p>0</text:p>
          </table:table-cell>
          <table:table-cell table:formula="of:=[.I28]-[.O28]" office:value-type="float" office:value="0" calcext:value-type="float">
            <text:p>0</text:p>
          </table:table-cell>
          <table:table-cell/>
          <table:table-cell table:formula="of:=ROUNDDOWN([.D28]/250)*250" office:value-type="float" office:value="4000" calcext:value-type="float">
            <text:p>4000</text:p>
          </table:table-cell>
          <table:table-cell table:formula="of:=ROUNDUP([.E28]/2500)*2500" office:value-type="float" office:value="7500" calcext:value-type="float">
            <text:p>7500</text:p>
          </table:table-cell>
          <table:table-cell/>
          <table:table-cell table:formula="of:=&quot;elif sqft &lt;=&quot;&amp;[.B28]&amp;&quot;:&quot;" office:value-type="string" office:string-value="elif sqft &lt;=4700:" calcext:value-type="string">
            <text:p>elif sqft &lt;=4700:</text:p>
          </table:table-cell>
          <table:table-cell table:formula="of:=&quot;url = 'min-sqft=&quot;&amp;[.H28]&amp;&quot;,max-sqft=&quot;&amp;[.J28]&amp;&quot;'&quot;" office:value-type="string" office:string-value="url = 'min-sqft=4k-sqft,max-sqft=7.5k-sqft'" calcext:value-type="string">
            <text:p>url = 'min-sqft=4k-sqft,max-sqft=7.5k-sqft'</text:p>
          </table:table-cell>
          <table:table-cell table:number-columns-repeated="9"/>
        </table:table-row>
        <table:table-row table:style-name="ro1">
          <table:table-cell table:formula="of:=[.B28]" office:value-type="float" office:value="4700" calcext:value-type="float">
            <text:p>4700</text:p>
          </table:table-cell>
          <table:table-cell table:formula="of:=[.B28]+250" office:value-type="float" office:value="4950" calcext:value-type="float">
            <text:p>4950</text:p>
          </table:table-cell>
          <table:table-cell/>
          <table:table-cell table:formula="of:=IF(ROUND(([.$B29]+[.$A29])/2.3;-2)&lt;500;0;ROUND(([.$B29]+[.$A29])/2.3;-2))" office:value-type="float" office:value="4200" calcext:value-type="float">
            <text:p>4200</text:p>
          </table:table-cell>
          <table:table-cell table:formula="of:=ROUND(([.$B29]+[.$A29])*0.65;-2)" office:value-type="float" office:value="6300" calcext:value-type="float">
            <text:p>6300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VLOOKUP([.G29];[.$U$2:.$V$16];2;0)" office:value-type="string" office:string-value="4k-sqft" calcext:value-type="string">
            <text:p>4k-sqft</text:p>
          </table:table-cell>
          <table:table-cell office:value-type="float" office:value="7500" calcext:value-type="float">
            <text:p>7500</text:p>
          </table:table-cell>
          <table:table-cell table:formula="of:=VLOOKUP([.I29];[.$U$2:.$V$16];2;0)" office:value-type="string" office:string-value="7.5k-sqft" calcext:value-type="string">
            <text:p>7.5k-sqft</text:p>
          </table:table-cell>
          <table:table-cell table:formula="of:=[.G29]-[.N29]" office:value-type="float" office:value="0" calcext:value-type="float">
            <text:p>0</text:p>
          </table:table-cell>
          <table:table-cell table:formula="of:=[.I29]-[.O29]" office:value-type="float" office:value="0" calcext:value-type="float">
            <text:p>0</text:p>
          </table:table-cell>
          <table:table-cell/>
          <table:table-cell table:formula="of:=ROUNDDOWN([.D29]/250)*250" office:value-type="float" office:value="4000" calcext:value-type="float">
            <text:p>4000</text:p>
          </table:table-cell>
          <table:table-cell table:formula="of:=ROUNDUP([.E29]/2500)*2500" office:value-type="float" office:value="7500" calcext:value-type="float">
            <text:p>7500</text:p>
          </table:table-cell>
          <table:table-cell/>
          <table:table-cell table:formula="of:=&quot;elif sqft &lt;=&quot;&amp;[.B29]&amp;&quot;:&quot;" office:value-type="string" office:string-value="elif sqft &lt;=4950:" calcext:value-type="string">
            <text:p>elif sqft &lt;=4950:</text:p>
          </table:table-cell>
          <table:table-cell table:formula="of:=&quot;url = 'min-sqft=&quot;&amp;[.H29]&amp;&quot;,max-sqft=&quot;&amp;[.J29]&amp;&quot;'&quot;" office:value-type="string" office:string-value="url = 'min-sqft=4k-sqft,max-sqft=7.5k-sqft'" calcext:value-type="string">
            <text:p>url = 'min-sqft=4k-sqft,max-sqft=7.5k-sqft'</text:p>
          </table:table-cell>
          <table:table-cell table:number-columns-repeated="9"/>
        </table:table-row>
        <table:table-row table:style-name="ro1">
          <table:table-cell table:formula="of:=[.B29]" office:value-type="float" office:value="4950" calcext:value-type="float">
            <text:p>4950</text:p>
          </table:table-cell>
          <table:table-cell table:formula="of:=[.B29]+250" office:value-type="float" office:value="5200" calcext:value-type="float">
            <text:p>5200</text:p>
          </table:table-cell>
          <table:table-cell/>
          <table:table-cell table:formula="of:=IF(ROUND(([.$B30]+[.$A30])/2.3;-2)&lt;500;0;ROUND(([.$B30]+[.$A30])/2.3;-2))" office:value-type="float" office:value="4400" calcext:value-type="float">
            <text:p>4400</text:p>
          </table:table-cell>
          <table:table-cell table:formula="of:=ROUND(([.$B30]+[.$A30])*0.65;-2)" office:value-type="float" office:value="6600" calcext:value-type="float">
            <text:p>6600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VLOOKUP([.G30];[.$U$2:.$V$16];2;0)" office:value-type="string" office:string-value="4k-sqft" calcext:value-type="string">
            <text:p>4k-sqft</text:p>
          </table:table-cell>
          <table:table-cell office:value-type="float" office:value="7500" calcext:value-type="float">
            <text:p>7500</text:p>
          </table:table-cell>
          <table:table-cell table:formula="of:=VLOOKUP([.I30];[.$U$2:.$V$16];2;0)" office:value-type="string" office:string-value="7.5k-sqft" calcext:value-type="string">
            <text:p>7.5k-sqft</text:p>
          </table:table-cell>
          <table:table-cell table:formula="of:=[.G30]-[.N30]" office:value-type="float" office:value="-250" calcext:value-type="float">
            <text:p>-250</text:p>
          </table:table-cell>
          <table:table-cell table:formula="of:=[.I30]-[.O30]" office:value-type="float" office:value="0" calcext:value-type="float">
            <text:p>0</text:p>
          </table:table-cell>
          <table:table-cell/>
          <table:table-cell table:formula="of:=ROUNDDOWN([.D30]/250)*250" office:value-type="float" office:value="4250" calcext:value-type="float">
            <text:p>4250</text:p>
          </table:table-cell>
          <table:table-cell table:formula="of:=ROUNDUP([.E30]/2500)*2500" office:value-type="float" office:value="7500" calcext:value-type="float">
            <text:p>7500</text:p>
          </table:table-cell>
          <table:table-cell/>
          <table:table-cell table:formula="of:=&quot;elif sqft &lt;=&quot;&amp;[.B30]&amp;&quot;:&quot;" office:value-type="string" office:string-value="elif sqft &lt;=5200:" calcext:value-type="string">
            <text:p>elif sqft &lt;=5200:</text:p>
          </table:table-cell>
          <table:table-cell table:formula="of:=&quot;url = 'min-sqft=&quot;&amp;[.H30]&amp;&quot;,max-sqft=&quot;&amp;[.J30]&amp;&quot;'&quot;" office:value-type="string" office:string-value="url = 'min-sqft=4k-sqft,max-sqft=7.5k-sqft'" calcext:value-type="string">
            <text:p>url = 'min-sqft=4k-sqft,max-sqft=7.5k-sqft'</text:p>
          </table:table-cell>
          <table:table-cell table:number-columns-repeated="9"/>
        </table:table-row>
        <table:table-row table:style-name="ro1">
          <table:table-cell table:formula="of:=[.B30]" office:value-type="float" office:value="5200" calcext:value-type="float">
            <text:p>5200</text:p>
          </table:table-cell>
          <table:table-cell table:formula="of:=[.B30]+350" office:value-type="float" office:value="5550" calcext:value-type="float">
            <text:p>5550</text:p>
          </table:table-cell>
          <table:table-cell/>
          <table:table-cell table:formula="of:=IF(ROUND(([.$B31]+[.$A31])/2.3;-2)&lt;500;0;ROUND(([.$B31]+[.$A31])/2.3;-2))" office:value-type="float" office:value="4700" calcext:value-type="float">
            <text:p>4700</text:p>
          </table:table-cell>
          <table:table-cell table:formula="of:=ROUND(([.$B31]+[.$A31])*0.65;-2)" office:value-type="float" office:value="7000" calcext:value-type="float">
            <text:p>7000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VLOOKUP([.G31];[.$U$2:.$V$16];2;0)" office:value-type="string" office:string-value="4k-sqft" calcext:value-type="string">
            <text:p>4k-sqft</text:p>
          </table:table-cell>
          <table:table-cell office:value-type="float" office:value="7500" calcext:value-type="float">
            <text:p>7500</text:p>
          </table:table-cell>
          <table:table-cell table:formula="of:=VLOOKUP([.I31];[.$U$2:.$V$16];2;0)" office:value-type="string" office:string-value="7.5k-sqft" calcext:value-type="string">
            <text:p>7.5k-sqft</text:p>
          </table:table-cell>
          <table:table-cell table:formula="of:=[.G31]-[.N31]" office:value-type="float" office:value="-500" calcext:value-type="float">
            <text:p>-500</text:p>
          </table:table-cell>
          <table:table-cell table:formula="of:=[.I31]-[.O31]" office:value-type="float" office:value="0" calcext:value-type="float">
            <text:p>0</text:p>
          </table:table-cell>
          <table:table-cell/>
          <table:table-cell table:formula="of:=ROUNDDOWN([.D31]/250)*250" office:value-type="float" office:value="4500" calcext:value-type="float">
            <text:p>4500</text:p>
          </table:table-cell>
          <table:table-cell table:formula="of:=ROUNDUP([.E31]/2500)*2500" office:value-type="float" office:value="7500" calcext:value-type="float">
            <text:p>7500</text:p>
          </table:table-cell>
          <table:table-cell/>
          <table:table-cell table:formula="of:=&quot;elif sqft &lt;=&quot;&amp;[.B31]&amp;&quot;:&quot;" office:value-type="string" office:string-value="elif sqft &lt;=5550:" calcext:value-type="string">
            <text:p>elif sqft &lt;=5550:</text:p>
          </table:table-cell>
          <table:table-cell table:formula="of:=&quot;url = 'min-sqft=&quot;&amp;[.H31]&amp;&quot;,max-sqft=&quot;&amp;[.J31]&amp;&quot;'&quot;" office:value-type="string" office:string-value="url = 'min-sqft=4k-sqft,max-sqft=7.5k-sqft'" calcext:value-type="string">
            <text:p>url = 'min-sqft=4k-sqft,max-sqft=7.5k-sqft'</text:p>
          </table:table-cell>
          <table:table-cell table:number-columns-repeated="9"/>
        </table:table-row>
        <table:table-row table:style-name="ro1">
          <table:table-cell table:formula="of:=[.B31]" office:value-type="float" office:value="5550" calcext:value-type="float">
            <text:p>5550</text:p>
          </table:table-cell>
          <table:table-cell table:formula="of:=[.B31]+500" office:value-type="float" office:value="6050" calcext:value-type="float">
            <text:p>6050</text:p>
          </table:table-cell>
          <table:table-cell/>
          <table:table-cell table:formula="of:=IF(ROUND(([.$B32]+[.$A32])/2.3;-2)&lt;500;0;ROUND(([.$B32]+[.$A32])/2.3;-2))" office:value-type="float" office:value="5000" calcext:value-type="float">
            <text:p>5000</text:p>
          </table:table-cell>
          <table:table-cell table:formula="of:=ROUND(([.$B32]+[.$A32])*0.65;-2)" office:value-type="float" office:value="7500" calcext:value-type="float">
            <text:p>75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VLOOKUP([.G32];[.$U$2:.$V$16];2;0)" office:value-type="string" office:string-value="5k-sqft" calcext:value-type="string">
            <text:p>5k-sqft</text:p>
          </table:table-cell>
          <table:table-cell office:value-type="float" office:value="7500" calcext:value-type="float">
            <text:p>7500</text:p>
          </table:table-cell>
          <table:table-cell table:formula="of:=VLOOKUP([.I32];[.$U$2:.$V$16];2;0)" office:value-type="string" office:string-value="7.5k-sqft" calcext:value-type="string">
            <text:p>7.5k-sqft</text:p>
          </table:table-cell>
          <table:table-cell table:formula="of:=[.G32]-[.N32]" office:value-type="float" office:value="0" calcext:value-type="float">
            <text:p>0</text:p>
          </table:table-cell>
          <table:table-cell table:formula="of:=[.I32]-[.O32]" office:value-type="float" office:value="7500" calcext:value-type="float">
            <text:p>7500</text:p>
          </table:table-cell>
          <table:table-cell/>
          <table:table-cell table:formula="of:=ROUNDDOWN([.D32]/250)*250" office:value-type="float" office:value="5000" calcext:value-type="float">
            <text:p>5000</text:p>
          </table:table-cell>
          <table:table-cell table:number-columns-repeated="2"/>
          <table:table-cell table:formula="of:=&quot;elif sqft &lt;=&quot;&amp;[.B32]&amp;&quot;:&quot;" office:value-type="string" office:string-value="elif sqft &lt;=6050:" calcext:value-type="string">
            <text:p>elif sqft &lt;=6050:</text:p>
          </table:table-cell>
          <table:table-cell table:formula="of:=&quot;url = 'min-sqft=&quot;&amp;[.H32]&amp;&quot;,max-sqft=&quot;&amp;[.J32]&amp;&quot;'&quot;" office:value-type="string" office:string-value="url = 'min-sqft=5k-sqft,max-sqft=7.5k-sqft'" calcext:value-type="string">
            <text:p>url = 'min-sqft=5k-sqft,max-sqft=7.5k-sqft'</text:p>
          </table:table-cell>
          <table:table-cell table:number-columns-repeated="9"/>
        </table:table-row>
        <table:table-row table:style-name="ro1">
          <table:table-cell table:formula="of:=[.B32]" office:value-type="float" office:value="6050" calcext:value-type="float">
            <text:p>6050</text:p>
          </table:table-cell>
          <table:table-cell table:formula="of:=[.B32]+1000" office:value-type="float" office:value="7050" calcext:value-type="float">
            <text:p>7050</text:p>
          </table:table-cell>
          <table:table-cell/>
          <table:table-cell table:formula="of:=IF(ROUND(([.$B33]+[.$A33])/2.3;-2)&lt;500;0;ROUND(([.$B33]+[.$A33])/2.3;-2))" office:value-type="float" office:value="5700" calcext:value-type="float">
            <text:p>5700</text:p>
          </table:table-cell>
          <table:table-cell table:formula="of:=ROUND(([.$B33]+[.$A33])*0.65;-2)" office:value-type="float" office:value="8500" calcext:value-type="float">
            <text:p>85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VLOOKUP([.G33];[.$U$2:.$V$16];2;0)" office:value-type="string" office:string-value="5k-sqft" calcext:value-type="string">
            <text:p>5k-sqft</text:p>
          </table:table-cell>
          <table:table-cell table:number-columns-repeated="2"/>
          <table:table-cell table:formula="of:=[.G33]-[.N33]" office:value-type="float" office:value="0" calcext:value-type="float">
            <text:p>0</text:p>
          </table:table-cell>
          <table:table-cell table:formula="of:=[.I33]-[.O33]" office:value-type="float" office:value="0" calcext:value-type="float">
            <text:p>0</text:p>
          </table:table-cell>
          <table:table-cell/>
          <table:table-cell table:formula="of:=ROUNDDOWN([.D33]/1000)*1000" office:value-type="float" office:value="5000" calcext:value-type="float">
            <text:p>5000</text:p>
          </table:table-cell>
          <table:table-cell table:number-columns-repeated="2"/>
          <table:table-cell table:formula="of:=&quot;elif sqft &lt;=&quot;&amp;[.B33]&amp;&quot;:&quot;" office:value-type="string" office:string-value="elif sqft &lt;=7050:" calcext:value-type="string">
            <text:p>elif sqft &lt;=7050:</text:p>
          </table:table-cell>
          <table:table-cell table:formula="of:=&quot;url = 'min-sqft=&quot;&amp;[.H33]&amp;&quot;'&quot;" office:value-type="string" office:string-value="url = 'min-sqft=5k-sqft'" calcext:value-type="string">
            <text:p>url = 'min-sqft=5k-sqft'</text:p>
          </table:table-cell>
          <table:table-cell table:number-columns-repeated="9"/>
        </table:table-row>
        <table:table-row table:style-name="ro1">
          <table:table-cell table:formula="of:=[.B33]" office:value-type="float" office:value="7050" calcext:value-type="float">
            <text:p>7050</text:p>
          </table:table-cell>
          <table:table-cell table:formula="of:=[.B33]+3000" office:value-type="float" office:value="10050" calcext:value-type="float">
            <text:p>10050</text:p>
          </table:table-cell>
          <table:table-cell/>
          <table:table-cell table:formula="of:=IF(ROUND(([.$B34]+[.$A34])/2.3;-2)&lt;500;0;ROUND(([.$B34]+[.$A34])/2.3;-2))" office:value-type="float" office:value="7400" calcext:value-type="float">
            <text:p>7400</text:p>
          </table:table-cell>
          <table:table-cell table:formula="of:=ROUND(([.$B34]+[.$A34])*0.65;-2)" office:value-type="float" office:value="11100" calcext:value-type="float">
            <text:p>111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VLOOKUP([.G34];[.$U$2:.$V$16];2;0)" office:value-type="string" office:string-value="5k-sqft" calcext:value-type="string">
            <text:p>5k-sqft</text:p>
          </table:table-cell>
          <table:table-cell table:number-columns-repeated="2"/>
          <table:table-cell table:formula="of:=[.G34]-[.N34]" office:value-type="float" office:value="0" calcext:value-type="float">
            <text:p>0</text:p>
          </table:table-cell>
          <table:table-cell table:formula="of:=[.I34]-[.O34]" office:value-type="float" office:value="0" calcext:value-type="float">
            <text:p>0</text:p>
          </table:table-cell>
          <table:table-cell/>
          <table:table-cell table:formula="of:=ROUNDDOWN([.D34]/2500)*2500" office:value-type="float" office:value="5000" calcext:value-type="float">
            <text:p>5000</text:p>
          </table:table-cell>
          <table:table-cell table:number-columns-repeated="2"/>
          <table:table-cell table:formula="of:=&quot;elif sqft &lt;=&quot;&amp;[.B34]&amp;&quot;:&quot;" office:value-type="string" office:string-value="elif sqft &lt;=10050:" calcext:value-type="string">
            <text:p>elif sqft &lt;=10050:</text:p>
          </table:table-cell>
          <table:table-cell table:formula="of:=&quot;url = 'min-sqft=&quot;&amp;[.H34]&amp;&quot;'&quot;" office:value-type="string" office:string-value="url = 'min-sqft=5k-sqft'" calcext:value-type="string">
            <text:p>url = 'min-sqft=5k-sqft'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float" office:value="7500" calcext:value-type="float">
            <text:p>7500</text:p>
          </table:table-cell>
          <table:table-cell table:formula="of:=VLOOKUP([.G35];[.$U$2:.$V$16];2;0)" office:value-type="string" office:string-value="7.5k-sqft" calcext:value-type="string">
            <text:p>7.5k-sqft</text:p>
          </table:table-cell>
          <table:table-cell table:number-columns-repeated="2"/>
          <table:table-cell table:formula="of:=[.G35]-[.N35]" office:value-type="float" office:value="7500" calcext:value-type="float">
            <text:p>7500</text:p>
          </table:table-cell>
          <table:table-cell table:formula="of:=[.I35]-[.O35]" office:value-type="float" office:value="0" calcext:value-type="float">
            <text:p>0</text:p>
          </table:table-cell>
          <table:table-cell table:number-columns-repeated="4"/>
          <table:table-cell table:formula="of:=&quot;elif sqft &gt;=&quot;&amp;[.B34]&amp;&quot;:&quot;" office:value-type="string" office:string-value="elif sqft &gt;=10050:" calcext:value-type="string">
            <text:p>elif sqft &gt;=10050:</text:p>
          </table:table-cell>
          <table:table-cell table:formula="of:=&quot;url = 'min-sqft=&quot;&amp;[.H35]&amp;&quot;'&quot;" office:value-type="string" office:string-value="url = 'min-sqft=7.5k-sqft'" calcext:value-type="string">
            <text:p>url = 'min-sqft=7.5k-sqft'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1"/>
          <table:table-cell office:value-type="string" calcext:value-type="string">
            <text:p>else:</text:p>
          </table:table-cell>
          <table:table-cell table:formula="of:=&quot;url = ''&quot;" office:value-type="string" office:string-value="url = ''" calcext:value-type="string">
            <text:p>url = ''</text:p>
          </table:table-cell>
          <table:table-cell table:number-columns-repeated="9"/>
        </table:table-row>
      </table:table>
      <table:table table:name="beds" table:style-name="ta1">
        <table:table-column table:style-name="co1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f num_bdrms &lt;=&quot;&amp;[.A2]&amp;&quot;:&quot;" office:value-type="string" office:string-value="if num_bdrms &lt;=0:" calcext:value-type="string">
            <text:p>if num_bdrms &lt;=0:</text:p>
          </table:table-cell>
          <table:table-cell table:formula="of:=&quot;url = ',min-beds=&quot;&amp;[.C2]&amp;&quot;,max-beds=&quot;&amp;[.D2]&amp;&quot;'&quot;" office:value-type="string" office:string-value="url = ',min-beds=0,max-beds=1'" calcext:value-type="string">
            <text:p>url = ',min-beds=0,max-beds=1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if num_bdrms &lt;=&quot;&amp;[.A3]&amp;&quot;:&quot;" office:value-type="string" office:string-value="if num_bdrms &lt;=1:" calcext:value-type="string">
            <text:p>if num_bdrms &lt;=1:</text:p>
          </table:table-cell>
          <table:table-cell table:formula="of:=&quot;url = ',min-beds=&quot;&amp;[.C3]&amp;&quot;,max-beds=&quot;&amp;[.D3]&amp;&quot;'&quot;" office:value-type="string" office:string-value="url = ',min-beds=1,max-beds=2'" calcext:value-type="string">
            <text:p>url = ',min-beds=1,max-beds=2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if num_bdrms &lt;=&quot;&amp;[.A4]&amp;&quot;:&quot;" office:value-type="string" office:string-value="if num_bdrms &lt;=2:" calcext:value-type="string">
            <text:p>if num_bdrms &lt;=2:</text:p>
          </table:table-cell>
          <table:table-cell table:formula="of:=&quot;url = ',min-beds=&quot;&amp;[.C4]&amp;&quot;,max-beds=&quot;&amp;[.D4]&amp;&quot;'&quot;" office:value-type="string" office:string-value="url = ',min-beds=2,max-beds=3'" calcext:value-type="string">
            <text:p>url = ',min-beds=2,max-beds=3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if num_bdrms &lt;=&quot;&amp;[.A5]&amp;&quot;:&quot;" office:value-type="string" office:string-value="if num_bdrms &lt;=3:" calcext:value-type="string">
            <text:p>if num_bdrms &lt;=3:</text:p>
          </table:table-cell>
          <table:table-cell table:formula="of:=&quot;url = ',min-beds=&quot;&amp;[.C5]&amp;&quot;,max-beds=&quot;&amp;[.D5]&amp;&quot;'&quot;" office:value-type="string" office:string-value="url = ',min-beds=3,max-beds=4'" calcext:value-type="string">
            <text:p>url = ',min-beds=3,max-beds=4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if num_bdrms &lt;=&quot;&amp;[.A6]&amp;&quot;:&quot;" office:value-type="string" office:string-value="if num_bdrms &lt;=4:" calcext:value-type="string">
            <text:p>if num_bdrms &lt;=4:</text:p>
          </table:table-cell>
          <table:table-cell table:formula="of:=&quot;url = ',min-beds=&quot;&amp;[.C6]&amp;&quot;,max-beds=&quot;&amp;[.D6]&amp;&quot;'&quot;" office:value-type="string" office:string-value="url = ',min-beds=3,max-beds=5'" calcext:value-type="string">
            <text:p>url = ',min-beds=3,max-beds=5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&quot;if num_bdrms &lt;=&quot;&amp;[.A7]&amp;&quot;:&quot;" office:value-type="string" office:string-value="if num_bdrms &lt;=5:" calcext:value-type="string">
            <text:p>if num_bdrms &lt;=5:</text:p>
          </table:table-cell>
          <table:table-cell table:formula="of:=&quot;url = ',min-beds=&quot;&amp;[.C7]&amp;&quot;'&quot;" office:value-type="string" office:string-value="url = ',min-beds=4'" calcext:value-type="string">
            <text:p>url = ',min-beds=4'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&quot;if num_bdrms &lt;=&quot;&amp;[.A8]&amp;&quot;:&quot;" office:value-type="string" office:string-value="if num_bdrms &lt;=7:" calcext:value-type="string">
            <text:p>if num_bdrms &lt;=7:</text:p>
          </table:table-cell>
          <table:table-cell table:formula="of:=&quot;url = ',min-beds=&quot;&amp;[.C8]&amp;&quot;'&quot;" office:value-type="string" office:string-value="url = ',min-beds=5'" calcext:value-type="string">
            <text:p>url = ',min-beds=5'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&quot;else:&quot;" office:value-type="string" office:string-value="else:" calcext:value-type="string">
            <text:p>else:</text:p>
          </table:table-cell>
          <table:table-cell table:formula="of:=&quot;url = ',min-beds=&quot;&amp;[.C9]&amp;&quot;'&quot;" office:value-type="string" office:string-value="url = ',min-beds=6'" calcext:value-type="string">
            <text:p>url = ',min-beds=6'</text:p>
          </table:table-cell>
        </table:table-row>
      </table:table>
      <table:table table:name="baths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&quot;if num_bths &lt;=&quot;&amp;[.A2]&amp;&quot;:&quot;" office:value-type="string" office:string-value="if num_bths &lt;=1:" calcext:value-type="string">
            <text:p>if num_bths &lt;=1:</text:p>
          </table:table-cell>
          <table:table-cell table:formula="of:=&quot;url = 'min-baths=&quot;&amp;[.C2]&amp;&quot;,'&quot;" office:value-type="string" office:string-value="url = 'min-baths=1,'" calcext:value-type="string">
            <text:p>url = 'min-baths=1,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&quot;if num_bths &lt;=&quot;&amp;[.A3]&amp;&quot;:&quot;" office:value-type="string" office:string-value="if num_bths &lt;=2:" calcext:value-type="string">
            <text:p>if num_bths &lt;=2:</text:p>
          </table:table-cell>
          <table:table-cell table:formula="of:=&quot;url = 'min-baths=&quot;&amp;[.C3]&amp;&quot;,'&quot;" office:value-type="string" office:string-value="url = 'min-baths=2,'" calcext:value-type="string">
            <text:p>url = 'min-baths=2,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&quot;if num_bths &lt;=&quot;&amp;[.A4]&amp;&quot;:&quot;" office:value-type="string" office:string-value="if num_bths &lt;=3:" calcext:value-type="string">
            <text:p>if num_bths &lt;=3:</text:p>
          </table:table-cell>
          <table:table-cell table:formula="of:=&quot;url = 'min-baths=&quot;&amp;[.C4]&amp;&quot;,'&quot;" office:value-type="string" office:string-value="url = 'min-baths=2,'" calcext:value-type="string">
            <text:p>url = 'min-baths=2,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&quot;if num_bths &lt;=&quot;&amp;[.A5]&amp;&quot;:&quot;" office:value-type="string" office:string-value="if num_bths &lt;=4:" calcext:value-type="string">
            <text:p>if num_bths &lt;=4:</text:p>
          </table:table-cell>
          <table:table-cell table:formula="of:=&quot;url = 'min-baths=&quot;&amp;[.C5]&amp;&quot;,'&quot;" office:value-type="string" office:string-value="url = 'min-baths=3,'" calcext:value-type="string">
            <text:p>url = 'min-baths=3,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&quot;if num_bths &lt;=&quot;&amp;[.A6]&amp;&quot;:&quot;" office:value-type="string" office:string-value="if num_bths &lt;=5:" calcext:value-type="string">
            <text:p>if num_bths &lt;=5:</text:p>
          </table:table-cell>
          <table:table-cell table:formula="of:=&quot;url = 'min-baths=&quot;&amp;[.C6]&amp;&quot;,'&quot;" office:value-type="string" office:string-value="url = 'min-baths=4,'" calcext:value-type="string">
            <text:p>url = 'min-baths=4,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&quot;if num_bths &lt;=&quot;&amp;[.A7]&amp;&quot;:&quot;" office:value-type="string" office:string-value="if num_bths &lt;=6:" calcext:value-type="string">
            <text:p>if num_bths &lt;=6:</text:p>
          </table:table-cell>
          <table:table-cell table:formula="of:=&quot;url = 'min-baths=&quot;&amp;[.C7]&amp;&quot;,'&quot;" office:value-type="string" office:string-value="url = 'min-baths=5,'" calcext:value-type="string">
            <text:p>url = 'min-baths=5,'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&quot;else:&quot;" office:value-type="string" office:string-value="else:" calcext:value-type="string">
            <text:p>else:</text:p>
          </table:table-cell>
          <table:table-cell table:formula="of:=&quot;url = 'min-baths=&quot;&amp;[.C8]&amp;&quot;,'&quot;" office:value-type="string" office:string-value="url = 'min-baths=6,'" calcext:value-type="string">
            <text:p>url = 'min-baths=6,'</text:p>
          </table:table-cell>
        </table:table-row>
      </table:table>
      <table:table table:name="yr_blt" table:style-name="ta1">
        <table:table-column table:style-name="co1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/>
          <table:table-cell table:formula="of:=&quot;if yr_blt &lt;=&quot;&amp;[.B2]&amp;&quot;:&quot;" office:value-type="string" office:string-value="if yr_blt &lt;=1900:" calcext:value-type="string">
            <text:p>if yr_blt &lt;=1900:</text:p>
          </table:table-cell>
          <table:table-cell table:formula="of:=&quot;url = ',max-year-built=&quot;&amp;[.E2]&amp;&quot;'&quot;" office:value-type="string" office:string-value="url = ',max-year-built=1930'" calcext:value-type="string">
            <text:p>url = ',max-year-built=1930'</text:p>
          </table:table-cell>
        </table:table-row>
        <table:table-row table:style-name="ro1">
          <table:table-cell table:formula="of:=[.B2]" office:value-type="float" office:value="1900" calcext:value-type="float">
            <text:p>1900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&quot;elif yr_blt &lt;=&quot;&amp;[.B3]&amp;&quot;:&quot;" office:value-type="string" office:string-value="elif yr_blt &lt;=1960:" calcext:value-type="string">
            <text:p>elif yr_blt &lt;=1960:</text:p>
          </table:table-cell>
          <table:table-cell table:formula="of:=&quot;url = ',min-year-built=&quot;&amp;[.D3]&amp;&quot;,max-year-built=&quot;&amp;[.E3]&amp;&quot;'&quot;" office:value-type="string" office:string-value="url = ',min-year-built=1930,max-year-built=1960'" calcext:value-type="string">
            <text:p>url = ',min-year-built=1930,max-year-built=1960'</text:p>
          </table:table-cell>
        </table:table-row>
        <table:table-row table:style-name="ro1">
          <table:table-cell table:formula="of:=[.B3]+1" office:value-type="float" office:value="1961" calcext:value-type="float">
            <text:p>1961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1961" calcext:value-type="float">
            <text:p>1961</text:p>
          </table:table-cell>
          <table:table-cell table:formula="of:=[.B4]" office:value-type="float" office:value="1980" calcext:value-type="float">
            <text:p>1980</text:p>
          </table:table-cell>
          <table:table-cell/>
          <table:table-cell table:formula="of:=&quot;elif yr_blt &lt;=&quot;&amp;[.B4]&amp;&quot;:&quot;" office:value-type="string" office:string-value="elif yr_blt &lt;=1980:" calcext:value-type="string">
            <text:p>elif yr_blt &lt;=1980:</text:p>
          </table:table-cell>
          <table:table-cell table:formula="of:=&quot;url = ',min-year-built=&quot;&amp;[.D4]&amp;&quot;,max-year-built=&quot;&amp;[.E4]&amp;&quot;'&quot;" office:value-type="string" office:string-value="url = ',min-year-built=1961,max-year-built=1980'" calcext:value-type="string">
            <text:p>url = ',min-year-built=1961,max-year-built=1980'</text:p>
          </table:table-cell>
        </table:table-row>
        <table:table-row table:style-name="ro1">
          <table:table-cell table:formula="of:=[.B4]+1" office:value-type="float" office:value="1981" calcext:value-type="float">
            <text:p>1981</text:p>
          </table:table-cell>
          <table:table-cell office:value-type="float" office:value="1990" calcext:value-type="float">
            <text:p>1990</text:p>
          </table:table-cell>
          <table:table-cell/>
          <table:table-cell table:formula="of:=[.A5]" office:value-type="float" office:value="1981" calcext:value-type="float">
            <text:p>1981</text:p>
          </table:table-cell>
          <table:table-cell table:formula="of:=[.B5]" office:value-type="float" office:value="1990" calcext:value-type="float">
            <text:p>1990</text:p>
          </table:table-cell>
          <table:table-cell/>
          <table:table-cell table:formula="of:=&quot;elif yr_blt &lt;=&quot;&amp;[.B5]&amp;&quot;:&quot;" office:value-type="string" office:string-value="elif yr_blt &lt;=1990:" calcext:value-type="string">
            <text:p>elif yr_blt &lt;=1990:</text:p>
          </table:table-cell>
          <table:table-cell table:formula="of:=&quot;url = ',min-year-built=&quot;&amp;[.D5]&amp;&quot;,max-year-built=&quot;&amp;[.E5]&amp;&quot;'&quot;" office:value-type="string" office:string-value="url = ',min-year-built=1981,max-year-built=1990'" calcext:value-type="string">
            <text:p>url = ',min-year-built=1981,max-year-built=1990'</text:p>
          </table:table-cell>
        </table:table-row>
        <table:table-row table:style-name="ro1">
          <table:table-cell table:formula="of:=[.B5]+1" office:value-type="float" office:value="1991" calcext:value-type="float">
            <text:p>1991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A6]" office:value-type="float" office:value="1991" calcext:value-type="float">
            <text:p>1991</text:p>
          </table:table-cell>
          <table:table-cell table:formula="of:=[.B6]" office:value-type="float" office:value="2000" calcext:value-type="float">
            <text:p>2000</text:p>
          </table:table-cell>
          <table:table-cell/>
          <table:table-cell table:formula="of:=&quot;elif yr_blt &lt;=&quot;&amp;[.B6]&amp;&quot;:&quot;" office:value-type="string" office:string-value="elif yr_blt &lt;=2000:" calcext:value-type="string">
            <text:p>elif yr_blt &lt;=2000:</text:p>
          </table:table-cell>
          <table:table-cell table:formula="of:=&quot;url = ',min-year-built=&quot;&amp;[.D6]&amp;&quot;,max-year-built=&quot;&amp;[.E6]&amp;&quot;'&quot;" office:value-type="string" office:string-value="url = ',min-year-built=1991,max-year-built=2000'" calcext:value-type="string">
            <text:p>url = ',min-year-built=1991,max-year-built=2000'</text:p>
          </table:table-cell>
        </table:table-row>
        <table:table-row table:style-name="ro1">
          <table:table-cell table:formula="of:=[.B6]+1" office:value-type="float" office:value="2001" calcext:value-type="float">
            <text:p>2001</text:p>
          </table:table-cell>
          <table:table-cell office:value-type="float" office:value="2010" calcext:value-type="float">
            <text:p>2010</text:p>
          </table:table-cell>
          <table:table-cell/>
          <table:table-cell table:formula="of:=[.A7]" office:value-type="float" office:value="2001" calcext:value-type="float">
            <text:p>2001</text:p>
          </table:table-cell>
          <table:table-cell table:formula="of:=[.B7]" office:value-type="float" office:value="2010" calcext:value-type="float">
            <text:p>2010</text:p>
          </table:table-cell>
          <table:table-cell/>
          <table:table-cell table:formula="of:=&quot;elif yr_blt &lt;=&quot;&amp;[.B7]&amp;&quot;:&quot;" office:value-type="string" office:string-value="elif yr_blt &lt;=2010:" calcext:value-type="string">
            <text:p>elif yr_blt &lt;=2010:</text:p>
          </table:table-cell>
          <table:table-cell table:formula="of:=&quot;url = ',min-year-built=&quot;&amp;[.D7]&amp;&quot;,max-year-built=&quot;&amp;[.E7]&amp;&quot;'&quot;" office:value-type="string" office:string-value="url = ',min-year-built=2001,max-year-built=2010'" calcext:value-type="string">
            <text:p>url = ',min-year-built=2001,max-year-built=2010'</text:p>
          </table:table-cell>
        </table:table-row>
        <table:table-row table:style-name="ro1">
          <table:table-cell table:formula="of:=[.B7]+1" office:value-type="float" office:value="2011" calcext:value-type="float">
            <text:p>2011</text:p>
          </table:table-cell>
          <table:table-cell office:value-type="float" office:value="2018" calcext:value-type="float">
            <text:p>2018</text:p>
          </table:table-cell>
          <table:table-cell/>
          <table:table-cell table:formula="of:=[.A8]" office:value-type="float" office:value="2011" calcext:value-type="float">
            <text:p>2011</text:p>
          </table:table-cell>
          <table:table-cell office:value-type="float" office:value="2016" calcext:value-type="float">
            <text:p>2016</text:p>
          </table:table-cell>
          <table:table-cell/>
          <table:table-cell table:formula="of:=&quot;elif yr_blt &lt;=&quot;&amp;[.B8]&amp;&quot;:&quot;" office:value-type="string" office:string-value="elif yr_blt &lt;=2018:" calcext:value-type="string">
            <text:p>elif yr_blt &lt;=2018:</text:p>
          </table:table-cell>
          <table:table-cell table:formula="of:=&quot;url = ',min-year-built=&quot;&amp;[.D8]&amp;&quot;,max-year-built=&quot;&amp;[.E8]&amp;&quot;'&quot;" office:value-type="string" office:string-value="url = ',min-year-built=2011,max-year-built=2016'" calcext:value-type="string">
            <text:p>url = ',min-year-built=2011,max-year-built=2016'</text:p>
          </table:table-cell>
        </table:table-row>
        <table:table-row table:style-name="ro1">
          <table:table-cell table:number-columns-repeated="3"/>
          <table:table-cell office:value-type="float" office:value="2017" calcext:value-type="float">
            <text:p>2017</text:p>
          </table:table-cell>
          <table:table-cell table:number-columns-repeated="2"/>
          <table:table-cell table:formula="of:=&quot;else:&quot;" office:value-type="string" office:string-value="else:" calcext:value-type="string">
            <text:p>else:</text:p>
          </table:table-cell>
          <table:table-cell table:formula="of:=&quot;url = ',min-year-built=&quot;&amp;[.D9]&amp;&quot;'&quot;" office:value-type="string" office:string-value="url = ',min-year-built=2017'" calcext:value-type="string">
            <text:p>url = ',min-year-built=2017'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n-year-built=1960,max-year-built=2016,</text:p>
          </table:table-cell>
          <table:table-cell table:number-columns-repeated="5"/>
        </table:table-row>
      </table:table>
      <table:table table:name="lot_sqft" table:style-name="ta1"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 table:number-columns-repeated="2"/>
          <table:table-cell table:style-name="ce4" table:formula="of:=&quot;-10%&quot;" office:value-type="string" office:string-value="-10%" calcext:value-type="string">
            <text:p>-10%</text:p>
          </table:table-cell>
          <table:table-cell table:style-name="ce4" table:formula="of:=&quot;+15%&quot;" office:value-type="string" office:string-value="+15%" calcext:value-type="string">
            <text:p>+15%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ROUND(([.$B2]+[.$A2])/2.2;-2)" office:value-type="float" office:value="900" calcext:value-type="float">
            <text:p>900</text:p>
          </table:table-cell>
          <table:table-cell table:formula="of:=ROUND(([.$B2]+[.$A2])*0.575;-2)" office:value-type="float" office:value="1200" calcext:value-type="float">
            <text:p>1200</text:p>
          </table:table-cell>
          <table:table-cell table:number-columns-repeated="2"/>
          <table:table-cell table:formula="of:=([.B3]/1000)&amp;&quot;k-sqft&quot;" office:value-type="string" office:string-value="4.5k-sqft" calcext:value-type="string">
            <text:p>4.5k-sqft</text:p>
          </table:table-cell>
          <table:table-cell/>
          <table:table-cell table:formula="of:=&quot;if lot_sqft &lt;=&quot;&amp;[.B2]&amp;&quot;:&quot;" office:value-type="string" office:string-value="if lot_sqft &lt;=2000:" calcext:value-type="string">
            <text:p>if lot_sqft &lt;=2000:</text:p>
          </table:table-cell>
          <table:table-cell table:formula="of:=&quot;url = ',max-lot-size=&quot;&amp;[.I3]&amp;&quot;'&quot;" office:value-type="string" office:string-value="url = ',max-lot-size=6.5k-sqft'" calcext:value-type="string">
            <text:p>url = ',max-lot-size=6.5k-sqft'</text:p>
          </table:table-cell>
        </table:table-row>
        <table:table-row table:style-name="ro1">
          <table:table-cell table:formula="of:=[.B2]"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table:formula="of:=[.D2]"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table:formula="of:=ROUND(([.$B3]+[.$A3])/2.2;-2)" office:value-type="float" office:value="3000" calcext:value-type="float">
            <text:p>3000</text:p>
          </table:table-cell>
          <table:table-cell table:formula="of:=ROUND(([.$B3]+[.$A3])*0.575;-2)" office:value-type="float" office:value="3700" calcext:value-type="float">
            <text:p>3700</text:p>
          </table:table-cell>
          <table:table-cell/>
          <table:table-cell table:formula="of:=([.A3]/1000)&amp;&quot;k-sqft&quot;" office:value-type="string" office:string-value="2k-sqft" calcext:value-type="string">
            <text:p>2k-sqft</text:p>
          </table:table-cell>
          <table:table-cell table:formula="of:=([.B4]/1000)&amp;&quot;k-sqft&quot;" office:value-type="string" office:string-value="6.5k-sqft" calcext:value-type="string">
            <text:p>6.5k-sqft</text:p>
          </table:table-cell>
          <table:table-cell/>
          <table:table-cell table:formula="of:=&quot;elif lot_sqft &lt;=&quot;&amp;[.B3]&amp;&quot;:&quot;" office:value-type="string" office:string-value="elif lot_sqft &lt;=4500:" calcext:value-type="string">
            <text:p>elif lot_sqft &lt;=4500:</text:p>
          </table:table-cell>
          <table:table-cell table:formula="of:=&quot;url = ',min-lot-size=&quot;&amp;[.H3]&amp;&quot;,max-lot-size=&quot;&amp;[.I3]&amp;&quot;'&quot;" office:value-type="string" office:string-value="url = ',min-lot-size=2k-sqft,max-lot-size=6.5k-sqft'" calcext:value-type="string">
            <text:p>url = ',min-lot-size=2k-sqft,max-lot-size=6.5k-sqft'</text:p>
          </table:table-cell>
        </table:table-row>
        <table:table-row table:style-name="ro1">
          <table:table-cell table:formula="of:=[.B3]" office:value-type="float" office:value="4500" calcext:value-type="float">
            <text:p>4500</text:p>
          </table:table-cell>
          <table:table-cell office:value-type="float" office:value="6500" calcext:value-type="float">
            <text:p>6500</text:p>
          </table:table-cell>
          <table:table-cell table:formula="of:=[.D3]" office:value-type="float" office:value="4500" calcext:value-type="float">
            <text:p>4500</text:p>
          </table:table-cell>
          <table:table-cell office:value-type="float" office:value="6500" calcext:value-type="float">
            <text:p>6500</text:p>
          </table:table-cell>
          <table:table-cell table:formula="of:=ROUND(([.$B4]+[.$A4])/2.2;-2)" office:value-type="float" office:value="5000" calcext:value-type="float">
            <text:p>5000</text:p>
          </table:table-cell>
          <table:table-cell table:formula="of:=ROUND(([.$B4]+[.$A4])*0.575;-2)" office:value-type="float" office:value="6300" calcext:value-type="float">
            <text:p>6300</text:p>
          </table:table-cell>
          <table:table-cell/>
          <table:table-cell table:formula="of:=([.A4]/1000)&amp;&quot;k-sqft&quot;" office:value-type="string" office:string-value="4.5k-sqft" calcext:value-type="string">
            <text:p>4.5k-sqft</text:p>
          </table:table-cell>
          <table:table-cell table:formula="of:=([.B5]/1000)&amp;&quot;k-sqft&quot;" office:value-type="string" office:string-value="8k-sqft" calcext:value-type="string">
            <text:p>8k-sqft</text:p>
          </table:table-cell>
          <table:table-cell/>
          <table:table-cell table:formula="of:=&quot;elif lot_sqft &lt;=&quot;&amp;[.B4]&amp;&quot;:&quot;" office:value-type="string" office:string-value="elif lot_sqft &lt;=6500:" calcext:value-type="string">
            <text:p>elif lot_sqft &lt;=6500:</text:p>
          </table:table-cell>
          <table:table-cell table:formula="of:=&quot;url = ',min-lot-size=&quot;&amp;[.H4]&amp;&quot;,max-lot-size=&quot;&amp;[.I4]&amp;&quot;'&quot;" office:value-type="string" office:string-value="url = ',min-lot-size=4.5k-sqft,max-lot-size=8k-sqft'" calcext:value-type="string">
            <text:p>url = ',min-lot-size=4.5k-sqft,max-lot-size=8k-sqft'</text:p>
          </table:table-cell>
        </table:table-row>
        <table:table-row table:style-name="ro1">
          <table:table-cell table:formula="of:=[.B4]" office:value-type="float" office:value="6500" calcext:value-type="float">
            <text:p>6500</text:p>
          </table:table-cell>
          <table:table-cell office:value-type="float" office:value="8000" calcext:value-type="float">
            <text:p>8000</text:p>
          </table:table-cell>
          <table:table-cell table:formula="of:=[.D4]" office:value-type="float" office:value="6500" calcext:value-type="float">
            <text:p>6500</text:p>
          </table:table-cell>
          <table:table-cell office:value-type="float" office:value="8000" calcext:value-type="float">
            <text:p>8000</text:p>
          </table:table-cell>
          <table:table-cell table:formula="of:=ROUND(([.$B5]+[.$A5])/2.2;-2)" office:value-type="float" office:value="6600" calcext:value-type="float">
            <text:p>6600</text:p>
          </table:table-cell>
          <table:table-cell table:formula="of:=ROUND(([.$B5]+[.$A5])*0.575;-2)" office:value-type="float" office:value="8300" calcext:value-type="float">
            <text:p>8300</text:p>
          </table:table-cell>
          <table:table-cell/>
          <table:table-cell table:formula="of:=([.A4]/1000)&amp;&quot;k-sqft&quot;" office:value-type="string" office:string-value="4.5k-sqft" calcext:value-type="string">
            <text:p>4.5k-sqft</text:p>
          </table:table-cell>
          <table:table-cell table:formula="of:=([.B6])&amp;&quot;-acre&quot;" office:value-type="string" office:string-value="0.25-acre" calcext:value-type="string">
            <text:p>0.25-acre</text:p>
          </table:table-cell>
          <table:table-cell/>
          <table:table-cell table:formula="of:=&quot;elif lot_sqft &lt;=&quot;&amp;[.B5]&amp;&quot;:&quot;" office:value-type="string" office:string-value="elif lot_sqft &lt;=8000:" calcext:value-type="string">
            <text:p>elif lot_sqft &lt;=8000:</text:p>
          </table:table-cell>
          <table:table-cell table:formula="of:=&quot;url = ',min-lot-size=&quot;&amp;[.H5]&amp;&quot;,max-lot-size=&quot;&amp;[.I5]&amp;&quot;'&quot;" office:value-type="string" office:string-value="url = ',min-lot-size=4.5k-sqft,max-lot-size=0.25-acre'" calcext:value-type="string">
            <text:p>url = ',min-lot-size=4.5k-sqft,max-lot-size=0.25-acre'</text:p>
          </table:table-cell>
        </table:table-row>
        <table:table-row table:style-name="ro1">
          <table:table-cell table:formula="of:=[.B5]" office:value-type="float" office:value="8000" calcext:value-type="float">
            <text:p>8000</text:p>
          </table:table-cell>
          <table:table-cell office:value-type="float" office:value="0.25" calcext:value-type="float">
            <text:p>0.25</text:p>
          </table:table-cell>
          <table:table-cell table:formula="of:=[.D5]" office:value-type="float" office:value="8000" calcext:value-type="float">
            <text:p>8000</text:p>
          </table:table-cell>
          <table:table-cell table:formula="of:=[.B6]*[.$F$20]" office:value-type="float" office:value="10890" calcext:value-type="float">
            <text:p>10890</text:p>
          </table:table-cell>
          <table:table-cell table:formula="of:=ROUND(([.$B6]+[.$A6])/2.2;-2)" office:value-type="float" office:value="3600" calcext:value-type="float">
            <text:p>3600</text:p>
          </table:table-cell>
          <table:table-cell table:formula="of:=ROUND(([.$B6]+[.$A6])*0.575;-2)" office:value-type="float" office:value="4600" calcext:value-type="float">
            <text:p>4600</text:p>
          </table:table-cell>
          <table:table-cell/>
          <table:table-cell table:formula="of:=([.A5]/1000)&amp;&quot;k-sqft&quot;" office:value-type="string" office:string-value="6.5k-sqft" calcext:value-type="string">
            <text:p>6.5k-sqft</text:p>
          </table:table-cell>
          <table:table-cell table:formula="of:=([.B7])&amp;&quot;-acre&quot;" office:value-type="string" office:string-value="0.5-acre" calcext:value-type="string">
            <text:p>0.5-acre</text:p>
          </table:table-cell>
          <table:table-cell/>
          <table:table-cell table:formula="of:=&quot;elif lot_sqft &lt;=&quot;&amp;[.B6]&amp;&quot;:&quot;" office:value-type="string" office:string-value="elif lot_sqft &lt;=0.25:" calcext:value-type="string">
            <text:p>elif lot_sqft &lt;=0.25:</text:p>
          </table:table-cell>
          <table:table-cell table:formula="of:=&quot;url = ',min-lot-size=&quot;&amp;[.H6]&amp;&quot;,max-lot-size=&quot;&amp;[.I6]&amp;&quot;'&quot;" office:value-type="string" office:string-value="url = ',min-lot-size=6.5k-sqft,max-lot-size=0.5-acre'" calcext:value-type="string">
            <text:p>url = ',min-lot-size=6.5k-sqft,max-lot-size=0.5-acre'</text:p>
          </table:table-cell>
        </table:table-row>
        <table:table-row table:style-name="ro1">
          <table:table-cell table:formula="of:=[.B6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[.A7]*[.$F$20]" office:value-type="float" office:value="10890" calcext:value-type="float">
            <text:p>10890</text:p>
          </table:table-cell>
          <table:table-cell table:formula="of:=[.B7]*[.$F$20]" office:value-type="float" office:value="21780" calcext:value-type="float">
            <text:p>21780</text:p>
          </table:table-cell>
          <table:table-cell table:formula="of:=ROUND(([.$B7]+[.$A7])/2.2;-2)" office:value-type="float" office:value="0" calcext:value-type="float">
            <text:p>0</text:p>
          </table:table-cell>
          <table:table-cell table:formula="of:=ROUND(([.$B7]+[.$A7])*0.575;-2)" office:value-type="float" office:value="0" calcext:value-type="float">
            <text:p>0</text:p>
          </table:table-cell>
          <table:table-cell/>
          <table:table-cell table:formula="of:=([.A6]/1000)&amp;&quot;k-sqft&quot;" office:value-type="string" office:string-value="8k-sqft" calcext:value-type="string">
            <text:p>8k-sqft</text:p>
          </table:table-cell>
          <table:table-cell table:formula="of:=([.B8])&amp;&quot;-acre&quot;" office:value-type="string" office:string-value="1-acre" calcext:value-type="string">
            <text:p>1-acre</text:p>
          </table:table-cell>
          <table:table-cell/>
          <table:table-cell table:formula="of:=&quot;elif lot_sqft &lt;=&quot;&amp;[.B7]&amp;&quot;:&quot;" office:value-type="string" office:string-value="elif lot_sqft &lt;=0.5:" calcext:value-type="string">
            <text:p>elif lot_sqft &lt;=0.5:</text:p>
          </table:table-cell>
          <table:table-cell table:formula="of:=&quot;url = ',min-lot-size=&quot;&amp;[.H7]&amp;&quot;,max-lot-size=&quot;&amp;[.I7]&amp;&quot;'&quot;" office:value-type="string" office:string-value="url = ',min-lot-size=8k-sqft,max-lot-size=1-acre'" calcext:value-type="string">
            <text:p>url = ',min-lot-size=8k-sqft,max-lot-size=1-acre'</text:p>
          </table:table-cell>
        </table:table-row>
        <table:table-row table:style-name="ro1">
          <table:table-cell table:formula="of:=[.B7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A8]*[.$F$20]" office:value-type="float" office:value="21780" calcext:value-type="float">
            <text:p>21780</text:p>
          </table:table-cell>
          <table:table-cell table:formula="of:=[.B8]*[.$F$20]" office:value-type="float" office:value="43560" calcext:value-type="float">
            <text:p>43560</text:p>
          </table:table-cell>
          <table:table-cell table:formula="of:=ROUND(([.$B8]+[.$A8])/2.2;-2)" office:value-type="float" office:value="0" calcext:value-type="float">
            <text:p>0</text:p>
          </table:table-cell>
          <table:table-cell table:formula="of:=ROUND(([.$B8]+[.$A8])*0.575;-2)" office:value-type="float" office:value="0" calcext:value-type="float">
            <text:p>0</text:p>
          </table:table-cell>
          <table:table-cell/>
          <table:table-cell table:formula="of:=([.A7])&amp;&quot;-acre&quot;" office:value-type="string" office:string-value="0.25-acre" calcext:value-type="string">
            <text:p>0.25-acre</text:p>
          </table:table-cell>
          <table:table-cell table:formula="of:=([.B10])&amp;&quot;-acre&quot;" office:value-type="string" office:string-value="3-acre" calcext:value-type="string">
            <text:p>3-acre</text:p>
          </table:table-cell>
          <table:table-cell/>
          <table:table-cell table:formula="of:=&quot;elif lot_sqft &lt;=&quot;&amp;[.B8]&amp;&quot;:&quot;" office:value-type="string" office:string-value="elif lot_sqft &lt;=1:" calcext:value-type="string">
            <text:p>elif lot_sqft &lt;=1:</text:p>
          </table:table-cell>
          <table:table-cell table:formula="of:=&quot;url = ',min-lot-size=&quot;&amp;[.H8]&amp;&quot;,max-lot-size=&quot;&amp;[.I8]&amp;&quot;'&quot;" office:value-type="string" office:string-value="url = ',min-lot-size=0.25-acre,max-lot-size=3-acre'" calcext:value-type="string">
            <text:p>url = ',min-lot-size=0.25-acre,max-lot-size=3-acre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9]*[.$F$20]" office:value-type="float" office:value="43560" calcext:value-type="float">
            <text:p>43560</text:p>
          </table:table-cell>
          <table:table-cell table:formula="of:=[.B9]*[.$F$20]" office:value-type="float" office:value="87120" calcext:value-type="float">
            <text:p>87120</text:p>
          </table:table-cell>
          <table:table-cell table:formula="of:=ROUND(([.$B9]+[.$A9])/2.2;-2)" office:value-type="float" office:value="0" calcext:value-type="float">
            <text:p>0</text:p>
          </table:table-cell>
          <table:table-cell table:formula="of:=ROUND(([.$B9]+[.$A9])*0.575;-2)" office:value-type="float" office:value="0" calcext:value-type="float">
            <text:p>0</text:p>
          </table:table-cell>
          <table:table-cell/>
          <table:table-cell table:formula="of:=([.A8])&amp;&quot;-acre&quot;" office:value-type="string" office:string-value="0.5-acre" calcext:value-type="string">
            <text:p>0.5-acre</text:p>
          </table:table-cell>
          <table:table-cell table:style-name="ce1" table:formula="of:=([.A12])&amp;&quot;-acre&quot;" office:value-type="string" office:string-value="5-acre" calcext:value-type="string">
            <text:p>5-acre</text:p>
          </table:table-cell>
          <table:table-cell/>
          <table:table-cell table:formula="of:=&quot;elif lot_sqft &lt;=&quot;&amp;[.B9]&amp;&quot;:&quot;" office:value-type="string" office:string-value="elif lot_sqft &lt;=2:" calcext:value-type="string">
            <text:p>elif lot_sqft &lt;=2:</text:p>
          </table:table-cell>
          <table:table-cell table:formula="of:=&quot;url = ',min-lot-size=&quot;&amp;[.H9]&amp;&quot;,max-lot-size=&quot;&amp;[.I9]&amp;&quot;'&quot;" office:value-type="string" office:string-value="url = ',min-lot-size=0.5-acre,max-lot-size=5-acre'" calcext:value-type="string">
            <text:p>url = ',min-lot-size=0.5-acre,max-lot-size=5-acre'</text:p>
          </table:table-cell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0]*[.$F$20]" office:value-type="float" office:value="87120" calcext:value-type="float">
            <text:p>87120</text:p>
          </table:table-cell>
          <table:table-cell table:formula="of:=[.B10]*[.$F$20]" office:value-type="float" office:value="130680" calcext:value-type="float">
            <text:p>130680</text:p>
          </table:table-cell>
          <table:table-cell table:formula="of:=ROUND(([.$B10]+[.$A10])/2.2;-2)" office:value-type="float" office:value="0" calcext:value-type="float">
            <text:p>0</text:p>
          </table:table-cell>
          <table:table-cell table:formula="of:=ROUND(([.$B10]+[.$A10])*0.575;-2)" office:value-type="float" office:value="0" calcext:value-type="float">
            <text:p>0</text:p>
          </table:table-cell>
          <table:table-cell/>
          <table:table-cell table:formula="of:=([.A9])&amp;&quot;-acre&quot;" office:value-type="string" office:string-value="1-acre" calcext:value-type="string">
            <text:p>1-acre</text:p>
          </table:table-cell>
          <table:table-cell table:formula="of:=([.B12])&amp;&quot;-acre&quot;" office:value-type="string" office:string-value="10-acre" calcext:value-type="string">
            <text:p>10-acre</text:p>
          </table:table-cell>
          <table:table-cell/>
          <table:table-cell table:formula="of:=&quot;elif lot_sqft &lt;=&quot;&amp;[.B10]&amp;&quot;:&quot;" office:value-type="string" office:string-value="elif lot_sqft &lt;=3:" calcext:value-type="string">
            <text:p>elif lot_sqft &lt;=3:</text:p>
          </table:table-cell>
          <table:table-cell table:formula="of:=&quot;url = ',min-lot-size=&quot;&amp;[.H10]&amp;&quot;,max-lot-size=&quot;&amp;[.I10]&amp;&quot;'&quot;" office:value-type="string" office:string-value="url = ',min-lot-size=1-acre,max-lot-size=10-acre'" calcext:value-type="string">
            <text:p>url = ',min-lot-size=1-acre,max-lot-size=10-acre'</text:p>
          </table:table-cell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1]*[.$F$20]" office:value-type="float" office:value="130680" calcext:value-type="float">
            <text:p>130680</text:p>
          </table:table-cell>
          <table:table-cell table:formula="of:=[.B11]*[.$F$20]" office:value-type="float" office:value="217800" calcext:value-type="float">
            <text:p>217800</text:p>
          </table:table-cell>
          <table:table-cell table:formula="of:=ROUND(([.$B11]+[.$A11])/2.2;-2)" office:value-type="float" office:value="0" calcext:value-type="float">
            <text:p>0</text:p>
          </table:table-cell>
          <table:table-cell table:formula="of:=ROUND(([.$B11]+[.$A11])*0.575;-2)" office:value-type="float" office:value="0" calcext:value-type="float">
            <text:p>0</text:p>
          </table:table-cell>
          <table:table-cell/>
          <table:table-cell table:formula="of:=([.A10])&amp;&quot;-acre&quot;" office:value-type="string" office:string-value="2-acre" calcext:value-type="string">
            <text:p>2-acre</text:p>
          </table:table-cell>
          <table:table-cell table:formula="of:=([.B12])&amp;&quot;-acre&quot;" office:value-type="string" office:string-value="10-acre" calcext:value-type="string">
            <text:p>10-acre</text:p>
          </table:table-cell>
          <table:table-cell/>
          <table:table-cell table:formula="of:=&quot;elif lot_sqft &lt;=&quot;&amp;[.B11]&amp;&quot;:&quot;" office:value-type="string" office:string-value="elif lot_sqft &lt;=5:" calcext:value-type="string">
            <text:p>elif lot_sqft &lt;=5:</text:p>
          </table:table-cell>
          <table:table-cell table:formula="of:=&quot;url = ',min-lot-size=&quot;&amp;[.H11]&amp;&quot;,max-lot-size=&quot;&amp;[.I11]&amp;&quot;'&quot;" office:value-type="string" office:string-value="url = ',min-lot-size=2-acre,max-lot-size=10-acre'" calcext:value-type="string">
            <text:p>url = ',min-lot-size=2-acre,max-lot-size=10-acre'</text:p>
          </table:table-cell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12]*[.$F$20]" office:value-type="float" office:value="217800" calcext:value-type="float">
            <text:p>217800</text:p>
          </table:table-cell>
          <table:table-cell table:formula="of:=[.B12]*[.$F$20]" office:value-type="float" office:value="435600" calcext:value-type="float">
            <text:p>435600</text:p>
          </table:table-cell>
          <table:table-cell table:formula="of:=ROUND(([.$B12]+[.$A12])/2.2;-2)" office:value-type="float" office:value="0" calcext:value-type="float">
            <text:p>0</text:p>
          </table:table-cell>
          <table:table-cell table:formula="of:=ROUND(([.$B12]+[.$A12])*0.575;-2)" office:value-type="float" office:value="0" calcext:value-type="float">
            <text:p>0</text:p>
          </table:table-cell>
          <table:table-cell/>
          <table:table-cell table:formula="of:=([.A11])&amp;&quot;-acre&quot;" office:value-type="string" office:string-value="3-acre" calcext:value-type="string">
            <text:p>3-acre</text:p>
          </table:table-cell>
          <table:table-cell table:formula="of:=([.B13])&amp;&quot;-acre&quot;" office:value-type="string" office:string-value="40-acre" calcext:value-type="string">
            <text:p>40-acre</text:p>
          </table:table-cell>
          <table:table-cell/>
          <table:table-cell table:formula="of:=&quot;elif lot_sqft &lt;=&quot;&amp;[.B12]&amp;&quot;:&quot;" office:value-type="string" office:string-value="elif lot_sqft &lt;=10:" calcext:value-type="string">
            <text:p>elif lot_sqft &lt;=10:</text:p>
          </table:table-cell>
          <table:table-cell table:formula="of:=&quot;url = ',min-lot-size=&quot;&amp;[.H12]&amp;&quot;,max-lot-size=&quot;&amp;[.I12]&amp;&quot;'&quot;" office:value-type="string" office:string-value="url = ',min-lot-size=3-acre,max-lot-size=40-acre'" calcext:value-type="string">
            <text:p>url = ',min-lot-size=3-acre,max-lot-size=40-acre'</text:p>
          </table:table-cell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A13]*[.$F$20]" office:value-type="float" office:value="435600" calcext:value-type="float">
            <text:p>435600</text:p>
          </table:table-cell>
          <table:table-cell table:formula="of:=[.B13]*[.$F$20]" office:value-type="float" office:value="1742400" calcext:value-type="float">
            <text:p>1742400</text:p>
          </table:table-cell>
          <table:table-cell table:formula="of:=ROUND(([.$B13]+[.$A13])/2.2;-2)" office:value-type="float" office:value="0" calcext:value-type="float">
            <text:p>0</text:p>
          </table:table-cell>
          <table:table-cell table:formula="of:=ROUND(([.$B13]+[.$A13])*0.575;-2)" office:value-type="float" office:value="0" calcext:value-type="float">
            <text:p>0</text:p>
          </table:table-cell>
          <table:table-cell/>
          <table:table-cell table:formula="of:=([.A12])&amp;&quot;-acre&quot;" office:value-type="string" office:string-value="5-acre" calcext:value-type="string">
            <text:p>5-acre</text:p>
          </table:table-cell>
          <table:table-cell table:formula="of:=([.B14])&amp;&quot;-acre&quot;" office:value-type="string" office:string-value="100-acre" calcext:value-type="string">
            <text:p>100-acre</text:p>
          </table:table-cell>
          <table:table-cell/>
          <table:table-cell table:formula="of:=&quot;elif lot_sqft &lt;=&quot;&amp;[.B13]&amp;&quot;:&quot;" office:value-type="string" office:string-value="elif lot_sqft &lt;=40:" calcext:value-type="string">
            <text:p>elif lot_sqft &lt;=40:</text:p>
          </table:table-cell>
          <table:table-cell table:formula="of:=&quot;url = ',min-lot-size=&quot;&amp;[.H13]&amp;&quot;,max-lot-size=&quot;&amp;[.I13]&amp;&quot;'&quot;" office:value-type="string" office:string-value="url = ',min-lot-size=5-acre,max-lot-size=100-acre'" calcext:value-type="string">
            <text:p>url = ',min-lot-size=5-acre,max-lot-size=100-acre'</text:p>
          </table:table-cell>
        </table:table-row>
        <table:table-row table:style-name="ro1">
          <table:table-cell table:formula="of:=[.B13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A14]*[.$F$20]" office:value-type="float" office:value="1742400" calcext:value-type="float">
            <text:p>1742400</text:p>
          </table:table-cell>
          <table:table-cell table:formula="of:=[.B14]*[.$F$20]" office:value-type="float" office:value="4356000" calcext:value-type="float">
            <text:p>4356000</text:p>
          </table:table-cell>
          <table:table-cell table:formula="of:=ROUND(([.$B14]+[.$A14])/2.2;-2)" office:value-type="float" office:value="100" calcext:value-type="float">
            <text:p>100</text:p>
          </table:table-cell>
          <table:table-cell table:formula="of:=ROUND(([.$B14]+[.$A14])*0.575;-2)" office:value-type="float" office:value="100" calcext:value-type="float">
            <text:p>100</text:p>
          </table:table-cell>
          <table:table-cell/>
          <table:table-cell table:formula="of:=([.A13])&amp;&quot;-acre&quot;" office:value-type="string" office:string-value="10-acre" calcext:value-type="string">
            <text:p>10-acre</text:p>
          </table:table-cell>
          <table:table-cell table:number-columns-repeated="2"/>
          <table:table-cell table:formula="of:=&quot;elif lot_sqft &lt;=&quot;&amp;[.B14]&amp;&quot;:&quot;" office:value-type="string" office:string-value="elif lot_sqft &lt;=100:" calcext:value-type="string">
            <text:p>elif lot_sqft &lt;=100:</text:p>
          </table:table-cell>
          <table:table-cell table:formula="of:=&quot;url = ',min-lot-size=&quot;&amp;[.H14]&amp;&quot;&quot;&amp;[.I14]&amp;&quot;'&quot;" office:value-type="string" office:string-value="url = ',min-lot-size=10-acre'" calcext:value-type="string">
            <text:p>url = ',min-lot-size=10-acre'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office:value-type="string" calcext:value-type="string">
            <text:p>else:</text:p>
          </table:table-cell>
          <table:table-cell table:formula="of:=&quot;url = ',min-lot-size=&quot;&amp;[.I12]&amp;&quot;&quot;&amp;[.I15]&amp;&quot;'&quot;" office:value-type="string" office:string-value="url = ',min-lot-size=40-acre'" calcext:value-type="string">
            <text:p>url = ',min-lot-size=40-acre'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43560*[.A7]" office:value-type="float" office:value="10890" calcext:value-type="float">
            <text:p>10890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43560*[.A8]" office:value-type="float" office:value="21780" calcext:value-type="float">
            <text:p>21780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43560*[.A9]" office:value-type="float" office:value="43560" calcext:value-type="float">
            <text:p>43560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43560*[.A10]" office:value-type="float" office:value="87120" calcext:value-type="float">
            <text:p>87120</text:p>
          </table:table-cell>
          <table:table-cell table:number-columns-repeated="3"/>
          <table:table-cell table:style-name="Default"/>
          <table:table-cell table:style-name="Default" office:value-type="float" office:value="43560" calcext:value-type="float">
            <text:p>43560</text:p>
          </table:table-cell>
          <table:table-cell table:number-columns-repeated="6"/>
        </table:table-row>
        <table:table-row table:style-name="ro1">
          <table:table-cell table:formula="of:=43560*[.A11]" office:value-type="float" office:value="130680" calcext:value-type="float">
            <text:p>130680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43560*[.A12]" office:value-type="float" office:value="217800" calcext:value-type="float">
            <text:p>217800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43560*[.A13]" office:value-type="float" office:value="435600" calcext:value-type="float">
            <text:p>435600</text:p>
          </table:table-cell>
          <table:table-cell table:number-columns-repeated="3"/>
          <table:table-cell table:style-name="Default"/>
          <table:table-cell table:style-name="Default" office:value-type="float" office:value="40.1051981" calcext:value-type="float">
            <text:p>40.1051981</text:p>
          </table:table-cell>
          <table:table-cell table:number-columns-repeated="6"/>
        </table:table-row>
        <table:table-row table:style-name="ro1">
          <table:table-cell table:formula="of:=43560*[.A14]" office:value-type="float" office:value="1742400" calcext:value-type="float">
            <text:p>1742400</text:p>
          </table:table-cell>
          <table:table-cell table:number-columns-repeated="3"/>
          <table:table-cell table:style-name="Default"/>
          <table:table-cell table:style-name="Default" table:formula="of:=[.F20]*[.F23]" office:value-type="float" office:value="1746982.429236" calcext:value-type="float">
            <text:p>1746982.42923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formula="of:=100*43560" office:value-type="float" office:value="4356000" calcext:value-type="float">
            <text:p>4356000</text:p>
          </table:table-cell>
          <table:table-cell table:style-name="Default" table:number-columns-repeated="2"/>
          <table:table-cell table:number-columns-repeated="6"/>
        </table:table-row>
      </table:table>
      <table:table table:name="hoa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/>
          <table:table-cell table:style-name="ce4" table:formula="of:=&quot;-10%&quot;" office:value-type="string" office:string-value="-10%" calcext:value-type="string">
            <text:p>-10%</text:p>
          </table:table-cell>
          <table:table-cell table:style-name="ce4" table:formula="of:=&quot;+15%&quot;" office:value-type="string" office:string-value="+15%" calcext:value-type="string">
            <text:p>+15%</text:p>
          </table:table-cell>
          <table:table-cell/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ROUND(([.$B2]+[.$A2])*0.575;-2)" office:value-type="float" office:value="0" calcext:value-type="float">
            <text:p>0</text:p>
          </table:table-cell>
          <table:table-cell/>
          <table:table-cell table:formula="of:=[.D2]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/>
          <table:table-cell table:formula="of:=&quot;if hoa &lt;=&quot;&amp;[.B2]&amp;&quot;:&quot;" office:value-type="string" office:string-value="if hoa &lt;=0:" calcext:value-type="string">
            <text:p>if hoa &lt;=0:</text:p>
          </table:table-cell>
          <table:table-cell table:formula="of:=&quot;url = ',hoa=&quot;&amp;[.H2]&amp;&quot;'&quot;" office:value-type="string" office:string-value="url = ',hoa=0'" calcext:value-type="string">
            <text:p>url = ',hoa=0'</text:p>
          </table:table-cell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3]+50" office:value-type="float" office:value="75" calcext:value-type="float">
            <text:p>75</text:p>
          </table:table-cell>
          <table:table-cell/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75" calcext:value-type="float">
            <text:p>75</text:p>
          </table:table-cell>
          <table:table-cell/>
          <table:table-cell table:formula="of:=&quot;elif hoa &lt;=&quot;&amp;[.B3]&amp;&quot;:&quot;" office:value-type="string" office:string-value="elif hoa &lt;=25:" calcext:value-type="string">
            <text:p>elif hoa &lt;=25:</text:p>
          </table:table-cell>
          <table:table-cell table:formula="of:=&quot;url = ',hoa=&quot;&amp;[.H3]&amp;&quot;'&quot;" office:value-type="string" office:string-value="url = ',hoa=75'" calcext:value-type="string">
            <text:p>url = ',hoa=75'</text:p>
          </table:table-cell>
        </table:table-row>
        <table:table-row table:style-name="ro1">
          <table:table-cell table:formula="of:=[.B3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4]+50" office:value-type="float" office:value="100" calcext:value-type="float">
            <text:p>100</text:p>
          </table:table-cell>
          <table:table-cell/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100" calcext:value-type="float">
            <text:p>100</text:p>
          </table:table-cell>
          <table:table-cell/>
          <table:table-cell table:formula="of:=&quot;elif hoa &lt;=&quot;&amp;[.B4]&amp;&quot;:&quot;" office:value-type="string" office:string-value="elif hoa &lt;=50:" calcext:value-type="string">
            <text:p>elif hoa &lt;=50:</text:p>
          </table:table-cell>
          <table:table-cell table:formula="of:=&quot;url = ',hoa=&quot;&amp;[.H4]&amp;&quot;'&quot;" office:value-type="string" office:string-value="url = ',hoa=100'" calcext:value-type="string">
            <text:p>url = ',hoa=100'</text:p>
          </table:table-cell>
        </table:table-row>
        <table:table-row table:style-name="ro1">
          <table:table-cell table:formula="of:=[.B4]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B5]+50" office:value-type="float" office:value="125" calcext:value-type="float">
            <text:p>125</text:p>
          </table:table-cell>
          <table:table-cell/>
          <table:table-cell table:formula="of:=[.D5]" office:value-type="float" office:value="0" calcext:value-type="float">
            <text:p>0</text:p>
          </table:table-cell>
          <table:table-cell table:formula="of:=[.E5]" office:value-type="float" office:value="125" calcext:value-type="float">
            <text:p>125</text:p>
          </table:table-cell>
          <table:table-cell/>
          <table:table-cell table:formula="of:=&quot;elif hoa &lt;=&quot;&amp;[.B5]&amp;&quot;:&quot;" office:value-type="string" office:string-value="elif hoa &lt;=75:" calcext:value-type="string">
            <text:p>elif hoa &lt;=75:</text:p>
          </table:table-cell>
          <table:table-cell table:formula="of:=&quot;url = ',hoa=&quot;&amp;[.H5]&amp;&quot;'&quot;" office:value-type="string" office:string-value="url = ',hoa=125'" calcext:value-type="string">
            <text:p>url = ',hoa=125'</text:p>
          </table:table-cell>
        </table:table-row>
        <table:table-row table:style-name="ro1">
          <table:table-cell table:formula="of:=[.B5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B6]+50" office:value-type="float" office:value="150" calcext:value-type="float">
            <text:p>150</text:p>
          </table:table-cell>
          <table:table-cell/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150" calcext:value-type="float">
            <text:p>150</text:p>
          </table:table-cell>
          <table:table-cell/>
          <table:table-cell table:formula="of:=&quot;elif hoa &lt;=&quot;&amp;[.B6]&amp;&quot;:&quot;" office:value-type="string" office:string-value="elif hoa &lt;=100:" calcext:value-type="string">
            <text:p>elif hoa &lt;=100:</text:p>
          </table:table-cell>
          <table:table-cell table:formula="of:=&quot;url = ',hoa=&quot;&amp;[.H6]&amp;&quot;'&quot;" office:value-type="string" office:string-value="url = ',hoa=150'" calcext:value-type="string">
            <text:p>url = ',hoa=150'</text:p>
          </table:table-cell>
        </table:table-row>
        <table:table-row table:style-name="ro1">
          <table:table-cell table:formula="of:=[.B6]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[.B7]+50" office:value-type="float" office:value="200" calcext:value-type="float">
            <text:p>200</text:p>
          </table:table-cell>
          <table:table-cell/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200" calcext:value-type="float">
            <text:p>200</text:p>
          </table:table-cell>
          <table:table-cell/>
          <table:table-cell table:formula="of:=&quot;elif hoa &lt;=&quot;&amp;[.B7]&amp;&quot;:&quot;" office:value-type="string" office:string-value="elif hoa &lt;=150:" calcext:value-type="string">
            <text:p>elif hoa &lt;=150:</text:p>
          </table:table-cell>
          <table:table-cell table:formula="of:=&quot;url = ',hoa=&quot;&amp;[.H7]&amp;&quot;'&quot;" office:value-type="string" office:string-value="url = ',hoa=200'" calcext:value-type="string">
            <text:p>url = ',hoa=200'</text:p>
          </table:table-cell>
        </table:table-row>
        <table:table-row table:style-name="ro1">
          <table:table-cell table:formula="of:=[.B7]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[.B8]+50" office:value-type="float" office:value="250" calcext:value-type="float">
            <text:p>250</text:p>
          </table:table-cell>
          <table:table-cell/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250" calcext:value-type="float">
            <text:p>250</text:p>
          </table:table-cell>
          <table:table-cell/>
          <table:table-cell table:formula="of:=&quot;elif hoa &lt;=&quot;&amp;[.B8]&amp;&quot;:&quot;" office:value-type="string" office:string-value="elif hoa &lt;=200:" calcext:value-type="string">
            <text:p>elif hoa &lt;=200:</text:p>
          </table:table-cell>
          <table:table-cell table:formula="of:=&quot;url = ',hoa=&quot;&amp;[.H8]&amp;&quot;'&quot;" office:value-type="string" office:string-value="url = ',hoa=250'" calcext:value-type="string">
            <text:p>url = ',hoa=250'</text:p>
          </table:table-cell>
        </table:table-row>
        <table:table-row table:style-name="ro1">
          <table:table-cell table:formula="of:=[.B8]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[.B9]+50" office:value-type="float" office:value="300" calcext:value-type="float">
            <text:p>300</text:p>
          </table:table-cell>
          <table:table-cell/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300" calcext:value-type="float">
            <text:p>300</text:p>
          </table:table-cell>
          <table:table-cell/>
          <table:table-cell table:formula="of:=&quot;elif hoa &lt;=&quot;&amp;[.B9]&amp;&quot;:&quot;" office:value-type="string" office:string-value="elif hoa &lt;=250:" calcext:value-type="string">
            <text:p>elif hoa &lt;=250:</text:p>
          </table:table-cell>
          <table:table-cell table:formula="of:=&quot;url = ',hoa=&quot;&amp;[.H9]&amp;&quot;'&quot;" office:value-type="string" office:string-value="url = ',hoa=300'" calcext:value-type="string">
            <text:p>url = ',hoa=300'</text:p>
          </table:table-cell>
        </table:table-row>
        <table:table-row table:style-name="ro1">
          <table:table-cell table:formula="of:=[.B9]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[.B10]+100" office:value-type="float" office:value="400" calcext:value-type="float">
            <text:p>400</text:p>
          </table:table-cell>
          <table:table-cell/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400" calcext:value-type="float">
            <text:p>400</text:p>
          </table:table-cell>
          <table:table-cell/>
          <table:table-cell table:formula="of:=&quot;elif hoa &lt;=&quot;&amp;[.B10]&amp;&quot;:&quot;" office:value-type="string" office:string-value="elif hoa &lt;=300:" calcext:value-type="string">
            <text:p>elif hoa &lt;=300:</text:p>
          </table:table-cell>
          <table:table-cell table:formula="of:=&quot;url = ',hoa=&quot;&amp;[.H10]&amp;&quot;'&quot;" office:value-type="string" office:string-value="url = ',hoa=400'" calcext:value-type="string">
            <text:p>url = ',hoa=400'</text:p>
          </table:table-cell>
        </table:table-row>
        <table:table-row table:style-name="ro1">
          <table:table-cell table:formula="of:=[.B10]"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B11]+100" office:value-type="float" office:value="500" calcext:value-type="float">
            <text:p>500</text:p>
          </table:table-cell>
          <table:table-cell/>
          <table:table-cell table:formula="of:=[.D11]" office:value-type="float" office:value="0" calcext:value-type="float">
            <text:p>0</text:p>
          </table:table-cell>
          <table:table-cell table:formula="of:=[.E11]" office:value-type="float" office:value="500" calcext:value-type="float">
            <text:p>500</text:p>
          </table:table-cell>
          <table:table-cell/>
          <table:table-cell table:formula="of:=&quot;elif hoa &lt;=&quot;&amp;[.B11]&amp;&quot;:&quot;" office:value-type="string" office:string-value="elif hoa &lt;=400:" calcext:value-type="string">
            <text:p>elif hoa &lt;=400:</text:p>
          </table:table-cell>
          <table:table-cell table:formula="of:=&quot;url = ',hoa=&quot;&amp;[.H11]&amp;&quot;'&quot;" office:value-type="string" office:string-value="url = ',hoa=500'" calcext:value-type="string">
            <text:p>url = ',hoa=500'</text:p>
          </table:table-cell>
        </table:table-row>
        <table:table-row table:style-name="ro1">
          <table:table-cell table:formula="of:=[.B11]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A9]" office:value-type="float" office:value="200" calcext:value-type="float">
            <text:p>200</text:p>
          </table:table-cell>
          <table:table-cell table:formula="of:=[.B12]+100" office:value-type="float" office:value="600" calcext:value-type="float">
            <text:p>600</text:p>
          </table:table-cell>
          <table:table-cell/>
          <table:table-cell table:formula="of:=[.D12]" office:value-type="float" office:value="200" calcext:value-type="float">
            <text:p>200</text:p>
          </table:table-cell>
          <table:table-cell table:formula="of:=[.E12]" office:value-type="float" office:value="600" calcext:value-type="float">
            <text:p>600</text:p>
          </table:table-cell>
          <table:table-cell/>
          <table:table-cell table:formula="of:=&quot;elif hoa &lt;=&quot;&amp;[.B12]&amp;&quot;:&quot;" office:value-type="string" office:string-value="elif hoa &lt;=500:" calcext:value-type="string">
            <text:p>elif hoa &lt;=500:</text:p>
          </table:table-cell>
          <table:table-cell table:formula="of:=&quot;url = ',hoa=&quot;&amp;[.H12]&amp;&quot;'&quot;" office:value-type="string" office:string-value="url = ',hoa=600'" calcext:value-type="string">
            <text:p>url = ',hoa=600'</text:p>
          </table:table-cell>
        </table:table-row>
        <table:table-row table:style-name="ro1">
          <table:table-cell table:formula="of:=[.B12]"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A10]" office:value-type="float" office:value="250" calcext:value-type="float">
            <text:p>250</text:p>
          </table:table-cell>
          <table:table-cell table:formula="of:=[.B13]+100" office:value-type="float" office:value="700" calcext:value-type="float">
            <text:p>700</text:p>
          </table:table-cell>
          <table:table-cell/>
          <table:table-cell table:formula="of:=[.D13]" office:value-type="float" office:value="250" calcext:value-type="float">
            <text:p>250</text:p>
          </table:table-cell>
          <table:table-cell table:formula="of:=[.E13]" office:value-type="float" office:value="700" calcext:value-type="float">
            <text:p>700</text:p>
          </table:table-cell>
          <table:table-cell/>
          <table:table-cell table:formula="of:=&quot;elif hoa &lt;=&quot;&amp;[.B13]&amp;&quot;:&quot;" office:value-type="string" office:string-value="elif hoa &lt;=600:" calcext:value-type="string">
            <text:p>elif hoa &lt;=600:</text:p>
          </table:table-cell>
          <table:table-cell table:formula="of:=&quot;url = ',hoa=&quot;&amp;[.H13]&amp;&quot;'&quot;" office:value-type="string" office:string-value="url = ',hoa=700'" calcext:value-type="string">
            <text:p>url = ',hoa=700'</text:p>
          </table:table-cell>
        </table:table-row>
        <table:table-row table:style-name="ro1">
          <table:table-cell table:formula="of:=[.B13]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A11]" office:value-type="float" office:value="300" calcext:value-type="float">
            <text:p>300</text:p>
          </table:table-cell>
          <table:table-cell table:formula="of:=[.B14]+100" office:value-type="float" office:value="800" calcext:value-type="float">
            <text:p>800</text:p>
          </table:table-cell>
          <table:table-cell/>
          <table:table-cell table:formula="of:=[.D14]" office:value-type="float" office:value="300" calcext:value-type="float">
            <text:p>300</text:p>
          </table:table-cell>
          <table:table-cell table:formula="of:=[.E14]" office:value-type="float" office:value="800" calcext:value-type="float">
            <text:p>800</text:p>
          </table:table-cell>
          <table:table-cell/>
          <table:table-cell table:formula="of:=&quot;elif hoa &lt;=&quot;&amp;[.B14]&amp;&quot;:&quot;" office:value-type="string" office:string-value="elif hoa &lt;=700:" calcext:value-type="string">
            <text:p>elif hoa &lt;=700:</text:p>
          </table:table-cell>
          <table:table-cell table:formula="of:=&quot;url = ',hoa=&quot;&amp;[.H14]&amp;&quot;'&quot;" office:value-type="string" office:string-value="url = ',hoa=800'" calcext:value-type="string">
            <text:p>url = ',hoa=800'</text:p>
          </table:table-cell>
        </table:table-row>
        <table:table-row table:style-name="ro1">
          <table:table-cell table:formula="of:=[.B14]"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A12]" office:value-type="float" office:value="400" calcext:value-type="float">
            <text:p>400</text:p>
          </table:table-cell>
          <table:table-cell table:formula="of:=[.B15]+100" office:value-type="float" office:value="900" calcext:value-type="float">
            <text:p>900</text:p>
          </table:table-cell>
          <table:table-cell/>
          <table:table-cell table:formula="of:=[.D15]" office:value-type="float" office:value="400" calcext:value-type="float">
            <text:p>400</text:p>
          </table:table-cell>
          <table:table-cell table:formula="of:=[.E15]" office:value-type="float" office:value="900" calcext:value-type="float">
            <text:p>900</text:p>
          </table:table-cell>
          <table:table-cell/>
          <table:table-cell table:formula="of:=&quot;elif hoa &lt;=&quot;&amp;[.B15]&amp;&quot;:&quot;" office:value-type="string" office:string-value="elif hoa &lt;=800:" calcext:value-type="string">
            <text:p>elif hoa &lt;=800:</text:p>
          </table:table-cell>
          <table:table-cell table:formula="of:=&quot;url = ',hoa=&quot;&amp;[.H15]&amp;&quot;'&quot;" office:value-type="string" office:string-value="url = ',hoa=900'" calcext:value-type="string">
            <text:p>url = ',hoa=900'</text:p>
          </table:table-cell>
        </table:table-row>
        <table:table-row table:style-name="ro1">
          <table:table-cell table:formula="of:=[.B15]"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A13]" office:value-type="float" office:value="500" calcext:value-type="float">
            <text:p>500</text:p>
          </table:table-cell>
          <table:table-cell table:formula="of:=[.B16]+100" office:value-type="float" office:value="1000" calcext:value-type="float">
            <text:p>1000</text:p>
          </table:table-cell>
          <table:table-cell/>
          <table:table-cell table:formula="of:=[.D16]" office:value-type="float" office:value="500" calcext:value-type="float">
            <text:p>500</text:p>
          </table:table-cell>
          <table:table-cell table:formula="of:=[.E16]" office:value-type="float" office:value="1000" calcext:value-type="float">
            <text:p>1000</text:p>
          </table:table-cell>
          <table:table-cell/>
          <table:table-cell table:formula="of:=&quot;elif hoa &lt;=&quot;&amp;[.B16]&amp;&quot;:&quot;" office:value-type="string" office:string-value="elif hoa &lt;=900:" calcext:value-type="string">
            <text:p>elif hoa &lt;=900:</text:p>
          </table:table-cell>
          <table:table-cell table:formula="of:=&quot;url = ',hoa=&quot;&amp;[.H16]&amp;&quot;'&quot;" office:value-type="string" office:string-value="url = ',hoa=1000'" calcext:value-type="string">
            <text:p>url = ',hoa=1000'</text:p>
          </table:table-cell>
        </table:table-row>
        <table:table-row table:style-name="ro1">
          <table:table-cell table:formula="of:=[.B16]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A14]" office:value-type="float" office:value="600" calcext:value-type="float">
            <text:p>600</text:p>
          </table:table-cell>
          <table:table-cell table:number-columns-repeated="2"/>
          <table:table-cell table:formula="of:=[.D17]" office:value-type="float" office:value="600" calcext:value-type="float">
            <text:p>600</text:p>
          </table:table-cell>
          <table:table-cell table:formula="of:=[.E17]" office:value-type="float" office:value="0" calcext:value-type="float">
            <text:p>0</text:p>
          </table:table-cell>
          <table:table-cell/>
          <table:table-cell office:value-type="string" calcext:value-type="string">
            <text:p>else:</text:p>
          </table:table-cell>
          <table:table-cell table:formula="of:=&quot;url = ''&quot;" office:value-type="string" office:string-value="url = ''" calcext:value-type="string">
            <text:p>url = '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/00/0000</text:date>, <text:time style:data-style-name="N2" text:time-value="21:01:28.072227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4:18:40.148403194</meta:creation-date>
    <dc:date>2018-10-07T11:38:45.905937077</dc:date>
    <meta:editing-duration>P1DT15H7M48S</meta:editing-duration>
    <meta:editing-cycles>9</meta:editing-cycles>
    <meta:generator>LibreOffice/6.0.6.2$Linux_X86_64 LibreOffice_project/00m0$Build-2</meta:generator>
    <meta:document-statistic meta:table-count="7" meta:cell-count="1242" meta:object-count="0"/>
  </office:meta>
</office:document-meta>
</file>